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39">
      <style:drawing-page-properties draw:fill="bitmap" draw:fill-image-name="a19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10">
      <style:drawing-page-properties draw:fill="bitmap" draw:fill-image-name="a20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0">
      <style:drawing-page-properties draw:fill="bitmap" draw:fill-image-name="a19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7">
      <style:drawing-page-properties draw:fill="bitmap" draw:fill-image-name="a19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6">
      <style:drawing-page-properties draw:fill="bitmap" draw:fill-image-name="a19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23">
      <style:drawing-page-properties draw:fill="bitmap" draw:fill-image-name="a20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1939" draw:master-page-name="Master1-Layout1-title-Title-Slide" presentation:presentation-page-layout-name="Master1-PPL1" draw:id="Slide-256">
        <draw:frame draw:id="id863" presentation:style-name="a1943" draw:name="Title 1" svg:x="2.05208in" svg:y="1.22743in" svg:width="9.61458in" svg:height="2.61111in" presentation:class="title" presentation:placeholder="false">
          <draw:text-box>
            <text:p text:style-name="a1942" text:class-names="" text:cond-style-name=""><text:span text:style-name="a1940" text:class-names="">JPA</text:span><text:span text:style-name="a1941" text:class-names=""/></text:p>
          </draw:text-box>
          <svg:title/>
          <svg:desc/>
        </draw:frame>
        <draw:frame draw:id="id864" presentation:style-name="a1944" draw:name="Subtitle 2" svg:x="2.05208in" svg:y="3.93924in" svg:width="9.61458in" svg:height="1.81076in" presentation:class="subtitle" presentation:placeholder="true">
          <draw:text-box/>
          <svg:title/>
          <svg:desc/>
        </draw:frame>
      </draw:page>
      <draw:page draw:name="Slide2" draw:style-name="a1946" draw:master-page-name="Master1-Layout2-obj-Title-and-Content" presentation:presentation-page-layout-name="Master1-PPL2" draw:id="Slide-257">
        <draw:frame draw:id="id865" presentation:style-name="a1950" draw:name="Title 1" svg:x="1.24826in" svg:y="0.67642in" svg:width="10.83333in" svg:height="1.61698in" presentation:class="title" presentation:placeholder="false">
          <draw:text-box>
            <text:p text:style-name="a1949" text:class-names="" text:cond-style-name=""><text:span text:style-name="a1947" text:class-names="">agenda</text:span><text:span text:style-name="a1948" text:class-names=""/></text:p>
          </draw:text-box>
          <svg:title/>
          <svg:desc/>
        </draw:frame>
        <draw:frame draw:id="id866" presentation:style-name="a1965" draw:name="Content Placeholder 2" svg:x="1.24826in" svg:y="2.46007in" svg:width="10.83333in" svg:height="3.87327in" presentation:class="outline" presentation:placeholder="false">
          <draw:text-box>
            <text:list text:style-name="a1953">
              <text:list-item>
                <text:p text:style-name="a1952" text:class-names="" text:cond-style-name=""><text:span text:style-name="a1951" text:class-names="">Jpa</text:span></text:p>
              </text:list-item>
            </text:list>
            <text:list text:style-name="a1957">
              <text:list-item>
                <text:p text:style-name="a1956" text:class-names="" text:cond-style-name=""><text:span text:style-name="a1954" text:class-names="">Annotationer</text:span><text:span text:style-name="a1955" text:class-names=""/></text:p>
              </text:list-item>
            </text:list>
            <text:list text:style-name="a1960">
              <text:list-item>
                <text:p text:style-name="a1959" text:class-names="" text:cond-style-name=""><text:span text:style-name="a1958" text:class-names="">Bootstrap</text:span></text:p>
              </text:list-item>
            </text:list>
            <text:list text:style-name="a1964">
              <text:list-item>
                <text:p text:style-name="a1963" text:class-names="" text:cond-style-name=""><text:span text:style-name="a1961" text:class-names="">MySQL</text:span><text:span text:style-name="a1962" text:class-names=""/></text:p>
              </text:list-item>
            </text:list>
          </draw:text-box>
          <svg:title/>
          <svg:desc/>
        </draw:frame>
      </draw:page>
      <draw:page draw:name="Slide3" draw:style-name="a1967" draw:master-page-name="Master1-Layout2-obj-Title-and-Content" presentation:presentation-page-layout-name="Master1-PPL2" draw:id="Slide-258">
        <draw:frame draw:id="id867" presentation:style-name="a1971" draw:name="Title 1" svg:x="1.24826in" svg:y="0.67642in" svg:width="10.83333in" svg:height="1.61698in" presentation:class="title" presentation:placeholder="false">
          <draw:text-box>
            <text:p text:style-name="a1970" text:class-names="" text:cond-style-name=""><text:span text:style-name="a1968" text:class-names="">Kort om jpa<text:tab/></text:span><text:span text:style-name="a1969" text:class-names=""/></text:p>
          </draw:text-box>
          <svg:title/>
          <svg:desc/>
        </draw:frame>
        <draw:frame draw:id="id868" presentation:style-name="a1978" draw:name="Content Placeholder 2" svg:x="1.24826in" svg:y="2.46007in" svg:width="10.83333in" svg:height="3.87327in" presentation:class="outline" presentation:placeholder="false">
          <draw:text-box>
            <text:list text:style-name="a1974">
              <text:list-item>
                <text:p text:style-name="a1973" text:class-names="" text:cond-style-name=""><text:span text:style-name="a1972" text:class-names="">Java persistence API</text:span></text:p>
              </text:list-item>
            </text:list>
            <text:list text:style-name="a1977">
              <text:list-item>
                <text:p text:style-name="a1976" text:class-names="" text:cond-style-name=""><text:span text:style-name="a1975" text:class-names="">Bibliotek med adgang til crudRepository</text:span></text:p>
              </text:list-item>
            </text:list>
          </draw:text-box>
          <svg:title/>
          <svg:desc/>
        </draw:frame>
      </draw:page>
      <draw:page draw:name="Slide6" draw:style-name="a1980" draw:master-page-name="Master1-Layout2-obj-Title-and-Content" presentation:presentation-page-layout-name="Master1-PPL2" draw:id="Slide-261">
        <draw:frame draw:id="id869" presentation:style-name="a1984" draw:name="Title 1" svg:x="1.24826in" svg:y="0.67642in" svg:width="10.83333in" svg:height="1.61698in" presentation:class="title" presentation:placeholder="false">
          <draw:text-box>
            <text:p text:style-name="a1983" text:class-names="" text:cond-style-name=""><text:span text:style-name="a1981" text:class-names="">Annotationer<text:tab/></text:span><text:span text:style-name="a1982" text:class-names=""/></text:p>
          </draw:text-box>
          <svg:title/>
          <svg:desc/>
        </draw:frame>
        <draw:frame draw:id="id870" presentation:style-name="a2008" draw:name="Content Placeholder 2" svg:x="1.24826in" svg:y="2.46007in" svg:width="10.83333in" svg:height="3.87327in" presentation:class="outline" presentation:placeholder="false">
          <draw:text-box>
            <text:list text:style-name="a1987">
              <text:list-item>
                <text:p text:style-name="a1986" text:class-names="" text:cond-style-name=""><text:span text:style-name="a1985" text:class-names="">@Entity</text:span></text:p>
              </text:list-item>
            </text:list>
            <text:list text:style-name="a1990">
              <text:list-item>
                <text:p text:style-name="a1989" text:class-names="" text:cond-style-name=""><text:span text:style-name="a1988" text:class-names="">@OneToOne</text:span></text:p>
              </text:list-item>
            </text:list>
            <text:list text:style-name="a1996">
              <text:list-item>
                <text:p text:style-name="a1995" text:class-names="" text:cond-style-name=""><text:span text:style-name="a1991" text:class-names="">(cascade = CascadeType. ALL),<text:s text:c="1"/></text:span><text:span text:style-name="a1992" text:class-names="">(cascade =<text:s text:c="1"/></text:span><text:span text:style-name="a1993" text:class-names="">CascadeType.PERSIST)</text:span><text:span text:style-name="a1994" text:class-names=""/></text:p>
              </text:list-item>
            </text:list>
            <text:list text:style-name="a2001">
              <text:list-item>
                <text:p text:style-name="a2000" text:class-names="" text:cond-style-name=""><text:span text:style-name="a1997" text:class-names="">@ManyToOne</text:span><text:span text:style-name="a1998" text:class-names="">.all</text:span><text:span text:style-name="a1999" text:class-names=""/></text:p>
              </text:list-item>
            </text:list>
            <text:list text:style-name="a2004">
              <text:list-item>
                <text:p text:style-name="a2003" text:class-names="" text:cond-style-name=""><text:span text:style-name="a2002" text:class-names="">@Id - @GeneratedValues(Strategy = GenerationType.IDENTITY)</text:span></text:p>
              </text:list-item>
            </text:list>
            <text:list text:style-name="a2007">
              <text:list-item>
                <text:p text:style-name="a2006" text:class-names="" text:cond-style-name=""><text:span text:style-name="a2005" text:class-names=""/></text:p>
              </text:list-item>
            </text:list>
          </draw:text-box>
          <svg:title/>
          <svg:desc/>
        </draw:frame>
      </draw:page>
      <draw:page draw:name="Slide4" draw:style-name="a2010" draw:master-page-name="Master1-Layout2-obj-Title-and-Content" presentation:presentation-page-layout-name="Master1-PPL2" draw:id="Slide-259">
        <draw:frame draw:id="id871" presentation:style-name="a2014" draw:name="Title 1" svg:x="1.24826in" svg:y="0.67642in" svg:width="10.83333in" svg:height="1.61698in" presentation:class="title" presentation:placeholder="false">
          <draw:text-box>
            <text:p text:style-name="a2013" text:class-names="" text:cond-style-name=""><text:span text:style-name="a2011" text:class-names="">bootstrap</text:span><text:span text:style-name="a2012" text:class-names=""/></text:p>
          </draw:text-box>
          <svg:title/>
          <svg:desc/>
        </draw:frame>
        <draw:frame draw:id="id872" presentation:style-name="a2021" draw:name="Content Placeholder 2" svg:x="1.24826in" svg:y="2.46007in" svg:width="10.83333in" svg:height="3.87327in" presentation:class="outline" presentation:placeholder="false">
          <draw:text-box>
            <text:list text:style-name="a2017">
              <text:list-item>
                <text:p text:style-name="a2016" text:class-names="" text:cond-style-name=""><text:span text:style-name="a2015" text:class-names="">Bruges til at oprette objekter via JPA i h2 eller MySQL</text:span></text:p>
              </text:list-item>
            </text:list>
            <text:list text:style-name="a2020">
              <text:list-item>
                <text:p text:style-name="a2019" text:class-names="" text:cond-style-name=""><text:span text:style-name="a2018" text:class-names=""/></text:p>
              </text:list-item>
            </text:list>
          </draw:text-box>
          <svg:title/>
          <svg:desc/>
        </draw:frame>
      </draw:page>
      <draw:page draw:name="Slide5" draw:style-name="a2023" draw:master-page-name="Master1-Layout2-obj-Title-and-Content" presentation:presentation-page-layout-name="Master1-PPL2" draw:id="Slide-260">
        <draw:frame draw:id="id873" presentation:style-name="a2027" draw:name="Title 1" svg:x="1.24826in" svg:y="0.67642in" svg:width="10.83333in" svg:height="1.61698in" presentation:class="title" presentation:placeholder="false">
          <draw:text-box>
            <text:p text:style-name="a2026" text:class-names="" text:cond-style-name=""><text:span text:style-name="a2024" text:class-names="">MySQL</text:span><text:span text:style-name="a2025" text:class-names=""/></text:p>
          </draw:text-box>
          <svg:title/>
          <svg:desc/>
        </draw:frame>
        <draw:frame draw:id="id874" presentation:style-name="a2034" draw:name="Content Placeholder 2" svg:x="1.24826in" svg:y="2.46007in" svg:width="10.83333in" svg:height="3.87327in" presentation:class="outline" presentation:placeholder="false">
          <draw:text-box>
            <text:list text:style-name="a2030">
              <text:list-item>
                <text:p text:style-name="a2029" text:class-names="" text:cond-style-name=""><text:span text:style-name="a2028" text:class-names="">Application properties difinere hvorledes jpa får adgang til MySQL</text:span></text:p>
              </text:list-item>
            </text:list>
            <text:list text:style-name="a2033">
              <text:list-item>
                <text:p text:style-name="a2032" text:class-names="" text:cond-style-name=""><text:span text:style-name="a203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4fd093" draw:opacity="100%" draw:stroke="solid" svg:stroke-width="0.01736in" svg:stroke-color="#38986b" svg:stroke-opacity="100%" svg:stroke-linecap="butt"/>
    </style:default-style>
    <draw:gradient draw:name="a1478" draw:style="linear" draw:angle="0" draw:start-color="#7c96a3" draw:end-color="#3b4c54" draw:start-intensity="100%" draw:end-intensity="100%"/>
    <draw:gradient draw:name="a714" draw:style="linear" draw:angle="0" draw:start-color="#7c96a3" draw:end-color="#3b4c54" draw:start-intensity="100%" draw:end-intensity="100%"/>
    <draw:gradient draw:name="a1210" draw:style="linear" draw:angle="0" draw:start-color="#7c96a3" draw:end-color="#3b4c54" draw:start-intensity="100%" draw:end-intensity="100%"/>
    <draw:gradient draw:name="a716" draw:style="linear" draw:angle="0" draw:start-color="#7c96a3" draw:end-color="#3b4c54" draw:start-intensity="100%" draw:end-intensity="100%"/>
    <draw:gradient draw:name="a160" draw:style="linear" draw:angle="0" draw:start-color="#7c96a3" draw:end-color="#3b4c54" draw:start-intensity="100%" draw:end-intensity="100%"/>
    <draw:gradient draw:name="a1212" draw:style="linear" draw:angle="0" draw:start-color="#7c96a3" draw:end-color="#3b4c54" draw:start-intensity="100%" draw:end-intensity="100%"/>
    <draw:gradient draw:name="a718" draw:style="linear" draw:angle="0" draw:start-color="#7c96a3" draw:end-color="#3b4c54" draw:start-intensity="100%" draw:end-intensity="100%"/>
    <draw:gradient draw:name="a162" draw:style="linear" draw:angle="0" draw:start-color="#7c96a3" draw:end-color="#3b4c54" draw:start-intensity="100%" draw:end-intensity="100%"/>
    <draw:gradient draw:name="a1756" draw:style="linear" draw:angle="0" draw:start-color="#7c96a3" draw:end-color="#3b4c54" draw:start-intensity="100%" draw:end-intensity="100%"/>
    <draw:gradient draw:name="a1214" draw:style="linear" draw:angle="0" draw:start-color="#7c96a3" draw:end-color="#3b4c54" draw:start-intensity="100%" draw:end-intensity="100%"/>
    <draw:gradient draw:name="a164" draw:style="linear" draw:angle="0" draw:start-color="#7c96a3" draw:end-color="#3b4c54" draw:start-intensity="100%" draw:end-intensity="100%"/>
    <draw:gradient draw:name="a1758" draw:style="linear" draw:angle="0" draw:start-color="#7c96a3" draw:end-color="#3b4c54" draw:start-intensity="100%" draw:end-intensity="100%"/>
    <draw:gradient draw:name="a1216" draw:style="linear" draw:angle="0" draw:start-color="#7c96a3" draw:end-color="#3b4c54" draw:start-intensity="100%" draw:end-intensity="100%"/>
    <draw:gradient draw:name="a166" draw:style="linear" draw:angle="0" draw:start-color="#7c96a3" draw:end-color="#3b4c54" draw:start-intensity="100%" draw:end-intensity="100%"/>
    <draw:gradient draw:name="a1218" draw:style="linear" draw:angle="0" draw:start-color="#7c96a3" draw:end-color="#3b4c54" draw:start-intensity="100%" draw:end-intensity="100%"/>
    <draw:gradient draw:name="a168" draw:style="linear" draw:angle="0" draw:start-color="#7c96a3" draw:end-color="#3b4c54" draw:start-intensity="100%" draw:end-intensity="100%"/>
    <draw:gradient draw:name="a981" draw:style="linear" draw:angle="0" draw:start-color="#7c96a3" draw:end-color="#3b4c54" draw:start-intensity="100%" draw:end-intensity="100%"/>
    <draw:gradient draw:name="a983" draw:style="linear" draw:angle="0" draw:start-color="#7c96a3" draw:end-color="#3b4c54" draw:start-intensity="100%" draw:end-intensity="100%"/>
    <draw:gradient draw:name="a985" draw:style="linear" draw:angle="0" draw:start-color="#7c96a3" draw:end-color="#3b4c54" draw:start-intensity="100%" draw:end-intensity="100%"/>
    <draw:gradient draw:name="a720" draw:style="linear" draw:angle="0" draw:start-color="#7c96a3" draw:end-color="#3b4c54" draw:start-intensity="100%" draw:end-intensity="100%"/>
    <draw:gradient draw:name="a722" draw:style="linear" draw:angle="0" draw:start-color="#7c96a3" draw:end-color="#3b4c54" draw:start-intensity="100%" draw:end-intensity="100%"/>
    <draw:gradient draw:name="a1760" draw:style="linear" draw:angle="0" draw:start-color="#7c96a3" draw:end-color="#3b4c54" draw:start-intensity="100%" draw:end-intensity="100%"/>
    <draw:gradient draw:name="a724" draw:style="linear" draw:angle="0" draw:start-color="#7c96a3" draw:end-color="#3b4c54" draw:start-intensity="100%" draw:end-intensity="100%"/>
    <draw:gradient draw:name="a1220" draw:style="linear" draw:angle="0" draw:start-color="#7c96a3" draw:end-color="#3b4c54" draw:start-intensity="100%" draw:end-intensity="100%"/>
    <draw:gradient draw:name="a1762" draw:style="linear" draw:angle="0" draw:start-color="#7c96a3" draw:end-color="#3b4c54" draw:start-intensity="100%" draw:end-intensity="100%"/>
    <draw:gradient draw:name="a726" draw:style="linear" draw:angle="0" draw:start-color="#7c96a3" draw:end-color="#3b4c54" draw:start-intensity="100%" draw:end-intensity="100%"/>
    <draw:gradient draw:name="a170" draw:style="linear" draw:angle="0" draw:start-color="#7c96a3" draw:end-color="#3b4c54" draw:start-intensity="100%" draw:end-intensity="100%"/>
    <draw:gradient draw:name="a1764" draw:style="linear" draw:angle="0" draw:start-color="#7c96a3" draw:end-color="#3b4c54" draw:start-intensity="100%" draw:end-intensity="100%"/>
    <draw:gradient draw:name="a1222" draw:style="linear" draw:angle="0" draw:start-color="#7c96a3" draw:end-color="#3b4c54" draw:start-intensity="100%" draw:end-intensity="100%"/>
    <draw:gradient draw:name="a728" draw:style="linear" draw:angle="0" draw:start-color="#7c96a3" draw:end-color="#3b4c54" draw:start-intensity="100%" draw:end-intensity="100%"/>
    <draw:gradient draw:name="a172" draw:style="linear" draw:angle="0" draw:start-color="#7c96a3" draw:end-color="#3b4c54" draw:start-intensity="100%" draw:end-intensity="100%"/>
    <draw:gradient draw:name="a1766" draw:style="linear" draw:angle="0" draw:start-color="#7c96a3" draw:end-color="#3b4c54" draw:start-intensity="100%" draw:end-intensity="100%"/>
    <draw:gradient draw:name="a1224" draw:style="linear" draw:angle="0" draw:start-color="#7c96a3" draw:end-color="#3b4c54" draw:start-intensity="100%" draw:end-intensity="100%"/>
    <draw:gradient draw:name="a174" draw:style="linear" draw:angle="0" draw:start-color="#7c96a3" draw:end-color="#3b4c54" draw:start-intensity="100%" draw:end-intensity="100%"/>
    <draw:gradient draw:name="a1768" draw:style="linear" draw:angle="0" draw:start-color="#7c96a3" draw:end-color="#3b4c54" draw:start-intensity="100%" draw:end-intensity="100%"/>
    <draw:gradient draw:name="a1226" draw:style="linear" draw:angle="0" draw:start-color="#7c96a3" draw:end-color="#3b4c54" draw:start-intensity="100%" draw:end-intensity="100%"/>
    <draw:gradient draw:name="a176" draw:style="linear" draw:angle="0" draw:start-color="#7c96a3" draw:end-color="#3b4c54" draw:start-intensity="100%" draw:end-intensity="100%"/>
    <draw:gradient draw:name="a1228" draw:style="linear" draw:angle="0" draw:start-color="#7c96a3" draw:end-color="#3b4c54" draw:start-intensity="100%" draw:end-intensity="100%"/>
    <draw:gradient draw:name="a178" draw:style="linear" draw:angle="0" draw:start-color="#7c96a3" draw:end-color="#3b4c54" draw:start-intensity="100%" draw:end-intensity="100%"/>
    <draw:gradient draw:name="a730" draw:style="linear" draw:angle="0" draw:start-color="#7c96a3" draw:end-color="#3b4c54" draw:start-intensity="100%" draw:end-intensity="100%"/>
    <draw:gradient draw:name="a732" draw:style="linear" draw:angle="0" draw:start-color="#7c96a3" draw:end-color="#3b4c54" draw:start-intensity="100%" draw:end-intensity="100%"/>
    <draw:gradient draw:name="a1770" draw:style="linear" draw:angle="0" draw:start-color="#7c96a3" draw:end-color="#3b4c54" draw:start-intensity="100%" draw:end-intensity="100%"/>
    <draw:gradient draw:name="a734" draw:style="linear" draw:angle="0" draw:start-color="#7c96a3" draw:end-color="#3b4c54" draw:start-intensity="100%" draw:end-intensity="100%"/>
    <draw:gradient draw:name="a1230" draw:style="linear" draw:angle="0" draw:start-color="#7c96a3" draw:end-color="#3b4c54" draw:start-intensity="100%" draw:end-intensity="100%"/>
    <draw:gradient draw:name="a1772" draw:style="linear" draw:angle="0" draw:start-color="#7c96a3" draw:end-color="#3b4c54" draw:start-intensity="100%" draw:end-intensity="100%"/>
    <draw:gradient draw:name="a736" draw:style="linear" draw:angle="0" draw:start-color="#7c96a3" draw:end-color="#3b4c54" draw:start-intensity="100%" draw:end-intensity="100%"/>
    <draw:gradient draw:name="a1774" draw:style="linear" draw:angle="0" draw:start-color="#7c96a3" draw:end-color="#3b4c54" draw:start-intensity="100%" draw:end-intensity="100%"/>
    <draw:gradient draw:name="a1232" draw:style="linear" draw:angle="0" draw:start-color="#7c96a3" draw:end-color="#3b4c54" draw:start-intensity="100%" draw:end-intensity="100%"/>
    <draw:gradient draw:name="a180" draw:style="linear" draw:angle="0" draw:start-color="#7c96a3" draw:end-color="#3b4c54" draw:start-intensity="100%" draw:end-intensity="100%"/>
    <draw:gradient draw:name="a738" draw:style="linear" draw:angle="0" draw:start-color="#7c96a3" draw:end-color="#3b4c54" draw:start-intensity="100%" draw:end-intensity="100%"/>
    <draw:gradient draw:name="a1776" draw:style="linear" draw:angle="0" draw:start-color="#7c96a3" draw:end-color="#3b4c54" draw:start-intensity="100%" draw:end-intensity="100%"/>
    <draw:gradient draw:name="a1234" draw:style="linear" draw:angle="0" draw:start-color="#7c96a3" draw:end-color="#3b4c54" draw:start-intensity="100%" draw:end-intensity="100%"/>
    <draw:gradient draw:name="a182" draw:style="linear" draw:angle="0" draw:start-color="#7c96a3" draw:end-color="#3b4c54" draw:start-intensity="100%" draw:end-intensity="100%"/>
    <draw:gradient draw:name="a1778" draw:style="linear" draw:angle="0" draw:start-color="#7c96a3" draw:end-color="#3b4c54" draw:start-intensity="100%" draw:end-intensity="100%"/>
    <draw:gradient draw:name="a1236" draw:style="linear" draw:angle="0" draw:start-color="#7c96a3" draw:end-color="#3b4c54" draw:start-intensity="100%" draw:end-intensity="100%"/>
    <draw:gradient draw:name="a184" draw:style="linear" draw:angle="0" draw:start-color="#7c96a3" draw:end-color="#3b4c54" draw:start-intensity="100%" draw:end-intensity="100%"/>
    <draw:gradient draw:name="a186" draw:style="linear" draw:angle="0" draw:start-color="#7c96a3" draw:end-color="#3b4c54" draw:start-intensity="100%" draw:end-intensity="100%"/>
    <draw:gradient draw:name="a1238" draw:style="linear" draw:angle="0" draw:start-color="#7c96a3" draw:end-color="#3b4c54" draw:start-intensity="100%" draw:end-intensity="100%"/>
    <draw:gradient draw:name="a188" draw:style="linear" draw:angle="0" draw:start-color="#7c96a3" draw:end-color="#3b4c54" draw:start-intensity="100%" draw:end-intensity="100%"/>
    <draw:gradient draw:name="a740" draw:style="linear" draw:angle="0" draw:start-color="#7c96a3" draw:end-color="#3b4c54" draw:start-intensity="100%" draw:end-intensity="100%"/>
    <draw:gradient draw:name="a742" draw:style="linear" draw:angle="0" draw:start-color="#7c96a3" draw:end-color="#3b4c54" draw:start-intensity="100%" draw:end-intensity="100%"/>
    <draw:gradient draw:name="a200" draw:style="linear" draw:angle="0" draw:start-color="#7c96a3" draw:end-color="#3b4c54" draw:start-intensity="100%" draw:end-intensity="100%"/>
    <draw:gradient draw:name="a1780" draw:style="linear" draw:angle="0" draw:start-color="#7c96a3" draw:end-color="#3b4c54" draw:start-intensity="100%" draw:end-intensity="100%"/>
    <draw:gradient draw:name="a744" draw:style="linear" draw:angle="0" draw:start-color="#7c96a3" draw:end-color="#3b4c54" draw:start-intensity="100%" draw:end-intensity="100%"/>
    <draw:gradient draw:name="a202" draw:style="linear" draw:angle="0" draw:start-color="#7c96a3" draw:end-color="#3b4c54" draw:start-intensity="100%" draw:end-intensity="100%"/>
    <draw:gradient draw:name="a1782" draw:style="linear" draw:angle="0" draw:start-color="#7c96a3" draw:end-color="#3b4c54" draw:start-intensity="100%" draw:end-intensity="100%"/>
    <draw:gradient draw:name="a1240" draw:style="linear" draw:angle="0" draw:start-color="#7c96a3" draw:end-color="#3b4c54" draw:start-intensity="100%" draw:end-intensity="100%"/>
    <draw:gradient draw:name="a746" draw:style="linear" draw:angle="0" draw:start-color="#7c96a3" draw:end-color="#3b4c54" draw:start-intensity="100%" draw:end-intensity="100%"/>
    <draw:gradient draw:name="a204" draw:style="linear" draw:angle="0" draw:start-color="#7c96a3" draw:end-color="#3b4c54" draw:start-intensity="100%" draw:end-intensity="100%"/>
    <draw:gradient draw:name="a1784" draw:style="linear" draw:angle="0" draw:start-color="#7c96a3" draw:end-color="#3b4c54" draw:start-intensity="100%" draw:end-intensity="100%"/>
    <draw:gradient draw:name="a1242" draw:style="linear" draw:angle="0" draw:start-color="#7c96a3" draw:end-color="#3b4c54" draw:start-intensity="100%" draw:end-intensity="100%"/>
    <draw:gradient draw:name="a190" draw:style="linear" draw:angle="0" draw:start-color="#7c96a3" draw:end-color="#3b4c54" draw:start-intensity="100%" draw:end-intensity="100%"/>
    <draw:gradient draw:name="a748" draw:style="linear" draw:angle="0" draw:start-color="#7c96a3" draw:end-color="#3b4c54" draw:start-intensity="100%" draw:end-intensity="100%"/>
    <draw:gradient draw:name="a206" draw:style="linear" draw:angle="0" draw:start-color="#7c96a3" draw:end-color="#3b4c54" draw:start-intensity="100%" draw:end-intensity="100%"/>
    <draw:gradient draw:name="a1786" draw:style="linear" draw:angle="0" draw:start-color="#7c96a3" draw:end-color="#3b4c54" draw:start-intensity="100%" draw:end-intensity="100%"/>
    <draw:gradient draw:name="a1244" draw:style="linear" draw:angle="0" draw:start-color="#7c96a3" draw:end-color="#3b4c54" draw:start-intensity="100%" draw:end-intensity="100%"/>
    <draw:gradient draw:name="a192" draw:style="linear" draw:angle="0" draw:start-color="#7c96a3" draw:end-color="#3b4c54" draw:start-intensity="100%" draw:end-intensity="100%"/>
    <draw:gradient draw:name="a208" draw:style="linear" draw:angle="0" draw:start-color="#7c96a3" draw:end-color="#3b4c54" draw:start-intensity="100%" draw:end-intensity="100%"/>
    <draw:gradient draw:name="a1788" draw:style="linear" draw:angle="0" draw:start-color="#7c96a3" draw:end-color="#3b4c54" draw:start-intensity="100%" draw:end-intensity="100%"/>
    <draw:gradient draw:name="a1246" draw:style="linear" draw:angle="0" draw:start-color="#7c96a3" draw:end-color="#3b4c54" draw:start-intensity="100%" draw:end-intensity="100%"/>
    <draw:gradient draw:name="a194" draw:style="linear" draw:angle="0" draw:start-color="#7c96a3" draw:end-color="#3b4c54" draw:start-intensity="100%" draw:end-intensity="100%"/>
    <draw:gradient draw:name="a196" draw:style="linear" draw:angle="0" draw:start-color="#7c96a3" draw:end-color="#3b4c54" draw:start-intensity="100%" draw:end-intensity="100%"/>
    <draw:gradient draw:name="a1248" draw:style="linear" draw:angle="0" draw:start-color="#7c96a3" draw:end-color="#3b4c54" draw:start-intensity="100%" draw:end-intensity="100%"/>
    <draw:gradient draw:name="a198" draw:style="linear" draw:angle="0" draw:start-color="#7c96a3" draw:end-color="#3b4c54" draw:start-intensity="100%" draw:end-intensity="100%"/>
    <draw:gradient draw:name="a1521" draw:style="linear" draw:angle="0" draw:start-color="#7c96a3" draw:end-color="#3b4c54" draw:start-intensity="100%" draw:end-intensity="100%"/>
    <draw:gradient draw:name="a1523" draw:style="linear" draw:angle="0" draw:start-color="#7c96a3" draw:end-color="#3b4c54" draw:start-intensity="100%" draw:end-intensity="100%"/>
    <draw:gradient draw:name="a1525" draw:style="linear" draw:angle="0" draw:start-color="#7c96a3" draw:end-color="#3b4c54" draw:start-intensity="100%" draw:end-intensity="100%"/>
    <draw:gradient draw:name="a1527" draw:style="linear" draw:angle="0" draw:start-color="#7c96a3" draw:end-color="#3b4c54" draw:start-intensity="100%" draw:end-intensity="100%"/>
    <draw:gradient draw:name="a1529" draw:style="linear" draw:angle="0" draw:start-color="#7c96a3" draw:end-color="#3b4c54" draw:start-intensity="100%" draw:end-intensity="100%"/>
    <draw:gradient draw:name="a1800" draw:style="linear" draw:angle="0" draw:start-color="#7c96a3" draw:end-color="#3b4c54" draw:start-intensity="100%" draw:end-intensity="100%"/>
    <draw:gradient draw:name="a750" draw:style="linear" draw:angle="0" draw:start-color="#7c96a3" draw:end-color="#3b4c54" draw:start-intensity="100%" draw:end-intensity="100%"/>
    <draw:gradient draw:name="a1802" draw:style="linear" draw:angle="0" draw:start-color="#7c96a3" draw:end-color="#3b4c54" draw:start-intensity="100%" draw:end-intensity="100%"/>
    <draw:gradient draw:name="a752" draw:style="linear" draw:angle="0" draw:start-color="#7c96a3" draw:end-color="#3b4c54" draw:start-intensity="100%" draw:end-intensity="100%"/>
    <draw:gradient draw:name="a210" draw:style="linear" draw:angle="0" draw:start-color="#7c96a3" draw:end-color="#3b4c54" draw:start-intensity="100%" draw:end-intensity="100%"/>
    <draw:gradient draw:name="a1804" draw:style="linear" draw:angle="0" draw:start-color="#7c96a3" draw:end-color="#3b4c54" draw:start-intensity="100%" draw:end-intensity="100%"/>
    <draw:gradient draw:name="a1790" draw:style="linear" draw:angle="0" draw:start-color="#7c96a3" draw:end-color="#3b4c54" draw:start-intensity="100%" draw:end-intensity="100%"/>
    <draw:gradient draw:name="a754" draw:style="linear" draw:angle="0" draw:start-color="#7c96a3" draw:end-color="#3b4c54" draw:start-intensity="100%" draw:end-intensity="100%"/>
    <draw:gradient draw:name="a212" draw:style="linear" draw:angle="0" draw:start-color="#7c96a3" draw:end-color="#3b4c54" draw:start-intensity="100%" draw:end-intensity="100%"/>
    <draw:gradient draw:name="a1806" draw:style="linear" draw:angle="0" draw:start-color="#7c96a3" draw:end-color="#3b4c54" draw:start-intensity="100%" draw:end-intensity="100%"/>
    <draw:gradient draw:name="a1792" draw:style="linear" draw:angle="0" draw:start-color="#7c96a3" draw:end-color="#3b4c54" draw:start-intensity="100%" draw:end-intensity="100%"/>
    <draw:gradient draw:name="a1250" draw:style="linear" draw:angle="0" draw:start-color="#7c96a3" draw:end-color="#3b4c54" draw:start-intensity="100%" draw:end-intensity="100%"/>
    <draw:gradient draw:name="a756" draw:style="linear" draw:angle="0" draw:start-color="#7c96a3" draw:end-color="#3b4c54" draw:start-intensity="100%" draw:end-intensity="100%"/>
    <draw:gradient draw:name="a1808" draw:style="linear" draw:angle="0" draw:start-color="#7c96a3" draw:end-color="#3b4c54" draw:start-intensity="100%" draw:end-intensity="100%"/>
    <draw:gradient draw:name="a214" draw:style="linear" draw:angle="0" draw:start-color="#7c96a3" draw:end-color="#3b4c54" draw:start-intensity="100%" draw:end-intensity="100%"/>
    <draw:gradient draw:name="a1794" draw:style="linear" draw:angle="0" draw:start-color="#7c96a3" draw:end-color="#3b4c54" draw:start-intensity="100%" draw:end-intensity="100%"/>
    <draw:gradient draw:name="a1252" draw:style="linear" draw:angle="0" draw:start-color="#7c96a3" draw:end-color="#3b4c54" draw:start-intensity="100%" draw:end-intensity="100%"/>
    <draw:gradient draw:name="a758" draw:style="linear" draw:angle="0" draw:start-color="#7c96a3" draw:end-color="#3b4c54" draw:start-intensity="100%" draw:end-intensity="100%"/>
    <draw:gradient draw:name="a216" draw:style="linear" draw:angle="0" draw:start-color="#7c96a3" draw:end-color="#3b4c54" draw:start-intensity="100%" draw:end-intensity="100%"/>
    <draw:gradient draw:name="a1796" draw:style="linear" draw:angle="0" draw:start-color="#7c96a3" draw:end-color="#3b4c54" draw:start-intensity="100%" draw:end-intensity="100%"/>
    <draw:gradient draw:name="a1254" draw:style="linear" draw:angle="0" draw:start-color="#7c96a3" draw:end-color="#3b4c54" draw:start-intensity="100%" draw:end-intensity="100%"/>
    <draw:gradient draw:name="a218" draw:style="linear" draw:angle="0" draw:start-color="#7c96a3" draw:end-color="#3b4c54" draw:start-intensity="100%" draw:end-intensity="100%"/>
    <draw:gradient draw:name="a1798" draw:style="linear" draw:angle="0" draw:start-color="#7c96a3" draw:end-color="#3b4c54" draw:start-intensity="100%" draw:end-intensity="100%"/>
    <draw:gradient draw:name="a1256" draw:style="linear" draw:angle="0" draw:start-color="#7c96a3" draw:end-color="#3b4c54" draw:start-intensity="100%" draw:end-intensity="100%"/>
    <draw:gradient draw:name="a1258" draw:style="linear" draw:angle="0" draw:start-color="#7c96a3" draw:end-color="#3b4c54" draw:start-intensity="100%" draw:end-intensity="100%"/>
    <draw:gradient draw:name="a1531" draw:style="linear" draw:angle="0" draw:start-color="#7c96a3" draw:end-color="#3b4c54" draw:start-intensity="100%" draw:end-intensity="100%"/>
    <draw:gradient draw:name="a1533" draw:style="linear" draw:angle="0" draw:start-color="#7c96a3" draw:end-color="#3b4c54" draw:start-intensity="100%" draw:end-intensity="100%"/>
    <draw:gradient draw:name="a1535" draw:style="linear" draw:angle="0" draw:start-color="#7c96a3" draw:end-color="#3b4c54" draw:start-intensity="100%" draw:end-intensity="100%"/>
    <draw:gradient draw:name="a1537" draw:style="linear" draw:angle="0" draw:start-color="#7c96a3" draw:end-color="#3b4c54" draw:start-intensity="100%" draw:end-intensity="100%"/>
    <draw:gradient draw:name="a1539" draw:style="linear" draw:angle="0" draw:start-color="#7c96a3" draw:end-color="#3b4c54" draw:start-intensity="100%" draw:end-intensity="100%"/>
    <draw:gradient draw:name="a1810" draw:style="linear" draw:angle="0" draw:start-color="#7c96a3" draw:end-color="#3b4c54" draw:start-intensity="100%" draw:end-intensity="100%"/>
    <draw:gradient draw:name="a760" draw:style="linear" draw:angle="0" draw:start-color="#7c96a3" draw:end-color="#3b4c54" draw:start-intensity="100%" draw:end-intensity="100%"/>
    <draw:gradient draw:name="a1812" draw:style="linear" draw:angle="0" draw:start-color="#7c96a3" draw:end-color="#3b4c54" draw:start-intensity="100%" draw:end-intensity="100%"/>
    <draw:gradient draw:name="a762" draw:style="linear" draw:angle="0" draw:start-color="#7c96a3" draw:end-color="#3b4c54" draw:start-intensity="100%" draw:end-intensity="100%"/>
    <draw:gradient draw:name="a1814" draw:style="linear" draw:angle="0" draw:start-color="#7c96a3" draw:end-color="#3b4c54" draw:start-intensity="100%" draw:end-intensity="100%"/>
    <draw:gradient draw:name="a220" draw:style="linear" draw:angle="0" draw:start-color="#7c96a3" draw:end-color="#3b4c54" draw:start-intensity="100%" draw:end-intensity="100%"/>
    <draw:gradient draw:name="a764" draw:style="linear" draw:angle="0" draw:start-color="#7c96a3" draw:end-color="#3b4c54" draw:start-intensity="100%" draw:end-intensity="100%"/>
    <draw:gradient draw:name="a1816" draw:style="linear" draw:angle="0" draw:start-color="#7c96a3" draw:end-color="#3b4c54" draw:start-intensity="100%" draw:end-intensity="100%"/>
    <draw:gradient draw:name="a222" draw:style="linear" draw:angle="0" draw:start-color="#7c96a3" draw:end-color="#3b4c54" draw:start-intensity="100%" draw:end-intensity="100%"/>
    <draw:gradient draw:name="a1260" draw:style="linear" draw:angle="0" draw:start-color="#7c96a3" draw:end-color="#3b4c54" draw:start-intensity="100%" draw:end-intensity="100%"/>
    <draw:gradient draw:name="a766" draw:style="linear" draw:angle="0" draw:start-color="#7c96a3" draw:end-color="#3b4c54" draw:start-intensity="100%" draw:end-intensity="100%"/>
    <draw:gradient draw:name="a1818" draw:style="linear" draw:angle="0" draw:start-color="#7c96a3" draw:end-color="#3b4c54" draw:start-intensity="100%" draw:end-intensity="100%"/>
    <draw:gradient draw:name="a224" draw:style="linear" draw:angle="0" draw:start-color="#7c96a3" draw:end-color="#3b4c54" draw:start-intensity="100%" draw:end-intensity="100%"/>
    <draw:gradient draw:name="a1262" draw:style="linear" draw:angle="0" draw:start-color="#7c96a3" draw:end-color="#3b4c54" draw:start-intensity="100%" draw:end-intensity="100%"/>
    <draw:gradient draw:name="a768" draw:style="linear" draw:angle="0" draw:start-color="#7c96a3" draw:end-color="#3b4c54" draw:start-intensity="100%" draw:end-intensity="100%"/>
    <draw:gradient draw:name="a226" draw:style="linear" draw:angle="0" draw:start-color="#7c96a3" draw:end-color="#3b4c54" draw:start-intensity="100%" draw:end-intensity="100%"/>
    <draw:gradient draw:name="a1264" draw:style="linear" draw:angle="0" draw:start-color="#7c96a3" draw:end-color="#3b4c54" draw:start-intensity="100%" draw:end-intensity="100%"/>
    <draw:gradient draw:name="a228" draw:style="linear" draw:angle="0" draw:start-color="#7c96a3" draw:end-color="#3b4c54" draw:start-intensity="100%" draw:end-intensity="100%"/>
    <draw:gradient draw:name="a1266" draw:style="linear" draw:angle="0" draw:start-color="#7c96a3" draw:end-color="#3b4c54" draw:start-intensity="100%" draw:end-intensity="100%"/>
    <draw:gradient draw:name="a1268" draw:style="linear" draw:angle="0" draw:start-color="#7c96a3" draw:end-color="#3b4c54" draw:start-intensity="100%" draw:end-intensity="100%"/>
    <draw:gradient draw:name="a500" draw:style="linear" draw:angle="0" draw:start-color="#7c96a3" draw:end-color="#3b4c54" draw:start-intensity="100%" draw:end-intensity="100%"/>
    <draw:gradient draw:name="a502" draw:style="linear" draw:angle="0" draw:start-color="#7c96a3" draw:end-color="#3b4c54" draw:start-intensity="100%" draw:end-intensity="100%"/>
    <draw:gradient draw:name="a504" draw:style="linear" draw:angle="0" draw:start-color="#7c96a3" draw:end-color="#3b4c54" draw:start-intensity="100%" draw:end-intensity="100%"/>
    <draw:gradient draw:name="a1541" draw:style="linear" draw:angle="0" draw:start-color="#7c96a3" draw:end-color="#3b4c54" draw:start-intensity="100%" draw:end-intensity="100%"/>
    <draw:gradient draw:name="a490" draw:style="linear" draw:angle="0" draw:start-color="#7c96a3" draw:end-color="#3b4c54" draw:start-intensity="100%" draw:end-intensity="100%"/>
    <draw:gradient draw:name="a506" draw:style="linear" draw:angle="0" draw:start-color="#7c96a3" draw:end-color="#3b4c54" draw:start-intensity="100%" draw:end-intensity="100%"/>
    <draw:gradient draw:name="a1543" draw:style="linear" draw:angle="0" draw:start-color="#7c96a3" draw:end-color="#3b4c54" draw:start-intensity="100%" draw:end-intensity="100%"/>
    <draw:gradient draw:name="a492" draw:style="linear" draw:angle="0" draw:start-color="#7c96a3" draw:end-color="#3b4c54" draw:start-intensity="100%" draw:end-intensity="100%"/>
    <draw:gradient draw:name="a508" draw:style="linear" draw:angle="0" draw:start-color="#7c96a3" draw:end-color="#3b4c54" draw:start-intensity="100%" draw:end-intensity="100%"/>
    <draw:gradient draw:name="a1545" draw:style="linear" draw:angle="0" draw:start-color="#7c96a3" draw:end-color="#3b4c54" draw:start-intensity="100%" draw:end-intensity="100%"/>
    <draw:gradient draw:name="a494" draw:style="linear" draw:angle="0" draw:start-color="#7c96a3" draw:end-color="#3b4c54" draw:start-intensity="100%" draw:end-intensity="100%"/>
    <draw:gradient draw:name="a1547" draw:style="linear" draw:angle="0" draw:start-color="#7c96a3" draw:end-color="#3b4c54" draw:start-intensity="100%" draw:end-intensity="100%"/>
    <draw:gradient draw:name="a496" draw:style="linear" draw:angle="0" draw:start-color="#7c96a3" draw:end-color="#3b4c54" draw:start-intensity="100%" draw:end-intensity="100%"/>
    <draw:gradient draw:name="a1549" draw:style="linear" draw:angle="0" draw:start-color="#7c96a3" draw:end-color="#3b4c54" draw:start-intensity="100%" draw:end-intensity="100%"/>
    <draw:gradient draw:name="a498" draw:style="linear" draw:angle="0" draw:start-color="#7c96a3" draw:end-color="#3b4c54" draw:start-intensity="100%" draw:end-intensity="100%"/>
    <draw:gradient draw:name="a1820" draw:style="linear" draw:angle="0" draw:start-color="#7c96a3" draw:end-color="#3b4c54" draw:start-intensity="100%" draw:end-intensity="100%"/>
    <draw:gradient draw:name="a770" draw:style="linear" draw:angle="0" draw:start-color="#7c96a3" draw:end-color="#3b4c54" draw:start-intensity="100%" draw:end-intensity="100%"/>
    <draw:gradient draw:name="a1822" draw:style="linear" draw:angle="0" draw:start-color="#7c96a3" draw:end-color="#3b4c54" draw:start-intensity="100%" draw:end-intensity="100%"/>
    <draw:gradient draw:name="a772" draw:style="linear" draw:angle="0" draw:start-color="#7c96a3" draw:end-color="#3b4c54" draw:start-intensity="100%" draw:end-intensity="100%"/>
    <draw:gradient draw:name="a1824" draw:style="linear" draw:angle="0" draw:start-color="#7c96a3" draw:end-color="#3b4c54" draw:start-intensity="100%" draw:end-intensity="100%"/>
    <draw:gradient draw:name="a230" draw:style="linear" draw:angle="0" draw:start-color="#7c96a3" draw:end-color="#3b4c54" draw:start-intensity="100%" draw:end-intensity="100%"/>
    <draw:gradient draw:name="a774" draw:style="linear" draw:angle="0" draw:start-color="#7c96a3" draw:end-color="#3b4c54" draw:start-intensity="100%" draw:end-intensity="100%"/>
    <draw:gradient draw:name="a1826" draw:style="linear" draw:angle="0" draw:start-color="#7c96a3" draw:end-color="#3b4c54" draw:start-intensity="100%" draw:end-intensity="100%"/>
    <draw:gradient draw:name="a232" draw:style="linear" draw:angle="0" draw:start-color="#7c96a3" draw:end-color="#3b4c54" draw:start-intensity="100%" draw:end-intensity="100%"/>
    <draw:gradient draw:name="a1270" draw:style="linear" draw:angle="0" draw:start-color="#7c96a3" draw:end-color="#3b4c54" draw:start-intensity="100%" draw:end-intensity="100%"/>
    <draw:gradient draw:name="a776" draw:style="linear" draw:angle="0" draw:start-color="#7c96a3" draw:end-color="#3b4c54" draw:start-intensity="100%" draw:end-intensity="100%"/>
    <draw:gradient draw:name="a1828" draw:style="linear" draw:angle="0" draw:start-color="#7c96a3" draw:end-color="#3b4c54" draw:start-intensity="100%" draw:end-intensity="100%"/>
    <draw:gradient draw:name="a234" draw:style="linear" draw:angle="0" draw:start-color="#7c96a3" draw:end-color="#3b4c54" draw:start-intensity="100%" draw:end-intensity="100%"/>
    <draw:gradient draw:name="a1272" draw:style="linear" draw:angle="0" draw:start-color="#7c96a3" draw:end-color="#3b4c54" draw:start-intensity="100%" draw:end-intensity="100%"/>
    <draw:gradient draw:name="a778" draw:style="linear" draw:angle="0" draw:start-color="#7c96a3" draw:end-color="#3b4c54" draw:start-intensity="100%" draw:end-intensity="100%"/>
    <draw:gradient draw:name="a1274" draw:style="linear" draw:angle="0" draw:start-color="#7c96a3" draw:end-color="#3b4c54" draw:start-intensity="100%" draw:end-intensity="100%"/>
    <draw:gradient draw:name="a1276" draw:style="linear" draw:angle="0" draw:start-color="#7c96a3" draw:end-color="#3b4c54" draw:start-intensity="100%" draw:end-intensity="100%"/>
    <draw:gradient draw:name="a1278" draw:style="linear" draw:angle="0" draw:start-color="#7c96a3" draw:end-color="#3b4c54" draw:start-intensity="100%" draw:end-intensity="100%"/>
    <draw:gradient draw:name="a510" draw:style="linear" draw:angle="0" draw:start-color="#7c96a3" draw:end-color="#3b4c54" draw:start-intensity="100%" draw:end-intensity="100%"/>
    <draw:gradient draw:name="a512" draw:style="linear" draw:angle="0" draw:start-color="#7c96a3" draw:end-color="#3b4c54" draw:start-intensity="100%" draw:end-intensity="100%"/>
    <draw:gradient draw:name="a514" draw:style="linear" draw:angle="0" draw:start-color="#7c96a3" draw:end-color="#3b4c54" draw:start-intensity="100%" draw:end-intensity="100%"/>
    <draw:gradient draw:name="a1551" draw:style="linear" draw:angle="0" draw:start-color="#7c96a3" draw:end-color="#3b4c54" draw:start-intensity="100%" draw:end-intensity="100%"/>
    <draw:gradient draw:name="a516" draw:style="linear" draw:angle="0" draw:start-color="#7c96a3" draw:end-color="#3b4c54" draw:start-intensity="100%" draw:end-intensity="100%"/>
    <draw:gradient draw:name="a1553" draw:style="linear" draw:angle="0" draw:start-color="#7c96a3" draw:end-color="#3b4c54" draw:start-intensity="100%" draw:end-intensity="100%"/>
    <draw:gradient draw:name="a1012" draw:style="linear" draw:angle="0" draw:start-color="#7c96a3" draw:end-color="#3b4c54" draw:start-intensity="100%" draw:end-intensity="100%"/>
    <draw:gradient draw:name="a518" draw:style="linear" draw:angle="0" draw:start-color="#7c96a3" draw:end-color="#3b4c54" draw:start-intensity="100%" draw:end-intensity="100%"/>
    <draw:gradient draw:name="a1555" draw:style="linear" draw:angle="0" draw:start-color="#7c96a3" draw:end-color="#3b4c54" draw:start-intensity="100%" draw:end-intensity="100%"/>
    <draw:gradient draw:name="a1014" draw:style="linear" draw:angle="0" draw:start-color="#7c96a3" draw:end-color="#3b4c54" draw:start-intensity="100%" draw:end-intensity="100%"/>
    <draw:gradient draw:name="a1557" draw:style="linear" draw:angle="0" draw:start-color="#7c96a3" draw:end-color="#3b4c54" draw:start-intensity="100%" draw:end-intensity="100%"/>
    <draw:gradient draw:name="a1016" draw:style="linear" draw:angle="0" draw:start-color="#7c96a3" draw:end-color="#3b4c54" draw:start-intensity="100%" draw:end-intensity="100%"/>
    <draw:gradient draw:name="a1559" draw:style="linear" draw:angle="0" draw:start-color="#7c96a3" draw:end-color="#3b4c54" draw:start-intensity="100%" draw:end-intensity="100%"/>
    <draw:gradient draw:name="a1018" draw:style="linear" draw:angle="0" draw:start-color="#7c96a3" draw:end-color="#3b4c54" draw:start-intensity="100%" draw:end-intensity="100%"/>
    <draw:gradient draw:name="a780" draw:style="linear" draw:angle="0" draw:start-color="#7c96a3" draw:end-color="#3b4c54" draw:start-intensity="100%" draw:end-intensity="100%"/>
    <draw:gradient draw:name="a782" draw:style="linear" draw:angle="0" draw:start-color="#7c96a3" draw:end-color="#3b4c54" draw:start-intensity="100%" draw:end-intensity="100%"/>
    <draw:gradient draw:name="a784" draw:style="linear" draw:angle="0" draw:start-color="#7c96a3" draw:end-color="#3b4c54" draw:start-intensity="100%" draw:end-intensity="100%"/>
    <draw:gradient draw:name="a786" draw:style="linear" draw:angle="0" draw:start-color="#7c96a3" draw:end-color="#3b4c54" draw:start-intensity="100%" draw:end-intensity="100%"/>
    <draw:gradient draw:name="a520" draw:style="linear" draw:angle="0" draw:start-color="#7c96a3" draw:end-color="#3b4c54" draw:start-intensity="100%" draw:end-intensity="100%"/>
    <draw:gradient draw:name="a522" draw:style="linear" draw:angle="0" draw:start-color="#7c96a3" draw:end-color="#3b4c54" draw:start-intensity="100%" draw:end-intensity="100%"/>
    <draw:gradient draw:name="a524" draw:style="linear" draw:angle="0" draw:start-color="#7c96a3" draw:end-color="#3b4c54" draw:start-intensity="100%" draw:end-intensity="100%"/>
    <draw:gradient draw:name="a1561" draw:style="linear" draw:angle="0" draw:start-color="#7c96a3" draw:end-color="#3b4c54" draw:start-intensity="100%" draw:end-intensity="100%"/>
    <draw:gradient draw:name="a1020" draw:style="linear" draw:angle="0" draw:start-color="#7c96a3" draw:end-color="#3b4c54" draw:start-intensity="100%" draw:end-intensity="100%"/>
    <draw:gradient draw:name="a526" draw:style="linear" draw:angle="0" draw:start-color="#7c96a3" draw:end-color="#3b4c54" draw:start-intensity="100%" draw:end-intensity="100%"/>
    <draw:gradient draw:name="a1563" draw:style="linear" draw:angle="0" draw:start-color="#7c96a3" draw:end-color="#3b4c54" draw:start-intensity="100%" draw:end-intensity="100%"/>
    <draw:gradient draw:name="a1022" draw:style="linear" draw:angle="0" draw:start-color="#7c96a3" draw:end-color="#3b4c54" draw:start-intensity="100%" draw:end-intensity="100%"/>
    <draw:gradient draw:name="a528" draw:style="linear" draw:angle="0" draw:start-color="#7c96a3" draw:end-color="#3b4c54" draw:start-intensity="100%" draw:end-intensity="100%"/>
    <draw:gradient draw:name="a1565" draw:style="linear" draw:angle="0" draw:start-color="#7c96a3" draw:end-color="#3b4c54" draw:start-intensity="100%" draw:end-intensity="100%"/>
    <draw:gradient draw:name="a1024" draw:style="linear" draw:angle="0" draw:start-color="#7c96a3" draw:end-color="#3b4c54" draw:start-intensity="100%" draw:end-intensity="100%"/>
    <draw:gradient draw:name="a1567" draw:style="linear" draw:angle="0" draw:start-color="#7c96a3" draw:end-color="#3b4c54" draw:start-intensity="100%" draw:end-intensity="100%"/>
    <draw:gradient draw:name="a1026" draw:style="linear" draw:angle="0" draw:start-color="#7c96a3" draw:end-color="#3b4c54" draw:start-intensity="100%" draw:end-intensity="100%"/>
    <draw:gradient draw:name="a1569" draw:style="linear" draw:angle="0" draw:start-color="#7c96a3" draw:end-color="#3b4c54" draw:start-intensity="100%" draw:end-intensity="100%"/>
    <draw:gradient draw:name="a1028" draw:style="linear" draw:angle="0" draw:start-color="#7c96a3" draw:end-color="#3b4c54" draw:start-intensity="100%" draw:end-intensity="100%"/>
    <draw:gradient draw:name="a801" draw:style="linear" draw:angle="0" draw:start-color="#7c96a3" draw:end-color="#3b4c54" draw:start-intensity="100%" draw:end-intensity="100%"/>
    <draw:gradient draw:name="a803" draw:style="linear" draw:angle="0" draw:start-color="#7c96a3" draw:end-color="#3b4c54" draw:start-intensity="100%" draw:end-intensity="100%"/>
    <draw:gradient draw:name="a805" draw:style="linear" draw:angle="0" draw:start-color="#7c96a3" draw:end-color="#3b4c54" draw:start-intensity="100%" draw:end-intensity="100%"/>
    <draw:gradient draw:name="a807" draw:style="linear" draw:angle="0" draw:start-color="#7c96a3" draw:end-color="#3b4c54" draw:start-intensity="100%" draw:end-intensity="100%"/>
    <draw:gradient draw:name="a809" draw:style="linear" draw:angle="0" draw:start-color="#7c96a3" draw:end-color="#3b4c54" draw:start-intensity="100%" draw:end-intensity="100%"/>
    <draw:gradient draw:name="a530" draw:style="linear" draw:angle="0" draw:start-color="#7c96a3" draw:end-color="#3b4c54" draw:start-intensity="100%" draw:end-intensity="100%"/>
    <draw:gradient draw:name="a532" draw:style="linear" draw:angle="0" draw:start-color="#7c96a3" draw:end-color="#3b4c54" draw:start-intensity="100%" draw:end-intensity="100%"/>
    <draw:gradient draw:name="a534" draw:style="linear" draw:angle="0" draw:start-color="#7c96a3" draw:end-color="#3b4c54" draw:start-intensity="100%" draw:end-intensity="100%"/>
    <draw:gradient draw:name="a1571" draw:style="linear" draw:angle="0" draw:start-color="#7c96a3" draw:end-color="#3b4c54" draw:start-intensity="100%" draw:end-intensity="100%"/>
    <draw:gradient draw:name="a1030" draw:style="linear" draw:angle="0" draw:start-color="#7c96a3" draw:end-color="#3b4c54" draw:start-intensity="100%" draw:end-intensity="100%"/>
    <draw:gradient draw:name="a536" draw:style="linear" draw:angle="0" draw:start-color="#7c96a3" draw:end-color="#3b4c54" draw:start-intensity="100%" draw:end-intensity="100%"/>
    <draw:gradient draw:name="a1573" draw:style="linear" draw:angle="0" draw:start-color="#7c96a3" draw:end-color="#3b4c54" draw:start-intensity="100%" draw:end-intensity="100%"/>
    <draw:gradient draw:name="a1032" draw:style="linear" draw:angle="0" draw:start-color="#7c96a3" draw:end-color="#3b4c54" draw:start-intensity="100%" draw:end-intensity="100%"/>
    <draw:gradient draw:name="a538" draw:style="linear" draw:angle="0" draw:start-color="#7c96a3" draw:end-color="#3b4c54" draw:start-intensity="100%" draw:end-intensity="100%"/>
    <draw:gradient draw:name="a1575" draw:style="linear" draw:angle="0" draw:start-color="#7c96a3" draw:end-color="#3b4c54" draw:start-intensity="100%" draw:end-intensity="100%"/>
    <draw:gradient draw:name="a1034" draw:style="linear" draw:angle="0" draw:start-color="#7c96a3" draw:end-color="#3b4c54" draw:start-intensity="100%" draw:end-intensity="100%"/>
    <draw:gradient draw:name="a1577" draw:style="linear" draw:angle="0" draw:start-color="#7c96a3" draw:end-color="#3b4c54" draw:start-intensity="100%" draw:end-intensity="100%"/>
    <draw:gradient draw:name="a1036" draw:style="linear" draw:angle="0" draw:start-color="#7c96a3" draw:end-color="#3b4c54" draw:start-intensity="100%" draw:end-intensity="100%"/>
    <draw:gradient draw:name="a1579" draw:style="linear" draw:angle="0" draw:start-color="#7c96a3" draw:end-color="#3b4c54" draw:start-intensity="100%" draw:end-intensity="100%"/>
    <draw:gradient draw:name="a1038" draw:style="linear" draw:angle="0" draw:start-color="#7c96a3" draw:end-color="#3b4c54" draw:start-intensity="100%" draw:end-intensity="100%"/>
    <draw:gradient draw:name="a811" draw:style="linear" draw:angle="0" draw:start-color="#7c96a3" draw:end-color="#3b4c54" draw:start-intensity="100%" draw:end-intensity="100%"/>
    <draw:gradient draw:name="a813" draw:style="linear" draw:angle="0" draw:start-color="#7c96a3" draw:end-color="#3b4c54" draw:start-intensity="100%" draw:end-intensity="100%"/>
    <draw:gradient draw:name="a815" draw:style="linear" draw:angle="0" draw:start-color="#7c96a3" draw:end-color="#3b4c54" draw:start-intensity="100%" draw:end-intensity="100%"/>
    <draw:gradient draw:name="a1311" draw:style="linear" draw:angle="0" draw:start-color="#7c96a3" draw:end-color="#3b4c54" draw:start-intensity="100%" draw:end-intensity="100%"/>
    <draw:gradient draw:name="a817" draw:style="linear" draw:angle="0" draw:start-color="#7c96a3" draw:end-color="#3b4c54" draw:start-intensity="100%" draw:end-intensity="100%"/>
    <draw:gradient draw:name="a1313" draw:style="linear" draw:angle="0" draw:start-color="#7c96a3" draw:end-color="#3b4c54" draw:start-intensity="100%" draw:end-intensity="100%"/>
    <draw:gradient draw:name="a819" draw:style="linear" draw:angle="0" draw:start-color="#7c96a3" draw:end-color="#3b4c54" draw:start-intensity="100%" draw:end-intensity="100%"/>
    <draw:gradient draw:name="a1315" draw:style="linear" draw:angle="0" draw:start-color="#7c96a3" draw:end-color="#3b4c54" draw:start-intensity="100%" draw:end-intensity="100%"/>
    <draw:gradient draw:name="a1317" draw:style="linear" draw:angle="0" draw:start-color="#7c96a3" draw:end-color="#3b4c54" draw:start-intensity="100%" draw:end-intensity="100%"/>
    <draw:gradient draw:name="a1319" draw:style="linear" draw:angle="0" draw:start-color="#7c96a3" draw:end-color="#3b4c54" draw:start-intensity="100%" draw:end-intensity="100%"/>
    <draw:gradient draw:name="a540" draw:style="linear" draw:angle="0" draw:start-color="#7c96a3" draw:end-color="#3b4c54" draw:start-intensity="100%" draw:end-intensity="100%"/>
    <draw:gradient draw:name="a542" draw:style="linear" draw:angle="0" draw:start-color="#7c96a3" draw:end-color="#3b4c54" draw:start-intensity="100%" draw:end-intensity="100%"/>
    <draw:gradient draw:name="a544" draw:style="linear" draw:angle="0" draw:start-color="#7c96a3" draw:end-color="#3b4c54" draw:start-intensity="100%" draw:end-intensity="100%"/>
    <draw:gradient draw:name="a1581" draw:style="linear" draw:angle="0" draw:start-color="#7c96a3" draw:end-color="#3b4c54" draw:start-intensity="100%" draw:end-intensity="100%"/>
    <draw:gradient draw:name="a1040" draw:style="linear" draw:angle="0" draw:start-color="#7c96a3" draw:end-color="#3b4c54" draw:start-intensity="100%" draw:end-intensity="100%"/>
    <draw:gradient draw:name="a546" draw:style="linear" draw:angle="0" draw:start-color="#7c96a3" draw:end-color="#3b4c54" draw:start-intensity="100%" draw:end-intensity="100%"/>
    <draw:gradient draw:name="a1583" draw:style="linear" draw:angle="0" draw:start-color="#7c96a3" draw:end-color="#3b4c54" draw:start-intensity="100%" draw:end-intensity="100%"/>
    <draw:gradient draw:name="a1042" draw:style="linear" draw:angle="0" draw:start-color="#7c96a3" draw:end-color="#3b4c54" draw:start-intensity="100%" draw:end-intensity="100%"/>
    <draw:gradient draw:name="a548" draw:style="linear" draw:angle="0" draw:start-color="#7c96a3" draw:end-color="#3b4c54" draw:start-intensity="100%" draw:end-intensity="100%"/>
    <draw:gradient draw:name="a1585" draw:style="linear" draw:angle="0" draw:start-color="#7c96a3" draw:end-color="#3b4c54" draw:start-intensity="100%" draw:end-intensity="100%"/>
    <draw:gradient draw:name="a1044" draw:style="linear" draw:angle="0" draw:start-color="#7c96a3" draw:end-color="#3b4c54" draw:start-intensity="100%" draw:end-intensity="100%"/>
    <draw:gradient draw:name="a1587" draw:style="linear" draw:angle="0" draw:start-color="#7c96a3" draw:end-color="#3b4c54" draw:start-intensity="100%" draw:end-intensity="100%"/>
    <draw:gradient draw:name="a1046" draw:style="linear" draw:angle="0" draw:start-color="#7c96a3" draw:end-color="#3b4c54" draw:start-intensity="100%" draw:end-intensity="100%"/>
    <draw:gradient draw:name="a1589" draw:style="linear" draw:angle="0" draw:start-color="#7c96a3" draw:end-color="#3b4c54" draw:start-intensity="100%" draw:end-intensity="100%"/>
    <draw:gradient draw:name="a1048" draw:style="linear" draw:angle="0" draw:start-color="#7c96a3" draw:end-color="#3b4c54" draw:start-intensity="100%" draw:end-intensity="100%"/>
    <draw:gradient draw:name="a821" draw:style="linear" draw:angle="0" draw:start-color="#7c96a3" draw:end-color="#3b4c54" draw:start-intensity="100%" draw:end-intensity="100%"/>
    <draw:gradient draw:name="a823" draw:style="linear" draw:angle="0" draw:start-color="#7c96a3" draw:end-color="#3b4c54" draw:start-intensity="100%" draw:end-intensity="100%"/>
    <draw:gradient draw:name="a825" draw:style="linear" draw:angle="0" draw:start-color="#7c96a3" draw:end-color="#3b4c54" draw:start-intensity="100%" draw:end-intensity="100%"/>
    <draw:gradient draw:name="a1321" draw:style="linear" draw:angle="0" draw:start-color="#7c96a3" draw:end-color="#3b4c54" draw:start-intensity="100%" draw:end-intensity="100%"/>
    <draw:gradient draw:name="a827" draw:style="linear" draw:angle="0" draw:start-color="#7c96a3" draw:end-color="#3b4c54" draw:start-intensity="100%" draw:end-intensity="100%"/>
    <draw:gradient draw:name="a1864" draw:style="linear" draw:angle="0" draw:start-color="#7c96a3" draw:end-color="#3b4c54" draw:start-intensity="100%" draw:end-intensity="100%"/>
    <draw:gradient draw:name="a270" draw:style="linear" draw:angle="0" draw:start-color="#7c96a3" draw:end-color="#3b4c54" draw:start-intensity="100%" draw:end-intensity="100%"/>
    <draw:gradient draw:name="a1323" draw:style="linear" draw:angle="0" draw:start-color="#7c96a3" draw:end-color="#3b4c54" draw:start-intensity="100%" draw:end-intensity="100%"/>
    <draw:gradient draw:name="a829" draw:style="linear" draw:angle="0" draw:start-color="#7c96a3" draw:end-color="#3b4c54" draw:start-intensity="100%" draw:end-intensity="100%"/>
    <draw:gradient draw:name="a1866" draw:style="linear" draw:angle="0" draw:start-color="#7c96a3" draw:end-color="#3b4c54" draw:start-intensity="100%" draw:end-intensity="100%"/>
    <draw:gradient draw:name="a272" draw:style="linear" draw:angle="0" draw:start-color="#7c96a3" draw:end-color="#3b4c54" draw:start-intensity="100%" draw:end-intensity="100%"/>
    <draw:gradient draw:name="a1325" draw:style="linear" draw:angle="0" draw:start-color="#7c96a3" draw:end-color="#3b4c54" draw:start-intensity="100%" draw:end-intensity="100%"/>
    <draw:gradient draw:name="a274" draw:style="linear" draw:angle="0" draw:start-color="#7c96a3" draw:end-color="#3b4c54" draw:start-intensity="100%" draw:end-intensity="100%"/>
    <draw:gradient draw:name="a1868" draw:style="linear" draw:angle="0" draw:start-color="#7c96a3" draw:end-color="#3b4c54" draw:start-intensity="100%" draw:end-intensity="100%"/>
    <draw:gradient draw:name="a1327" draw:style="linear" draw:angle="0" draw:start-color="#7c96a3" draw:end-color="#3b4c54" draw:start-intensity="100%" draw:end-intensity="100%"/>
    <draw:gradient draw:name="a276" draw:style="linear" draw:angle="0" draw:start-color="#7c96a3" draw:end-color="#3b4c54" draw:start-intensity="100%" draw:end-intensity="100%"/>
    <draw:gradient draw:name="a1329" draw:style="linear" draw:angle="0" draw:start-color="#7c96a3" draw:end-color="#3b4c54" draw:start-intensity="100%" draw:end-intensity="100%"/>
    <draw:gradient draw:name="a278" draw:style="linear" draw:angle="0" draw:start-color="#7c96a3" draw:end-color="#3b4c54" draw:start-intensity="100%" draw:end-intensity="100%"/>
    <draw:gradient draw:name="a550" draw:style="linear" draw:angle="0" draw:start-color="#7c96a3" draw:end-color="#3b4c54" draw:start-intensity="100%" draw:end-intensity="100%"/>
    <draw:gradient draw:name="a552" draw:style="linear" draw:angle="0" draw:start-color="#7c96a3" draw:end-color="#3b4c54" draw:start-intensity="100%" draw:end-intensity="100%"/>
    <draw:gradient draw:name="a554" draw:style="linear" draw:angle="0" draw:start-color="#7c96a3" draw:end-color="#3b4c54" draw:start-intensity="100%" draw:end-intensity="100%"/>
    <draw:gradient draw:name="a1591" draw:style="linear" draw:angle="0" draw:start-color="#7c96a3" draw:end-color="#3b4c54" draw:start-intensity="100%" draw:end-intensity="100%"/>
    <draw:gradient draw:name="a1050" draw:style="linear" draw:angle="0" draw:start-color="#7c96a3" draw:end-color="#3b4c54" draw:start-intensity="100%" draw:end-intensity="100%"/>
    <draw:gradient draw:name="a556" draw:style="linear" draw:angle="0" draw:start-color="#7c96a3" draw:end-color="#3b4c54" draw:start-intensity="100%" draw:end-intensity="100%"/>
    <draw:gradient draw:name="a1593" draw:style="linear" draw:angle="0" draw:start-color="#7c96a3" draw:end-color="#3b4c54" draw:start-intensity="100%" draw:end-intensity="100%"/>
    <draw:gradient draw:name="a1052" draw:style="linear" draw:angle="0" draw:start-color="#7c96a3" draw:end-color="#3b4c54" draw:start-intensity="100%" draw:end-intensity="100%"/>
    <draw:gradient draw:name="a558" draw:style="linear" draw:angle="0" draw:start-color="#7c96a3" draw:end-color="#3b4c54" draw:start-intensity="100%" draw:end-intensity="100%"/>
    <draw:gradient draw:name="a1054" draw:style="linear" draw:angle="0" draw:start-color="#7c96a3" draw:end-color="#3b4c54" draw:start-intensity="100%" draw:end-intensity="100%"/>
    <draw:gradient draw:name="a1056" draw:style="linear" draw:angle="0" draw:start-color="#7c96a3" draw:end-color="#3b4c54" draw:start-intensity="100%" draw:end-intensity="100%"/>
    <draw:gradient draw:name="a1058" draw:style="linear" draw:angle="0" draw:start-color="#7c96a3" draw:end-color="#3b4c54" draw:start-intensity="100%" draw:end-intensity="100%"/>
    <draw:gradient draw:name="a831" draw:style="linear" draw:angle="0" draw:start-color="#7c96a3" draw:end-color="#3b4c54" draw:start-intensity="100%" draw:end-intensity="100%"/>
    <draw:gradient draw:name="a833" draw:style="linear" draw:angle="0" draw:start-color="#7c96a3" draw:end-color="#3b4c54" draw:start-intensity="100%" draw:end-intensity="100%"/>
    <draw:gradient draw:name="a1870" draw:style="linear" draw:angle="0" draw:start-color="#7c96a3" draw:end-color="#3b4c54" draw:start-intensity="100%" draw:end-intensity="100%"/>
    <draw:gradient draw:name="a835" draw:style="linear" draw:angle="0" draw:start-color="#7c96a3" draw:end-color="#3b4c54" draw:start-intensity="100%" draw:end-intensity="100%"/>
    <draw:gradient draw:name="a1872" draw:style="linear" draw:angle="0" draw:start-color="#7c96a3" draw:end-color="#3b4c54" draw:start-intensity="100%" draw:end-intensity="100%"/>
    <draw:gradient draw:name="a1331" draw:style="linear" draw:angle="0" draw:start-color="#7c96a3" draw:end-color="#3b4c54" draw:start-intensity="100%" draw:end-intensity="100%"/>
    <draw:gradient draw:name="a837" draw:style="linear" draw:angle="0" draw:start-color="#7c96a3" draw:end-color="#3b4c54" draw:start-intensity="100%" draw:end-intensity="100%"/>
    <draw:gradient draw:name="a1874" draw:style="linear" draw:angle="0" draw:start-color="#7c96a3" draw:end-color="#3b4c54" draw:start-intensity="100%" draw:end-intensity="100%"/>
    <draw:gradient draw:name="a280" draw:style="linear" draw:angle="0" draw:start-color="#7c96a3" draw:end-color="#3b4c54" draw:start-intensity="100%" draw:end-intensity="100%"/>
    <draw:gradient draw:name="a1333" draw:style="linear" draw:angle="0" draw:start-color="#7c96a3" draw:end-color="#3b4c54" draw:start-intensity="100%" draw:end-intensity="100%"/>
    <draw:gradient draw:name="a839" draw:style="linear" draw:angle="0" draw:start-color="#7c96a3" draw:end-color="#3b4c54" draw:start-intensity="100%" draw:end-intensity="100%"/>
    <draw:gradient draw:name="a1876" draw:style="linear" draw:angle="0" draw:start-color="#7c96a3" draw:end-color="#3b4c54" draw:start-intensity="100%" draw:end-intensity="100%"/>
    <draw:gradient draw:name="a282" draw:style="linear" draw:angle="0" draw:start-color="#7c96a3" draw:end-color="#3b4c54" draw:start-intensity="100%" draw:end-intensity="100%"/>
    <draw:gradient draw:name="a1335" draw:style="linear" draw:angle="0" draw:start-color="#7c96a3" draw:end-color="#3b4c54" draw:start-intensity="100%" draw:end-intensity="100%"/>
    <draw:gradient draw:name="a284" draw:style="linear" draw:angle="0" draw:start-color="#7c96a3" draw:end-color="#3b4c54" draw:start-intensity="100%" draw:end-intensity="100%"/>
    <draw:gradient draw:name="a1878" draw:style="linear" draw:angle="0" draw:start-color="#7c96a3" draw:end-color="#3b4c54" draw:start-intensity="100%" draw:end-intensity="100%"/>
    <draw:gradient draw:name="a1337" draw:style="linear" draw:angle="0" draw:start-color="#7c96a3" draw:end-color="#3b4c54" draw:start-intensity="100%" draw:end-intensity="100%"/>
    <draw:gradient draw:name="a286" draw:style="linear" draw:angle="0" draw:start-color="#7c96a3" draw:end-color="#3b4c54" draw:start-intensity="100%" draw:end-intensity="100%"/>
    <draw:gradient draw:name="a1339" draw:style="linear" draw:angle="0" draw:start-color="#7c96a3" draw:end-color="#3b4c54" draw:start-intensity="100%" draw:end-intensity="100%"/>
    <draw:gradient draw:name="a288" draw:style="linear" draw:angle="0" draw:start-color="#7c96a3" draw:end-color="#3b4c54" draw:start-intensity="100%" draw:end-intensity="100%"/>
    <draw:gradient draw:name="a560" draw:style="linear" draw:angle="0" draw:start-color="#7c96a3" draw:end-color="#3b4c54" draw:start-intensity="100%" draw:end-intensity="100%"/>
    <draw:gradient draw:name="a562" draw:style="linear" draw:angle="0" draw:start-color="#7c96a3" draw:end-color="#3b4c54" draw:start-intensity="100%" draw:end-intensity="100%"/>
    <draw:gradient draw:name="a1060" draw:style="linear" draw:angle="0" draw:start-color="#7c96a3" draw:end-color="#3b4c54" draw:start-intensity="100%" draw:end-intensity="100%"/>
    <draw:gradient draw:name="a1062" draw:style="linear" draw:angle="0" draw:start-color="#7c96a3" draw:end-color="#3b4c54" draw:start-intensity="100%" draw:end-intensity="100%"/>
    <draw:gradient draw:name="a1064" draw:style="linear" draw:angle="0" draw:start-color="#7c96a3" draw:end-color="#3b4c54" draw:start-intensity="100%" draw:end-intensity="100%"/>
    <draw:gradient draw:name="a1066" draw:style="linear" draw:angle="0" draw:start-color="#7c96a3" draw:end-color="#3b4c54" draw:start-intensity="100%" draw:end-intensity="100%"/>
    <draw:gradient draw:name="a1068" draw:style="linear" draw:angle="0" draw:start-color="#7c96a3" draw:end-color="#3b4c54" draw:start-intensity="100%" draw:end-intensity="100%"/>
    <draw:gradient draw:name="a841" draw:style="linear" draw:angle="0" draw:start-color="#7c96a3" draw:end-color="#3b4c54" draw:start-intensity="100%" draw:end-intensity="100%"/>
    <draw:gradient draw:name="a300" draw:style="linear" draw:angle="0" draw:start-color="#7c96a3" draw:end-color="#3b4c54" draw:start-intensity="100%" draw:end-intensity="100%"/>
    <draw:gradient draw:name="a843" draw:style="linear" draw:angle="0" draw:start-color="#7c96a3" draw:end-color="#3b4c54" draw:start-intensity="100%" draw:end-intensity="100%"/>
    <draw:gradient draw:name="a1880" draw:style="linear" draw:angle="0" draw:start-color="#7c96a3" draw:end-color="#3b4c54" draw:start-intensity="100%" draw:end-intensity="100%"/>
    <draw:gradient draw:name="a302" draw:style="linear" draw:angle="0" draw:start-color="#7c96a3" draw:end-color="#3b4c54" draw:start-intensity="100%" draw:end-intensity="100%"/>
    <draw:gradient draw:name="a845" draw:style="linear" draw:angle="0" draw:start-color="#7c96a3" draw:end-color="#3b4c54" draw:start-intensity="100%" draw:end-intensity="100%"/>
    <draw:gradient draw:name="a1882" draw:style="linear" draw:angle="0" draw:start-color="#7c96a3" draw:end-color="#3b4c54" draw:start-intensity="100%" draw:end-intensity="100%"/>
    <draw:gradient draw:name="a304" draw:style="linear" draw:angle="0" draw:start-color="#7c96a3" draw:end-color="#3b4c54" draw:start-intensity="100%" draw:end-intensity="100%"/>
    <draw:gradient draw:name="a1341" draw:style="linear" draw:angle="0" draw:start-color="#7c96a3" draw:end-color="#3b4c54" draw:start-intensity="100%" draw:end-intensity="100%"/>
    <draw:gradient draw:name="a290" draw:style="linear" draw:angle="0" draw:start-color="#7c96a3" draw:end-color="#3b4c54" draw:start-intensity="100%" draw:end-intensity="100%"/>
    <draw:gradient draw:name="a1884" draw:style="linear" draw:angle="0" draw:start-color="#7c96a3" draw:end-color="#3b4c54" draw:start-intensity="100%" draw:end-intensity="100%"/>
    <draw:gradient draw:name="a847" draw:style="linear" draw:angle="0" draw:start-color="#7c96a3" draw:end-color="#3b4c54" draw:start-intensity="100%" draw:end-intensity="100%"/>
    <draw:gradient draw:name="a306" draw:style="linear" draw:angle="0" draw:start-color="#7c96a3" draw:end-color="#3b4c54" draw:start-intensity="100%" draw:end-intensity="100%"/>
    <draw:gradient draw:name="a1343" draw:style="linear" draw:angle="0" draw:start-color="#7c96a3" draw:end-color="#3b4c54" draw:start-intensity="100%" draw:end-intensity="100%"/>
    <draw:gradient draw:name="a292" draw:style="linear" draw:angle="0" draw:start-color="#7c96a3" draw:end-color="#3b4c54" draw:start-intensity="100%" draw:end-intensity="100%"/>
    <draw:gradient draw:name="a1886" draw:style="linear" draw:angle="0" draw:start-color="#7c96a3" draw:end-color="#3b4c54" draw:start-intensity="100%" draw:end-intensity="100%"/>
    <draw:gradient draw:name="a849" draw:style="linear" draw:angle="0" draw:start-color="#7c96a3" draw:end-color="#3b4c54" draw:start-intensity="100%" draw:end-intensity="100%"/>
    <draw:gradient draw:name="a308" draw:style="linear" draw:angle="0" draw:start-color="#7c96a3" draw:end-color="#3b4c54" draw:start-intensity="100%" draw:end-intensity="100%"/>
    <draw:gradient draw:name="a1345" draw:style="linear" draw:angle="0" draw:start-color="#7c96a3" draw:end-color="#3b4c54" draw:start-intensity="100%" draw:end-intensity="100%"/>
    <draw:gradient draw:name="a294" draw:style="linear" draw:angle="0" draw:start-color="#7c96a3" draw:end-color="#3b4c54" draw:start-intensity="100%" draw:end-intensity="100%"/>
    <draw:gradient draw:name="a1888" draw:style="linear" draw:angle="0" draw:start-color="#7c96a3" draw:end-color="#3b4c54" draw:start-intensity="100%" draw:end-intensity="100%"/>
    <draw:gradient draw:name="a1347" draw:style="linear" draw:angle="0" draw:start-color="#7c96a3" draw:end-color="#3b4c54" draw:start-intensity="100%" draw:end-intensity="100%"/>
    <draw:gradient draw:name="a296" draw:style="linear" draw:angle="0" draw:start-color="#7c96a3" draw:end-color="#3b4c54" draw:start-intensity="100%" draw:end-intensity="100%"/>
    <draw:gradient draw:name="a1349" draw:style="linear" draw:angle="0" draw:start-color="#7c96a3" draw:end-color="#3b4c54" draw:start-intensity="100%" draw:end-intensity="100%"/>
    <draw:gradient draw:name="a298" draw:style="linear" draw:angle="0" draw:start-color="#7c96a3" draw:end-color="#3b4c54" draw:start-intensity="100%" draw:end-intensity="100%"/>
    <draw:gradient draw:name="a1070" draw:style="linear" draw:angle="0" draw:start-color="#7c96a3" draw:end-color="#3b4c54" draw:start-intensity="100%" draw:end-intensity="100%"/>
    <draw:gradient draw:name="a1072" draw:style="linear" draw:angle="0" draw:start-color="#7c96a3" draw:end-color="#3b4c54" draw:start-intensity="100%" draw:end-intensity="100%"/>
    <draw:gradient draw:name="a1074" draw:style="linear" draw:angle="0" draw:start-color="#7c96a3" draw:end-color="#3b4c54" draw:start-intensity="100%" draw:end-intensity="100%"/>
    <draw:gradient draw:name="a1076" draw:style="linear" draw:angle="0" draw:start-color="#7c96a3" draw:end-color="#3b4c54" draw:start-intensity="100%" draw:end-intensity="100%"/>
    <draw:gradient draw:name="a1900" draw:style="linear" draw:angle="0" draw:start-color="#7c96a3" draw:end-color="#3b4c54" draw:start-intensity="100%" draw:end-intensity="100%"/>
    <draw:gradient draw:name="a1078" draw:style="linear" draw:angle="0" draw:start-color="#7c96a3" draw:end-color="#3b4c54" draw:start-intensity="100%" draw:end-intensity="100%"/>
    <draw:gradient draw:name="a1902" draw:style="linear" draw:angle="0" draw:start-color="#7c96a3" draw:end-color="#3b4c54" draw:start-intensity="100%" draw:end-intensity="100%"/>
    <draw:gradient draw:name="a851" draw:style="linear" draw:angle="0" draw:start-color="#7c96a3" draw:end-color="#3b4c54" draw:start-intensity="100%" draw:end-intensity="100%"/>
    <draw:gradient draw:name="a310" draw:style="linear" draw:angle="0" draw:start-color="#7c96a3" draw:end-color="#3b4c54" draw:start-intensity="100%" draw:end-intensity="100%"/>
    <draw:gradient draw:name="a1904" draw:style="linear" draw:angle="0" draw:start-color="#7c96a3" draw:end-color="#3b4c54" draw:start-intensity="100%" draw:end-intensity="100%"/>
    <draw:gradient draw:name="a853" draw:style="linear" draw:angle="0" draw:start-color="#7c96a3" draw:end-color="#3b4c54" draw:start-intensity="100%" draw:end-intensity="100%"/>
    <draw:gradient draw:name="a1890" draw:style="linear" draw:angle="0" draw:start-color="#7c96a3" draw:end-color="#3b4c54" draw:start-intensity="100%" draw:end-intensity="100%"/>
    <draw:gradient draw:name="a312" draw:style="linear" draw:angle="0" draw:start-color="#7c96a3" draw:end-color="#3b4c54" draw:start-intensity="100%" draw:end-intensity="100%"/>
    <draw:gradient draw:name="a1906" draw:style="linear" draw:angle="0" draw:start-color="#7c96a3" draw:end-color="#3b4c54" draw:start-intensity="100%" draw:end-intensity="100%"/>
    <draw:gradient draw:name="a855" draw:style="linear" draw:angle="0" draw:start-color="#7c96a3" draw:end-color="#3b4c54" draw:start-intensity="100%" draw:end-intensity="100%"/>
    <draw:gradient draw:name="a1892" draw:style="linear" draw:angle="0" draw:start-color="#7c96a3" draw:end-color="#3b4c54" draw:start-intensity="100%" draw:end-intensity="100%"/>
    <draw:gradient draw:name="a314" draw:style="linear" draw:angle="0" draw:start-color="#7c96a3" draw:end-color="#3b4c54" draw:start-intensity="100%" draw:end-intensity="100%"/>
    <draw:gradient draw:name="a1908" draw:style="linear" draw:angle="0" draw:start-color="#7c96a3" draw:end-color="#3b4c54" draw:start-intensity="100%" draw:end-intensity="100%"/>
    <draw:gradient draw:name="a1351" draw:style="linear" draw:angle="0" draw:start-color="#7c96a3" draw:end-color="#3b4c54" draw:start-intensity="100%" draw:end-intensity="100%"/>
    <draw:gradient draw:name="a857" draw:style="linear" draw:angle="0" draw:start-color="#7c96a3" draw:end-color="#3b4c54" draw:start-intensity="100%" draw:end-intensity="100%"/>
    <draw:gradient draw:name="a1894" draw:style="linear" draw:angle="0" draw:start-color="#7c96a3" draw:end-color="#3b4c54" draw:start-intensity="100%" draw:end-intensity="100%"/>
    <draw:gradient draw:name="a316" draw:style="linear" draw:angle="0" draw:start-color="#7c96a3" draw:end-color="#3b4c54" draw:start-intensity="100%" draw:end-intensity="100%"/>
    <draw:gradient draw:name="a1353" draw:style="linear" draw:angle="0" draw:start-color="#7c96a3" draw:end-color="#3b4c54" draw:start-intensity="100%" draw:end-intensity="100%"/>
    <draw:gradient draw:name="a859" draw:style="linear" draw:angle="0" draw:start-color="#7c96a3" draw:end-color="#3b4c54" draw:start-intensity="100%" draw:end-intensity="100%"/>
    <draw:gradient draw:name="a1896" draw:style="linear" draw:angle="0" draw:start-color="#7c96a3" draw:end-color="#3b4c54" draw:start-intensity="100%" draw:end-intensity="100%"/>
    <draw:gradient draw:name="a318" draw:style="linear" draw:angle="0" draw:start-color="#7c96a3" draw:end-color="#3b4c54" draw:start-intensity="100%" draw:end-intensity="100%"/>
    <draw:gradient draw:name="a1355" draw:style="linear" draw:angle="0" draw:start-color="#7c96a3" draw:end-color="#3b4c54" draw:start-intensity="100%" draw:end-intensity="100%"/>
    <draw:gradient draw:name="a1898" draw:style="linear" draw:angle="0" draw:start-color="#7c96a3" draw:end-color="#3b4c54" draw:start-intensity="100%" draw:end-intensity="100%"/>
    <draw:gradient draw:name="a1357" draw:style="linear" draw:angle="0" draw:start-color="#7c96a3" draw:end-color="#3b4c54" draw:start-intensity="100%" draw:end-intensity="100%"/>
    <draw:gradient draw:name="a1359" draw:style="linear" draw:angle="0" draw:start-color="#7c96a3" draw:end-color="#3b4c54" draw:start-intensity="100%" draw:end-intensity="100%"/>
    <draw:gradient draw:name="a1080" draw:style="linear" draw:angle="0" draw:start-color="#7c96a3" draw:end-color="#3b4c54" draw:start-intensity="100%" draw:end-intensity="100%"/>
    <draw:gradient draw:name="a1082" draw:style="linear" draw:angle="0" draw:start-color="#7c96a3" draw:end-color="#3b4c54" draw:start-intensity="100%" draw:end-intensity="100%"/>
    <draw:gradient draw:name="a1084" draw:style="linear" draw:angle="0" draw:start-color="#7c96a3" draw:end-color="#3b4c54" draw:start-intensity="100%" draw:end-intensity="100%"/>
    <draw:gradient draw:name="a1910" draw:style="linear" draw:angle="0" draw:start-color="#7c96a3" draw:end-color="#3b4c54" draw:start-intensity="100%" draw:end-intensity="100%"/>
    <draw:gradient draw:name="a1912" draw:style="linear" draw:angle="0" draw:start-color="#7c96a3" draw:end-color="#3b4c54" draw:start-intensity="100%" draw:end-intensity="100%"/>
    <draw:gradient draw:name="a861" draw:style="linear" draw:angle="0" draw:start-color="#7c96a3" draw:end-color="#3b4c54" draw:start-intensity="100%" draw:end-intensity="100%"/>
    <draw:gradient draw:name="a320" draw:style="linear" draw:angle="0" draw:start-color="#7c96a3" draw:end-color="#3b4c54" draw:start-intensity="100%" draw:end-intensity="100%"/>
    <draw:gradient draw:name="a1914" draw:style="linear" draw:angle="0" draw:start-color="#7c96a3" draw:end-color="#3b4c54" draw:start-intensity="100%" draw:end-intensity="100%"/>
    <draw:gradient draw:name="a863" draw:style="linear" draw:angle="0" draw:start-color="#7c96a3" draw:end-color="#3b4c54" draw:start-intensity="100%" draw:end-intensity="100%"/>
    <draw:gradient draw:name="a322" draw:style="linear" draw:angle="0" draw:start-color="#7c96a3" draw:end-color="#3b4c54" draw:start-intensity="100%" draw:end-intensity="100%"/>
    <draw:gradient draw:name="a1916" draw:style="linear" draw:angle="0" draw:start-color="#7c96a3" draw:end-color="#3b4c54" draw:start-intensity="100%" draw:end-intensity="100%"/>
    <draw:gradient draw:name="a865" draw:style="linear" draw:angle="0" draw:start-color="#7c96a3" draw:end-color="#3b4c54" draw:start-intensity="100%" draw:end-intensity="100%"/>
    <draw:gradient draw:name="a324" draw:style="linear" draw:angle="0" draw:start-color="#7c96a3" draw:end-color="#3b4c54" draw:start-intensity="100%" draw:end-intensity="100%"/>
    <draw:gradient draw:name="a1918" draw:style="linear" draw:angle="0" draw:start-color="#7c96a3" draw:end-color="#3b4c54" draw:start-intensity="100%" draw:end-intensity="100%"/>
    <draw:gradient draw:name="a1361" draw:style="linear" draw:angle="0" draw:start-color="#7c96a3" draw:end-color="#3b4c54" draw:start-intensity="100%" draw:end-intensity="100%"/>
    <draw:gradient draw:name="a867" draw:style="linear" draw:angle="0" draw:start-color="#7c96a3" draw:end-color="#3b4c54" draw:start-intensity="100%" draw:end-intensity="100%"/>
    <draw:gradient draw:name="a326" draw:style="linear" draw:angle="0" draw:start-color="#7c96a3" draw:end-color="#3b4c54" draw:start-intensity="100%" draw:end-intensity="100%"/>
    <draw:gradient draw:name="a1363" draw:style="linear" draw:angle="0" draw:start-color="#7c96a3" draw:end-color="#3b4c54" draw:start-intensity="100%" draw:end-intensity="100%"/>
    <draw:gradient draw:name="a869" draw:style="linear" draw:angle="0" draw:start-color="#7c96a3" draw:end-color="#3b4c54" draw:start-intensity="100%" draw:end-intensity="100%"/>
    <draw:gradient draw:name="a328" draw:style="linear" draw:angle="0" draw:start-color="#7c96a3" draw:end-color="#3b4c54" draw:start-intensity="100%" draw:end-intensity="100%"/>
    <draw:gradient draw:name="a1365" draw:style="linear" draw:angle="0" draw:start-color="#7c96a3" draw:end-color="#3b4c54" draw:start-intensity="100%" draw:end-intensity="100%"/>
    <draw:gradient draw:name="a1367" draw:style="linear" draw:angle="0" draw:start-color="#7c96a3" draw:end-color="#3b4c54" draw:start-intensity="100%" draw:end-intensity="100%"/>
    <draw:gradient draw:name="a1369" draw:style="linear" draw:angle="0" draw:start-color="#7c96a3" draw:end-color="#3b4c54" draw:start-intensity="100%" draw:end-intensity="100%"/>
    <draw:gradient draw:name="a1648" draw:style="linear" draw:angle="0" draw:start-color="#7c96a3" draw:end-color="#3b4c54" draw:start-intensity="100%" draw:end-intensity="100%"/>
    <draw:gradient draw:name="a1920" draw:style="linear" draw:angle="0" draw:start-color="#7c96a3" draw:end-color="#3b4c54" draw:start-intensity="100%" draw:end-intensity="100%"/>
    <draw:gradient draw:name="a1922" draw:style="linear" draw:angle="0" draw:start-color="#7c96a3" draw:end-color="#3b4c54" draw:start-intensity="100%" draw:end-intensity="100%"/>
    <draw:gradient draw:name="a871" draw:style="linear" draw:angle="0" draw:start-color="#7c96a3" draw:end-color="#3b4c54" draw:start-intensity="100%" draw:end-intensity="100%"/>
    <draw:gradient draw:name="a330" draw:style="linear" draw:angle="0" draw:start-color="#7c96a3" draw:end-color="#3b4c54" draw:start-intensity="100%" draw:end-intensity="100%"/>
    <draw:gradient draw:name="a1924" draw:style="linear" draw:angle="0" draw:start-color="#7c96a3" draw:end-color="#3b4c54" draw:start-intensity="100%" draw:end-intensity="100%"/>
    <draw:gradient draw:name="a873" draw:style="linear" draw:angle="0" draw:start-color="#7c96a3" draw:end-color="#3b4c54" draw:start-intensity="100%" draw:end-intensity="100%"/>
    <draw:gradient draw:name="a332" draw:style="linear" draw:angle="0" draw:start-color="#7c96a3" draw:end-color="#3b4c54" draw:start-intensity="100%" draw:end-intensity="100%"/>
    <draw:gradient draw:name="a1926" draw:style="linear" draw:angle="0" draw:start-color="#7c96a3" draw:end-color="#3b4c54" draw:start-intensity="100%" draw:end-intensity="100%"/>
    <draw:gradient draw:name="a334" draw:style="linear" draw:angle="0" draw:start-color="#7c96a3" draw:end-color="#3b4c54" draw:start-intensity="100%" draw:end-intensity="100%"/>
    <draw:gradient draw:name="a1928" draw:style="linear" draw:angle="0" draw:start-color="#7c96a3" draw:end-color="#3b4c54" draw:start-intensity="100%" draw:end-intensity="100%"/>
    <draw:gradient draw:name="a1371" draw:style="linear" draw:angle="0" draw:start-color="#7c96a3" draw:end-color="#3b4c54" draw:start-intensity="100%" draw:end-intensity="100%"/>
    <draw:gradient draw:name="a336" draw:style="linear" draw:angle="0" draw:start-color="#7c96a3" draw:end-color="#3b4c54" draw:start-intensity="100%" draw:end-intensity="100%"/>
    <draw:gradient draw:name="a1373" draw:style="linear" draw:angle="0" draw:start-color="#7c96a3" draw:end-color="#3b4c54" draw:start-intensity="100%" draw:end-intensity="100%"/>
    <draw:gradient draw:name="a338" draw:style="linear" draw:angle="0" draw:start-color="#7c96a3" draw:end-color="#3b4c54" draw:start-intensity="100%" draw:end-intensity="100%"/>
    <draw:gradient draw:name="a1375" draw:style="linear" draw:angle="0" draw:start-color="#7c96a3" draw:end-color="#3b4c54" draw:start-intensity="100%" draw:end-intensity="100%"/>
    <draw:gradient draw:name="a1377" draw:style="linear" draw:angle="0" draw:start-color="#7c96a3" draw:end-color="#3b4c54" draw:start-intensity="100%" draw:end-intensity="100%"/>
    <draw:gradient draw:name="a1379" draw:style="linear" draw:angle="0" draw:start-color="#7c96a3" draw:end-color="#3b4c54" draw:start-intensity="100%" draw:end-intensity="100%"/>
    <draw:gradient draw:name="a1650" draw:style="linear" draw:angle="0" draw:start-color="#7c96a3" draw:end-color="#3b4c54" draw:start-intensity="100%" draw:end-intensity="100%"/>
    <draw:gradient draw:name="a1652" draw:style="linear" draw:angle="0" draw:start-color="#7c96a3" draw:end-color="#3b4c54" draw:start-intensity="100%" draw:end-intensity="100%"/>
    <draw:gradient draw:name="a1111" draw:style="linear" draw:angle="0" draw:start-color="#7c96a3" draw:end-color="#3b4c54" draw:start-intensity="100%" draw:end-intensity="100%"/>
    <draw:gradient draw:name="a1654" draw:style="linear" draw:angle="0" draw:start-color="#7c96a3" draw:end-color="#3b4c54" draw:start-intensity="100%" draw:end-intensity="100%"/>
    <draw:gradient draw:name="a1113" draw:style="linear" draw:angle="0" draw:start-color="#7c96a3" draw:end-color="#3b4c54" draw:start-intensity="100%" draw:end-intensity="100%"/>
    <draw:gradient draw:name="a1656" draw:style="linear" draw:angle="0" draw:start-color="#7c96a3" draw:end-color="#3b4c54" draw:start-intensity="100%" draw:end-intensity="100%"/>
    <draw:gradient draw:name="a1115" draw:style="linear" draw:angle="0" draw:start-color="#7c96a3" draw:end-color="#3b4c54" draw:start-intensity="100%" draw:end-intensity="100%"/>
    <draw:gradient draw:name="a1658" draw:style="linear" draw:angle="0" draw:start-color="#7c96a3" draw:end-color="#3b4c54" draw:start-intensity="100%" draw:end-intensity="100%"/>
    <draw:gradient draw:name="a1117" draw:style="linear" draw:angle="0" draw:start-color="#7c96a3" draw:end-color="#3b4c54" draw:start-intensity="100%" draw:end-intensity="100%"/>
    <draw:gradient draw:name="a1119" draw:style="linear" draw:angle="0" draw:start-color="#7c96a3" draw:end-color="#3b4c54" draw:start-intensity="100%" draw:end-intensity="100%"/>
    <draw:gradient draw:name="a1930" draw:style="linear" draw:angle="0" draw:start-color="#7c96a3" draw:end-color="#3b4c54" draw:start-intensity="100%" draw:end-intensity="100%"/>
    <draw:gradient draw:name="a1932" draw:style="linear" draw:angle="0" draw:start-color="#7c96a3" draw:end-color="#3b4c54" draw:start-intensity="100%" draw:end-intensity="100%"/>
    <draw:gradient draw:name="a340" draw:style="linear" draw:angle="0" draw:start-color="#7c96a3" draw:end-color="#3b4c54" draw:start-intensity="100%" draw:end-intensity="100%"/>
    <draw:gradient draw:name="a1934" draw:style="linear" draw:angle="0" draw:start-color="#7c96a3" draw:end-color="#3b4c54" draw:start-intensity="100%" draw:end-intensity="100%"/>
    <draw:gradient draw:name="a342" draw:style="linear" draw:angle="0" draw:start-color="#7c96a3" draw:end-color="#3b4c54" draw:start-intensity="100%" draw:end-intensity="100%"/>
    <draw:gradient draw:name="a1936" draw:style="linear" draw:angle="0" draw:start-color="#7c96a3" draw:end-color="#3b4c54" draw:start-intensity="100%" draw:end-intensity="100%"/>
    <draw:gradient draw:name="a1381" draw:style="linear" draw:angle="0" draw:start-color="#7c96a3" draw:end-color="#3b4c54" draw:start-intensity="100%" draw:end-intensity="100%"/>
    <draw:gradient draw:name="a1383" draw:style="linear" draw:angle="0" draw:start-color="#7c96a3" draw:end-color="#3b4c54" draw:start-intensity="100%" draw:end-intensity="100%"/>
    <draw:gradient draw:name="a623" draw:style="linear" draw:angle="0" draw:start-color="#7c96a3" draw:end-color="#3b4c54" draw:start-intensity="100%" draw:end-intensity="100%"/>
    <draw:gradient draw:name="a1660" draw:style="linear" draw:angle="0" draw:start-color="#7c96a3" draw:end-color="#3b4c54" draw:start-intensity="100%" draw:end-intensity="100%"/>
    <draw:gradient draw:name="a625" draw:style="linear" draw:angle="0" draw:start-color="#7c96a3" draw:end-color="#3b4c54" draw:start-intensity="100%" draw:end-intensity="100%"/>
    <draw:gradient draw:name="a1662" draw:style="linear" draw:angle="0" draw:start-color="#7c96a3" draw:end-color="#3b4c54" draw:start-intensity="100%" draw:end-intensity="100%"/>
    <draw:gradient draw:name="a1121" draw:style="linear" draw:angle="0" draw:start-color="#7c96a3" draw:end-color="#3b4c54" draw:start-intensity="100%" draw:end-intensity="100%"/>
    <draw:gradient draw:name="a627" draw:style="linear" draw:angle="0" draw:start-color="#7c96a3" draw:end-color="#3b4c54" draw:start-intensity="100%" draw:end-intensity="100%"/>
    <draw:gradient draw:name="a1664" draw:style="linear" draw:angle="0" draw:start-color="#7c96a3" draw:end-color="#3b4c54" draw:start-intensity="100%" draw:end-intensity="100%"/>
    <draw:gradient draw:name="a1123" draw:style="linear" draw:angle="0" draw:start-color="#7c96a3" draw:end-color="#3b4c54" draw:start-intensity="100%" draw:end-intensity="100%"/>
    <draw:gradient draw:name="a629" draw:style="linear" draw:angle="0" draw:start-color="#7c96a3" draw:end-color="#3b4c54" draw:start-intensity="100%" draw:end-intensity="100%"/>
    <draw:gradient draw:name="a1666" draw:style="linear" draw:angle="0" draw:start-color="#7c96a3" draw:end-color="#3b4c54" draw:start-intensity="100%" draw:end-intensity="100%"/>
    <draw:gradient draw:name="a1125" draw:style="linear" draw:angle="0" draw:start-color="#7c96a3" draw:end-color="#3b4c54" draw:start-intensity="100%" draw:end-intensity="100%"/>
    <draw:gradient draw:name="a1668" draw:style="linear" draw:angle="0" draw:start-color="#7c96a3" draw:end-color="#3b4c54" draw:start-intensity="100%" draw:end-intensity="100%"/>
    <draw:gradient draw:name="a1127" draw:style="linear" draw:angle="0" draw:start-color="#7c96a3" draw:end-color="#3b4c54" draw:start-intensity="100%" draw:end-intensity="100%"/>
    <draw:gradient draw:name="a1129" draw:style="linear" draw:angle="0" draw:start-color="#7c96a3" draw:end-color="#3b4c54" draw:start-intensity="100%" draw:end-intensity="100%"/>
    <draw:gradient draw:name="a1406" draw:style="linear" draw:angle="0" draw:start-color="#7c96a3" draw:end-color="#3b4c54" draw:start-intensity="100%" draw:end-intensity="100%"/>
    <draw:gradient draw:name="a1408" draw:style="linear" draw:angle="0" draw:start-color="#7c96a3" draw:end-color="#3b4c54" draw:start-intensity="100%" draw:end-intensity="100%"/>
    <draw:gradient draw:name="a33" draw:style="linear" draw:angle="0" draw:start-color="#7c96a3" draw:end-color="#3b4c54" draw:start-intensity="100%" draw:end-intensity="100%"/>
    <draw:gradient draw:name="a35" draw:style="linear" draw:angle="0" draw:start-color="#7c96a3" draw:end-color="#3b4c54" draw:start-intensity="100%" draw:end-intensity="100%"/>
    <draw:gradient draw:name="a37" draw:style="linear" draw:angle="0" draw:start-color="#7c96a3" draw:end-color="#3b4c54" draw:start-intensity="100%" draw:end-intensity="100%"/>
    <draw:gradient draw:name="a631" draw:style="linear" draw:angle="0" draw:start-color="#7c96a3" draw:end-color="#3b4c54" draw:start-intensity="100%" draw:end-intensity="100%"/>
    <draw:gradient draw:name="a39" draw:style="linear" draw:angle="0" draw:start-color="#7c96a3" draw:end-color="#3b4c54" draw:start-intensity="100%" draw:end-intensity="100%"/>
    <draw:gradient draw:name="a633" draw:style="linear" draw:angle="0" draw:start-color="#7c96a3" draw:end-color="#3b4c54" draw:start-intensity="100%" draw:end-intensity="100%"/>
    <draw:gradient draw:name="a1670" draw:style="linear" draw:angle="0" draw:start-color="#7c96a3" draw:end-color="#3b4c54" draw:start-intensity="100%" draw:end-intensity="100%"/>
    <draw:gradient draw:name="a635" draw:style="linear" draw:angle="0" draw:start-color="#7c96a3" draw:end-color="#3b4c54" draw:start-intensity="100%" draw:end-intensity="100%"/>
    <draw:gradient draw:name="a1672" draw:style="linear" draw:angle="0" draw:start-color="#7c96a3" draw:end-color="#3b4c54" draw:start-intensity="100%" draw:end-intensity="100%"/>
    <draw:gradient draw:name="a1131" draw:style="linear" draw:angle="0" draw:start-color="#7c96a3" draw:end-color="#3b4c54" draw:start-intensity="100%" draw:end-intensity="100%"/>
    <draw:gradient draw:name="a637" draw:style="linear" draw:angle="0" draw:start-color="#7c96a3" draw:end-color="#3b4c54" draw:start-intensity="100%" draw:end-intensity="100%"/>
    <draw:gradient draw:name="a1674" draw:style="linear" draw:angle="0" draw:start-color="#7c96a3" draw:end-color="#3b4c54" draw:start-intensity="100%" draw:end-intensity="100%"/>
    <draw:gradient draw:name="a1133" draw:style="linear" draw:angle="0" draw:start-color="#7c96a3" draw:end-color="#3b4c54" draw:start-intensity="100%" draw:end-intensity="100%"/>
    <draw:gradient draw:name="a639" draw:style="linear" draw:angle="0" draw:start-color="#7c96a3" draw:end-color="#3b4c54" draw:start-intensity="100%" draw:end-intensity="100%"/>
    <draw:gradient draw:name="a1676" draw:style="linear" draw:angle="0" draw:start-color="#7c96a3" draw:end-color="#3b4c54" draw:start-intensity="100%" draw:end-intensity="100%"/>
    <draw:gradient draw:name="a1135" draw:style="linear" draw:angle="0" draw:start-color="#7c96a3" draw:end-color="#3b4c54" draw:start-intensity="100%" draw:end-intensity="100%"/>
    <draw:gradient draw:name="a1678" draw:style="linear" draw:angle="0" draw:start-color="#7c96a3" draw:end-color="#3b4c54" draw:start-intensity="100%" draw:end-intensity="100%"/>
    <draw:gradient draw:name="a1137" draw:style="linear" draw:angle="0" draw:start-color="#7c96a3" draw:end-color="#3b4c54" draw:start-intensity="100%" draw:end-intensity="100%"/>
    <draw:gradient draw:name="a1139" draw:style="linear" draw:angle="0" draw:start-color="#7c96a3" draw:end-color="#3b4c54" draw:start-intensity="100%" draw:end-intensity="100%"/>
    <draw:gradient draw:name="a913" draw:style="linear" draw:angle="0" draw:start-color="#7c96a3" draw:end-color="#3b4c54" draw:start-intensity="100%" draw:end-intensity="100%"/>
    <draw:gradient draw:name="a1410" draw:style="linear" draw:angle="0" draw:start-color="#7c96a3" draw:end-color="#3b4c54" draw:start-intensity="100%" draw:end-intensity="100%"/>
    <draw:gradient draw:name="a915" draw:style="linear" draw:angle="0" draw:start-color="#7c96a3" draw:end-color="#3b4c54" draw:start-intensity="100%" draw:end-intensity="100%"/>
    <draw:gradient draw:name="a1412" draw:style="linear" draw:angle="0" draw:start-color="#7c96a3" draw:end-color="#3b4c54" draw:start-intensity="100%" draw:end-intensity="100%"/>
    <draw:gradient draw:name="a917" draw:style="linear" draw:angle="0" draw:start-color="#7c96a3" draw:end-color="#3b4c54" draw:start-intensity="100%" draw:end-intensity="100%"/>
    <draw:gradient draw:name="a1414" draw:style="linear" draw:angle="0" draw:start-color="#7c96a3" draw:end-color="#3b4c54" draw:start-intensity="100%" draw:end-intensity="100%"/>
    <draw:gradient draw:name="a919" draw:style="linear" draw:angle="0" draw:start-color="#7c96a3" draw:end-color="#3b4c54" draw:start-intensity="100%" draw:end-intensity="100%"/>
    <draw:gradient draw:name="a1416" draw:style="linear" draw:angle="0" draw:start-color="#7c96a3" draw:end-color="#3b4c54" draw:start-intensity="100%" draw:end-intensity="100%"/>
    <draw:gradient draw:name="a365" draw:style="linear" draw:angle="0" draw:start-color="#7c96a3" draw:end-color="#3b4c54" draw:start-intensity="100%" draw:end-intensity="100%"/>
    <draw:gradient draw:name="a1418" draw:style="linear" draw:angle="0" draw:start-color="#7c96a3" draw:end-color="#3b4c54" draw:start-intensity="100%" draw:end-intensity="100%"/>
    <draw:gradient draw:name="a41" draw:style="linear" draw:angle="0" draw:start-color="#7c96a3" draw:end-color="#3b4c54" draw:start-intensity="100%" draw:end-intensity="100%"/>
    <draw:gradient draw:name="a367" draw:style="linear" draw:angle="0" draw:start-color="#7c96a3" draw:end-color="#3b4c54" draw:start-intensity="100%" draw:end-intensity="100%"/>
    <draw:gradient draw:name="a43" draw:style="linear" draw:angle="0" draw:start-color="#7c96a3" draw:end-color="#3b4c54" draw:start-intensity="100%" draw:end-intensity="100%"/>
    <draw:gradient draw:name="a369" draw:style="linear" draw:angle="0" draw:start-color="#7c96a3" draw:end-color="#3b4c54" draw:start-intensity="100%" draw:end-intensity="100%"/>
    <draw:gradient draw:name="a45" draw:style="linear" draw:angle="0" draw:start-color="#7c96a3" draw:end-color="#3b4c54" draw:start-intensity="100%" draw:end-intensity="100%"/>
    <draw:gradient draw:name="a47" draw:style="linear" draw:angle="0" draw:start-color="#7c96a3" draw:end-color="#3b4c54" draw:start-intensity="100%" draw:end-intensity="100%"/>
    <draw:gradient draw:name="a641" draw:style="linear" draw:angle="0" draw:start-color="#7c96a3" draw:end-color="#3b4c54" draw:start-intensity="100%" draw:end-intensity="100%"/>
    <draw:gradient draw:name="a49" draw:style="linear" draw:angle="0" draw:start-color="#7c96a3" draw:end-color="#3b4c54" draw:start-intensity="100%" draw:end-intensity="100%"/>
    <draw:gradient draw:name="a643" draw:style="linear" draw:angle="0" draw:start-color="#7c96a3" draw:end-color="#3b4c54" draw:start-intensity="100%" draw:end-intensity="100%"/>
    <draw:gradient draw:name="a101" draw:style="linear" draw:angle="0" draw:start-color="#7c96a3" draw:end-color="#3b4c54" draw:start-intensity="100%" draw:end-intensity="100%"/>
    <draw:gradient draw:name="a1680" draw:style="linear" draw:angle="0" draw:start-color="#7c96a3" draw:end-color="#3b4c54" draw:start-intensity="100%" draw:end-intensity="100%"/>
    <draw:gradient draw:name="a645" draw:style="linear" draw:angle="0" draw:start-color="#7c96a3" draw:end-color="#3b4c54" draw:start-intensity="100%" draw:end-intensity="100%"/>
    <draw:gradient draw:name="a103" draw:style="linear" draw:angle="0" draw:start-color="#7c96a3" draw:end-color="#3b4c54" draw:start-intensity="100%" draw:end-intensity="100%"/>
    <draw:gradient draw:name="a1682" draw:style="linear" draw:angle="0" draw:start-color="#7c96a3" draw:end-color="#3b4c54" draw:start-intensity="100%" draw:end-intensity="100%"/>
    <draw:gradient draw:name="a1141" draw:style="linear" draw:angle="0" draw:start-color="#7c96a3" draw:end-color="#3b4c54" draw:start-intensity="100%" draw:end-intensity="100%"/>
    <draw:gradient draw:name="a647" draw:style="linear" draw:angle="0" draw:start-color="#7c96a3" draw:end-color="#3b4c54" draw:start-intensity="100%" draw:end-intensity="100%"/>
    <draw:gradient draw:name="a105" draw:style="linear" draw:angle="0" draw:start-color="#7c96a3" draw:end-color="#3b4c54" draw:start-intensity="100%" draw:end-intensity="100%"/>
    <draw:gradient draw:name="a1684" draw:style="linear" draw:angle="0" draw:start-color="#7c96a3" draw:end-color="#3b4c54" draw:start-intensity="100%" draw:end-intensity="100%"/>
    <draw:gradient draw:name="a1143" draw:style="linear" draw:angle="0" draw:start-color="#7c96a3" draw:end-color="#3b4c54" draw:start-intensity="100%" draw:end-intensity="100%"/>
    <draw:gradient draw:name="a649" draw:style="linear" draw:angle="0" draw:start-color="#7c96a3" draw:end-color="#3b4c54" draw:start-intensity="100%" draw:end-intensity="100%"/>
    <draw:gradient draw:name="a1686" draw:style="linear" draw:angle="0" draw:start-color="#7c96a3" draw:end-color="#3b4c54" draw:start-intensity="100%" draw:end-intensity="100%"/>
    <draw:gradient draw:name="a1145" draw:style="linear" draw:angle="0" draw:start-color="#7c96a3" draw:end-color="#3b4c54" draw:start-intensity="100%" draw:end-intensity="100%"/>
    <draw:gradient draw:name="a1688" draw:style="linear" draw:angle="0" draw:start-color="#7c96a3" draw:end-color="#3b4c54" draw:start-intensity="100%" draw:end-intensity="100%"/>
    <draw:gradient draw:name="a1147" draw:style="linear" draw:angle="0" draw:start-color="#7c96a3" draw:end-color="#3b4c54" draw:start-intensity="100%" draw:end-intensity="100%"/>
    <draw:gradient draw:name="a921" draw:style="linear" draw:angle="0" draw:start-color="#7c96a3" draw:end-color="#3b4c54" draw:start-intensity="100%" draw:end-intensity="100%"/>
    <draw:gradient draw:name="a1149" draw:style="linear" draw:angle="0" draw:start-color="#7c96a3" draw:end-color="#3b4c54" draw:start-intensity="100%" draw:end-intensity="100%"/>
    <draw:gradient draw:name="a923" draw:style="linear" draw:angle="0" draw:start-color="#7c96a3" draw:end-color="#3b4c54" draw:start-intensity="100%" draw:end-intensity="100%"/>
    <draw:gradient draw:name="a1420" draw:style="linear" draw:angle="0" draw:start-color="#7c96a3" draw:end-color="#3b4c54" draw:start-intensity="100%" draw:end-intensity="100%"/>
    <draw:gradient draw:name="a925" draw:style="linear" draw:angle="0" draw:start-color="#7c96a3" draw:end-color="#3b4c54" draw:start-intensity="100%" draw:end-intensity="100%"/>
    <draw:gradient draw:name="a1422" draw:style="linear" draw:angle="0" draw:start-color="#7c96a3" draw:end-color="#3b4c54" draw:start-intensity="100%" draw:end-intensity="100%"/>
    <draw:gradient draw:name="a927" draw:style="linear" draw:angle="0" draw:start-color="#7c96a3" draw:end-color="#3b4c54" draw:start-intensity="100%" draw:end-intensity="100%"/>
    <draw:gradient draw:name="a371" draw:style="linear" draw:angle="0" draw:start-color="#7c96a3" draw:end-color="#3b4c54" draw:start-intensity="100%" draw:end-intensity="100%"/>
    <draw:gradient draw:name="a1424" draw:style="linear" draw:angle="0" draw:start-color="#7c96a3" draw:end-color="#3b4c54" draw:start-intensity="100%" draw:end-intensity="100%"/>
    <draw:gradient draw:name="a929" draw:style="linear" draw:angle="0" draw:start-color="#7c96a3" draw:end-color="#3b4c54" draw:start-intensity="100%" draw:end-intensity="100%"/>
    <draw:gradient draw:name="a373" draw:style="linear" draw:angle="0" draw:start-color="#7c96a3" draw:end-color="#3b4c54" draw:start-intensity="100%" draw:end-intensity="100%"/>
    <draw:gradient draw:name="a1426" draw:style="linear" draw:angle="0" draw:start-color="#7c96a3" draw:end-color="#3b4c54" draw:start-intensity="100%" draw:end-intensity="100%"/>
    <draw:gradient draw:name="a375" draw:style="linear" draw:angle="0" draw:start-color="#7c96a3" draw:end-color="#3b4c54" draw:start-intensity="100%" draw:end-intensity="100%"/>
    <draw:gradient draw:name="a1428" draw:style="linear" draw:angle="0" draw:start-color="#7c96a3" draw:end-color="#3b4c54" draw:start-intensity="100%" draw:end-intensity="100%"/>
    <draw:gradient draw:name="a51" draw:style="linear" draw:angle="0" draw:start-color="#7c96a3" draw:end-color="#3b4c54" draw:start-intensity="100%" draw:end-intensity="100%"/>
    <draw:gradient draw:name="a377" draw:style="linear" draw:angle="0" draw:start-color="#7c96a3" draw:end-color="#3b4c54" draw:start-intensity="100%" draw:end-intensity="100%"/>
    <draw:gradient draw:name="a53" draw:style="linear" draw:angle="0" draw:start-color="#7c96a3" draw:end-color="#3b4c54" draw:start-intensity="100%" draw:end-intensity="100%"/>
    <draw:gradient draw:name="a379" draw:style="linear" draw:angle="0" draw:start-color="#7c96a3" draw:end-color="#3b4c54" draw:start-intensity="100%" draw:end-intensity="100%"/>
    <draw:gradient draw:name="a55" draw:style="linear" draw:angle="0" draw:start-color="#7c96a3" draw:end-color="#3b4c54" draw:start-intensity="100%" draw:end-intensity="100%"/>
    <draw:gradient draw:name="a1700" draw:style="linear" draw:angle="0" draw:start-color="#7c96a3" draw:end-color="#3b4c54" draw:start-intensity="100%" draw:end-intensity="100%"/>
    <draw:gradient draw:name="a57" draw:style="linear" draw:angle="0" draw:start-color="#7c96a3" draw:end-color="#3b4c54" draw:start-intensity="100%" draw:end-intensity="100%"/>
    <draw:gradient draw:name="a1702" draw:style="linear" draw:angle="0" draw:start-color="#7c96a3" draw:end-color="#3b4c54" draw:start-intensity="100%" draw:end-intensity="100%"/>
    <draw:gradient draw:name="a651" draw:style="linear" draw:angle="0" draw:start-color="#7c96a3" draw:end-color="#3b4c54" draw:start-intensity="100%" draw:end-intensity="100%"/>
    <draw:gradient draw:name="a59" draw:style="linear" draw:angle="0" draw:start-color="#7c96a3" draw:end-color="#3b4c54" draw:start-intensity="100%" draw:end-intensity="100%"/>
    <draw:gradient draw:name="a1704" draw:style="linear" draw:angle="0" draw:start-color="#7c96a3" draw:end-color="#3b4c54" draw:start-intensity="100%" draw:end-intensity="100%"/>
    <draw:gradient draw:name="a653" draw:style="linear" draw:angle="0" draw:start-color="#7c96a3" draw:end-color="#3b4c54" draw:start-intensity="100%" draw:end-intensity="100%"/>
    <draw:gradient draw:name="a1690" draw:style="linear" draw:angle="0" draw:start-color="#7c96a3" draw:end-color="#3b4c54" draw:start-intensity="100%" draw:end-intensity="100%"/>
    <draw:gradient draw:name="a1706" draw:style="linear" draw:angle="0" draw:start-color="#7c96a3" draw:end-color="#3b4c54" draw:start-intensity="100%" draw:end-intensity="100%"/>
    <draw:gradient draw:name="a655" draw:style="linear" draw:angle="0" draw:start-color="#7c96a3" draw:end-color="#3b4c54" draw:start-intensity="100%" draw:end-intensity="100%"/>
    <draw:gradient draw:name="a1692" draw:style="linear" draw:angle="0" draw:start-color="#7c96a3" draw:end-color="#3b4c54" draw:start-intensity="100%" draw:end-intensity="100%"/>
    <draw:gradient draw:name="a1708" draw:style="linear" draw:angle="0" draw:start-color="#7c96a3" draw:end-color="#3b4c54" draw:start-intensity="100%" draw:end-intensity="100%"/>
    <draw:gradient draw:name="a1151" draw:style="linear" draw:angle="0" draw:start-color="#7c96a3" draw:end-color="#3b4c54" draw:start-intensity="100%" draw:end-intensity="100%"/>
    <draw:gradient draw:name="a657" draw:style="linear" draw:angle="0" draw:start-color="#7c96a3" draw:end-color="#3b4c54" draw:start-intensity="100%" draw:end-intensity="100%"/>
    <draw:gradient draw:name="a1694" draw:style="linear" draw:angle="0" draw:start-color="#7c96a3" draw:end-color="#3b4c54" draw:start-intensity="100%" draw:end-intensity="100%"/>
    <draw:gradient draw:name="a1153" draw:style="linear" draw:angle="0" draw:start-color="#7c96a3" draw:end-color="#3b4c54" draw:start-intensity="100%" draw:end-intensity="100%"/>
    <draw:gradient draw:name="a659" draw:style="linear" draw:angle="0" draw:start-color="#7c96a3" draw:end-color="#3b4c54" draw:start-intensity="100%" draw:end-intensity="100%"/>
    <draw:gradient draw:name="a1696" draw:style="linear" draw:angle="0" draw:start-color="#7c96a3" draw:end-color="#3b4c54" draw:start-intensity="100%" draw:end-intensity="100%"/>
    <draw:gradient draw:name="a1155" draw:style="linear" draw:angle="0" draw:start-color="#7c96a3" draw:end-color="#3b4c54" draw:start-intensity="100%" draw:end-intensity="100%"/>
    <draw:gradient draw:name="a1698" draw:style="linear" draw:angle="0" draw:start-color="#7c96a3" draw:end-color="#3b4c54" draw:start-intensity="100%" draw:end-intensity="100%"/>
    <draw:gradient draw:name="a1157" draw:style="linear" draw:angle="0" draw:start-color="#7c96a3" draw:end-color="#3b4c54" draw:start-intensity="100%" draw:end-intensity="100%"/>
    <draw:gradient draw:name="a931" draw:style="linear" draw:angle="0" draw:start-color="#7c96a3" draw:end-color="#3b4c54" draw:start-intensity="100%" draw:end-intensity="100%"/>
    <draw:gradient draw:name="a1159" draw:style="linear" draw:angle="0" draw:start-color="#7c96a3" draw:end-color="#3b4c54" draw:start-intensity="100%" draw:end-intensity="100%"/>
    <draw:gradient draw:name="a933" draw:style="linear" draw:angle="0" draw:start-color="#7c96a3" draw:end-color="#3b4c54" draw:start-intensity="100%" draw:end-intensity="100%"/>
    <draw:gradient draw:name="a1430" draw:style="linear" draw:angle="0" draw:start-color="#7c96a3" draw:end-color="#3b4c54" draw:start-intensity="100%" draw:end-intensity="100%"/>
    <draw:gradient draw:name="a935" draw:style="linear" draw:angle="0" draw:start-color="#7c96a3" draw:end-color="#3b4c54" draw:start-intensity="100%" draw:end-intensity="100%"/>
    <draw:gradient draw:name="a1432" draw:style="linear" draw:angle="0" draw:start-color="#7c96a3" draw:end-color="#3b4c54" draw:start-intensity="100%" draw:end-intensity="100%"/>
    <draw:gradient draw:name="a937" draw:style="linear" draw:angle="0" draw:start-color="#7c96a3" draw:end-color="#3b4c54" draw:start-intensity="100%" draw:end-intensity="100%"/>
    <draw:gradient draw:name="a381" draw:style="linear" draw:angle="0" draw:start-color="#7c96a3" draw:end-color="#3b4c54" draw:start-intensity="100%" draw:end-intensity="100%"/>
    <draw:gradient draw:name="a1434" draw:style="linear" draw:angle="0" draw:start-color="#7c96a3" draw:end-color="#3b4c54" draw:start-intensity="100%" draw:end-intensity="100%"/>
    <draw:gradient draw:name="a939" draw:style="linear" draw:angle="0" draw:start-color="#7c96a3" draw:end-color="#3b4c54" draw:start-intensity="100%" draw:end-intensity="100%"/>
    <draw:gradient draw:name="a383" draw:style="linear" draw:angle="0" draw:start-color="#7c96a3" draw:end-color="#3b4c54" draw:start-intensity="100%" draw:end-intensity="100%"/>
    <draw:gradient draw:name="a1436" draw:style="linear" draw:angle="0" draw:start-color="#7c96a3" draw:end-color="#3b4c54" draw:start-intensity="100%" draw:end-intensity="100%"/>
    <draw:gradient draw:name="a385" draw:style="linear" draw:angle="0" draw:start-color="#7c96a3" draw:end-color="#3b4c54" draw:start-intensity="100%" draw:end-intensity="100%"/>
    <draw:gradient draw:name="a1438" draw:style="linear" draw:angle="0" draw:start-color="#7c96a3" draw:end-color="#3b4c54" draw:start-intensity="100%" draw:end-intensity="100%"/>
    <draw:gradient draw:name="a61" draw:style="linear" draw:angle="0" draw:start-color="#7c96a3" draw:end-color="#3b4c54" draw:start-intensity="100%" draw:end-intensity="100%"/>
    <draw:gradient draw:name="a387" draw:style="linear" draw:angle="0" draw:start-color="#7c96a3" draw:end-color="#3b4c54" draw:start-intensity="100%" draw:end-intensity="100%"/>
    <draw:gradient draw:name="a63" draw:style="linear" draw:angle="0" draw:start-color="#7c96a3" draw:end-color="#3b4c54" draw:start-intensity="100%" draw:end-intensity="100%"/>
    <draw:gradient draw:name="a389" draw:style="linear" draw:angle="0" draw:start-color="#7c96a3" draw:end-color="#3b4c54" draw:start-intensity="100%" draw:end-intensity="100%"/>
    <draw:gradient draw:name="a65" draw:style="linear" draw:angle="0" draw:start-color="#7c96a3" draw:end-color="#3b4c54" draw:start-intensity="100%" draw:end-intensity="100%"/>
    <draw:gradient draw:name="a1710" draw:style="linear" draw:angle="0" draw:start-color="#7c96a3" draw:end-color="#3b4c54" draw:start-intensity="100%" draw:end-intensity="100%"/>
    <draw:gradient draw:name="a67" draw:style="linear" draw:angle="0" draw:start-color="#7c96a3" draw:end-color="#3b4c54" draw:start-intensity="100%" draw:end-intensity="100%"/>
    <draw:gradient draw:name="a1712" draw:style="linear" draw:angle="0" draw:start-color="#7c96a3" draw:end-color="#3b4c54" draw:start-intensity="100%" draw:end-intensity="100%"/>
    <draw:gradient draw:name="a661" draw:style="linear" draw:angle="0" draw:start-color="#7c96a3" draw:end-color="#3b4c54" draw:start-intensity="100%" draw:end-intensity="100%"/>
    <draw:gradient draw:name="a69" draw:style="linear" draw:angle="0" draw:start-color="#7c96a3" draw:end-color="#3b4c54" draw:start-intensity="100%" draw:end-intensity="100%"/>
    <draw:gradient draw:name="a1714" draw:style="linear" draw:angle="0" draw:start-color="#7c96a3" draw:end-color="#3b4c54" draw:start-intensity="100%" draw:end-intensity="100%"/>
    <draw:gradient draw:name="a663" draw:style="linear" draw:angle="0" draw:start-color="#7c96a3" draw:end-color="#3b4c54" draw:start-intensity="100%" draw:end-intensity="100%"/>
    <draw:gradient draw:name="a1716" draw:style="linear" draw:angle="0" draw:start-color="#7c96a3" draw:end-color="#3b4c54" draw:start-intensity="100%" draw:end-intensity="100%"/>
    <draw:gradient draw:name="a665" draw:style="linear" draw:angle="0" draw:start-color="#7c96a3" draw:end-color="#3b4c54" draw:start-intensity="100%" draw:end-intensity="100%"/>
    <draw:gradient draw:name="a1718" draw:style="linear" draw:angle="0" draw:start-color="#7c96a3" draw:end-color="#3b4c54" draw:start-intensity="100%" draw:end-intensity="100%"/>
    <draw:gradient draw:name="a1161" draw:style="linear" draw:angle="0" draw:start-color="#7c96a3" draw:end-color="#3b4c54" draw:start-intensity="100%" draw:end-intensity="100%"/>
    <draw:gradient draw:name="a667" draw:style="linear" draw:angle="0" draw:start-color="#7c96a3" draw:end-color="#3b4c54" draw:start-intensity="100%" draw:end-intensity="100%"/>
    <draw:gradient draw:name="a1163" draw:style="linear" draw:angle="0" draw:start-color="#7c96a3" draw:end-color="#3b4c54" draw:start-intensity="100%" draw:end-intensity="100%"/>
    <draw:gradient draw:name="a669" draw:style="linear" draw:angle="0" draw:start-color="#7c96a3" draw:end-color="#3b4c54" draw:start-intensity="100%" draw:end-intensity="100%"/>
    <draw:gradient draw:name="a128" draw:style="linear" draw:angle="0" draw:start-color="#7c96a3" draw:end-color="#3b4c54" draw:start-intensity="100%" draw:end-intensity="100%"/>
    <draw:gradient draw:name="a1165" draw:style="linear" draw:angle="0" draw:start-color="#7c96a3" draw:end-color="#3b4c54" draw:start-intensity="100%" draw:end-intensity="100%"/>
    <draw:gradient draw:name="a1167" draw:style="linear" draw:angle="0" draw:start-color="#7c96a3" draw:end-color="#3b4c54" draw:start-intensity="100%" draw:end-intensity="100%"/>
    <draw:gradient draw:name="a941" draw:style="linear" draw:angle="0" draw:start-color="#7c96a3" draw:end-color="#3b4c54" draw:start-intensity="100%" draw:end-intensity="100%"/>
    <draw:gradient draw:name="a1169" draw:style="linear" draw:angle="0" draw:start-color="#7c96a3" draw:end-color="#3b4c54" draw:start-intensity="100%" draw:end-intensity="100%"/>
    <draw:gradient draw:name="a401" draw:style="linear" draw:angle="0" draw:start-color="#7c96a3" draw:end-color="#3b4c54" draw:start-intensity="100%" draw:end-intensity="100%"/>
    <draw:gradient draw:name="a943" draw:style="linear" draw:angle="0" draw:start-color="#7c96a3" draw:end-color="#3b4c54" draw:start-intensity="100%" draw:end-intensity="100%"/>
    <draw:gradient draw:name="a403" draw:style="linear" draw:angle="0" draw:start-color="#7c96a3" draw:end-color="#3b4c54" draw:start-intensity="100%" draw:end-intensity="100%"/>
    <draw:gradient draw:name="a945" draw:style="linear" draw:angle="0" draw:start-color="#7c96a3" draw:end-color="#3b4c54" draw:start-intensity="100%" draw:end-intensity="100%"/>
    <draw:gradient draw:name="a1440" draw:style="linear" draw:angle="0" draw:start-color="#7c96a3" draw:end-color="#3b4c54" draw:start-intensity="100%" draw:end-intensity="100%"/>
    <draw:gradient draw:name="a405" draw:style="linear" draw:angle="0" draw:start-color="#7c96a3" draw:end-color="#3b4c54" draw:start-intensity="100%" draw:end-intensity="100%"/>
    <draw:gradient draw:name="a947" draw:style="linear" draw:angle="0" draw:start-color="#7c96a3" draw:end-color="#3b4c54" draw:start-intensity="100%" draw:end-intensity="100%"/>
    <draw:gradient draw:name="a1442" draw:style="linear" draw:angle="0" draw:start-color="#7c96a3" draw:end-color="#3b4c54" draw:start-intensity="100%" draw:end-intensity="100%"/>
    <draw:gradient draw:name="a391" draw:style="linear" draw:angle="0" draw:start-color="#7c96a3" draw:end-color="#3b4c54" draw:start-intensity="100%" draw:end-intensity="100%"/>
    <draw:gradient draw:name="a407" draw:style="linear" draw:angle="0" draw:start-color="#7c96a3" draw:end-color="#3b4c54" draw:start-intensity="100%" draw:end-intensity="100%"/>
    <draw:gradient draw:name="a949" draw:style="linear" draw:angle="0" draw:start-color="#7c96a3" draw:end-color="#3b4c54" draw:start-intensity="100%" draw:end-intensity="100%"/>
    <draw:gradient draw:name="a1444" draw:style="linear" draw:angle="0" draw:start-color="#7c96a3" draw:end-color="#3b4c54" draw:start-intensity="100%" draw:end-intensity="100%"/>
    <draw:gradient draw:name="a393" draw:style="linear" draw:angle="0" draw:start-color="#7c96a3" draw:end-color="#3b4c54" draw:start-intensity="100%" draw:end-intensity="100%"/>
    <draw:gradient draw:name="a409" draw:style="linear" draw:angle="0" draw:start-color="#7c96a3" draw:end-color="#3b4c54" draw:start-intensity="100%" draw:end-intensity="100%"/>
    <draw:gradient draw:name="a1446" draw:style="linear" draw:angle="0" draw:start-color="#7c96a3" draw:end-color="#3b4c54" draw:start-intensity="100%" draw:end-intensity="100%"/>
    <draw:gradient draw:name="a395" draw:style="linear" draw:angle="0" draw:start-color="#7c96a3" draw:end-color="#3b4c54" draw:start-intensity="100%" draw:end-intensity="100%"/>
    <draw:gradient draw:name="a1448" draw:style="linear" draw:angle="0" draw:start-color="#7c96a3" draw:end-color="#3b4c54" draw:start-intensity="100%" draw:end-intensity="100%"/>
    <draw:gradient draw:name="a71" draw:style="linear" draw:angle="0" draw:start-color="#7c96a3" draw:end-color="#3b4c54" draw:start-intensity="100%" draw:end-intensity="100%"/>
    <draw:gradient draw:name="a397" draw:style="linear" draw:angle="0" draw:start-color="#7c96a3" draw:end-color="#3b4c54" draw:start-intensity="100%" draw:end-intensity="100%"/>
    <draw:gradient draw:name="a73" draw:style="linear" draw:angle="0" draw:start-color="#7c96a3" draw:end-color="#3b4c54" draw:start-intensity="100%" draw:end-intensity="100%"/>
    <draw:gradient draw:name="a399" draw:style="linear" draw:angle="0" draw:start-color="#7c96a3" draw:end-color="#3b4c54" draw:start-intensity="100%" draw:end-intensity="100%"/>
    <draw:gradient draw:name="a75" draw:style="linear" draw:angle="0" draw:start-color="#7c96a3" draw:end-color="#3b4c54" draw:start-intensity="100%" draw:end-intensity="100%"/>
    <draw:gradient draw:name="a1720" draw:style="linear" draw:angle="0" draw:start-color="#7c96a3" draw:end-color="#3b4c54" draw:start-intensity="100%" draw:end-intensity="100%"/>
    <draw:gradient draw:name="a77" draw:style="linear" draw:angle="0" draw:start-color="#7c96a3" draw:end-color="#3b4c54" draw:start-intensity="100%" draw:end-intensity="100%"/>
    <draw:gradient draw:name="a671" draw:style="linear" draw:angle="0" draw:start-color="#7c96a3" draw:end-color="#3b4c54" draw:start-intensity="100%" draw:end-intensity="100%"/>
    <draw:gradient draw:name="a79" draw:style="linear" draw:angle="0" draw:start-color="#7c96a3" draw:end-color="#3b4c54" draw:start-intensity="100%" draw:end-intensity="100%"/>
    <draw:gradient draw:name="a130" draw:style="linear" draw:angle="0" draw:start-color="#7c96a3" draw:end-color="#3b4c54" draw:start-intensity="100%" draw:end-intensity="100%"/>
    <draw:gradient draw:name="a673" draw:style="linear" draw:angle="0" draw:start-color="#7c96a3" draw:end-color="#3b4c54" draw:start-intensity="100%" draw:end-intensity="100%"/>
    <draw:gradient draw:name="a132" draw:style="linear" draw:angle="0" draw:start-color="#7c96a3" draw:end-color="#3b4c54" draw:start-intensity="100%" draw:end-intensity="100%"/>
    <draw:gradient draw:name="a675" draw:style="linear" draw:angle="0" draw:start-color="#7c96a3" draw:end-color="#3b4c54" draw:start-intensity="100%" draw:end-intensity="100%"/>
    <draw:gradient draw:name="a134" draw:style="linear" draw:angle="0" draw:start-color="#7c96a3" draw:end-color="#3b4c54" draw:start-intensity="100%" draw:end-intensity="100%"/>
    <draw:gradient draw:name="a1171" draw:style="linear" draw:angle="0" draw:start-color="#7c96a3" draw:end-color="#3b4c54" draw:start-intensity="100%" draw:end-intensity="100%"/>
    <draw:gradient draw:name="a677" draw:style="linear" draw:angle="0" draw:start-color="#7c96a3" draw:end-color="#3b4c54" draw:start-intensity="100%" draw:end-intensity="100%"/>
    <draw:gradient draw:name="a136" draw:style="linear" draw:angle="0" draw:start-color="#7c96a3" draw:end-color="#3b4c54" draw:start-intensity="100%" draw:end-intensity="100%"/>
    <draw:gradient draw:name="a1173" draw:style="linear" draw:angle="0" draw:start-color="#7c96a3" draw:end-color="#3b4c54" draw:start-intensity="100%" draw:end-intensity="100%"/>
    <draw:gradient draw:name="a679" draw:style="linear" draw:angle="0" draw:start-color="#7c96a3" draw:end-color="#3b4c54" draw:start-intensity="100%" draw:end-intensity="100%"/>
    <draw:gradient draw:name="a138" draw:style="linear" draw:angle="0" draw:start-color="#7c96a3" draw:end-color="#3b4c54" draw:start-intensity="100%" draw:end-intensity="100%"/>
    <draw:gradient draw:name="a1175" draw:style="linear" draw:angle="0" draw:start-color="#7c96a3" draw:end-color="#3b4c54" draw:start-intensity="100%" draw:end-intensity="100%"/>
    <draw:gradient draw:name="a1177" draw:style="linear" draw:angle="0" draw:start-color="#7c96a3" draw:end-color="#3b4c54" draw:start-intensity="100%" draw:end-intensity="100%"/>
    <draw:gradient draw:name="a951" draw:style="linear" draw:angle="0" draw:start-color="#7c96a3" draw:end-color="#3b4c54" draw:start-intensity="100%" draw:end-intensity="100%"/>
    <draw:gradient draw:name="a1179" draw:style="linear" draw:angle="0" draw:start-color="#7c96a3" draw:end-color="#3b4c54" draw:start-intensity="100%" draw:end-intensity="100%"/>
    <draw:gradient draw:name="a411" draw:style="linear" draw:angle="0" draw:start-color="#7c96a3" draw:end-color="#3b4c54" draw:start-intensity="100%" draw:end-intensity="100%"/>
    <draw:gradient draw:name="a953" draw:style="linear" draw:angle="0" draw:start-color="#7c96a3" draw:end-color="#3b4c54" draw:start-intensity="100%" draw:end-intensity="100%"/>
    <draw:gradient draw:name="a413" draw:style="linear" draw:angle="0" draw:start-color="#7c96a3" draw:end-color="#3b4c54" draw:start-intensity="100%" draw:end-intensity="100%"/>
    <draw:gradient draw:name="a955" draw:style="linear" draw:angle="0" draw:start-color="#7c96a3" draw:end-color="#3b4c54" draw:start-intensity="100%" draw:end-intensity="100%"/>
    <draw:gradient draw:name="a1450" draw:style="linear" draw:angle="0" draw:start-color="#7c96a3" draw:end-color="#3b4c54" draw:start-intensity="100%" draw:end-intensity="100%"/>
    <draw:gradient draw:name="a415" draw:style="linear" draw:angle="0" draw:start-color="#7c96a3" draw:end-color="#3b4c54" draw:start-intensity="100%" draw:end-intensity="100%"/>
    <draw:gradient draw:name="a957" draw:style="linear" draw:angle="0" draw:start-color="#7c96a3" draw:end-color="#3b4c54" draw:start-intensity="100%" draw:end-intensity="100%"/>
    <draw:gradient draw:name="a1452" draw:style="linear" draw:angle="0" draw:start-color="#7c96a3" draw:end-color="#3b4c54" draw:start-intensity="100%" draw:end-intensity="100%"/>
    <draw:gradient draw:name="a417" draw:style="linear" draw:angle="0" draw:start-color="#7c96a3" draw:end-color="#3b4c54" draw:start-intensity="100%" draw:end-intensity="100%"/>
    <draw:gradient draw:name="a959" draw:style="linear" draw:angle="0" draw:start-color="#7c96a3" draw:end-color="#3b4c54" draw:start-intensity="100%" draw:end-intensity="100%"/>
    <draw:gradient draw:name="a1454" draw:style="linear" draw:angle="0" draw:start-color="#7c96a3" draw:end-color="#3b4c54" draw:start-intensity="100%" draw:end-intensity="100%"/>
    <draw:gradient draw:name="a419" draw:style="linear" draw:angle="0" draw:start-color="#7c96a3" draw:end-color="#3b4c54" draw:start-intensity="100%" draw:end-intensity="100%"/>
    <draw:gradient draw:name="a1456" draw:style="linear" draw:angle="0" draw:start-color="#7c96a3" draw:end-color="#3b4c54" draw:start-intensity="100%" draw:end-intensity="100%"/>
    <draw:gradient draw:name="a1458" draw:style="linear" draw:angle="0" draw:start-color="#7c96a3" draw:end-color="#3b4c54" draw:start-intensity="100%" draw:end-intensity="100%"/>
    <draw:gradient draw:name="a81" draw:style="linear" draw:angle="0" draw:start-color="#7c96a3" draw:end-color="#3b4c54" draw:start-intensity="100%" draw:end-intensity="100%"/>
    <draw:gradient draw:name="a83" draw:style="linear" draw:angle="0" draw:start-color="#7c96a3" draw:end-color="#3b4c54" draw:start-intensity="100%" draw:end-intensity="100%"/>
    <draw:gradient draw:name="a85" draw:style="linear" draw:angle="0" draw:start-color="#7c96a3" draw:end-color="#3b4c54" draw:start-intensity="100%" draw:end-intensity="100%"/>
    <draw:gradient draw:name="a87" draw:style="linear" draw:angle="0" draw:start-color="#7c96a3" draw:end-color="#3b4c54" draw:start-intensity="100%" draw:end-intensity="100%"/>
    <draw:gradient draw:name="a681" draw:style="linear" draw:angle="0" draw:start-color="#7c96a3" draw:end-color="#3b4c54" draw:start-intensity="100%" draw:end-intensity="100%"/>
    <draw:gradient draw:name="a89" draw:style="linear" draw:angle="0" draw:start-color="#7c96a3" draw:end-color="#3b4c54" draw:start-intensity="100%" draw:end-intensity="100%"/>
    <draw:gradient draw:name="a140" draw:style="linear" draw:angle="0" draw:start-color="#7c96a3" draw:end-color="#3b4c54" draw:start-intensity="100%" draw:end-intensity="100%"/>
    <draw:gradient draw:name="a683" draw:style="linear" draw:angle="0" draw:start-color="#7c96a3" draw:end-color="#3b4c54" draw:start-intensity="100%" draw:end-intensity="100%"/>
    <draw:gradient draw:name="a142" draw:style="linear" draw:angle="0" draw:start-color="#7c96a3" draw:end-color="#3b4c54" draw:start-intensity="100%" draw:end-intensity="100%"/>
    <draw:gradient draw:name="a685" draw:style="linear" draw:angle="0" draw:start-color="#7c96a3" draw:end-color="#3b4c54" draw:start-intensity="100%" draw:end-intensity="100%"/>
    <draw:gradient draw:name="a144" draw:style="linear" draw:angle="0" draw:start-color="#7c96a3" draw:end-color="#3b4c54" draw:start-intensity="100%" draw:end-intensity="100%"/>
    <draw:gradient draw:name="a1181" draw:style="linear" draw:angle="0" draw:start-color="#7c96a3" draw:end-color="#3b4c54" draw:start-intensity="100%" draw:end-intensity="100%"/>
    <draw:gradient draw:name="a687" draw:style="linear" draw:angle="0" draw:start-color="#7c96a3" draw:end-color="#3b4c54" draw:start-intensity="100%" draw:end-intensity="100%"/>
    <draw:gradient draw:name="a146" draw:style="linear" draw:angle="0" draw:start-color="#7c96a3" draw:end-color="#3b4c54" draw:start-intensity="100%" draw:end-intensity="100%"/>
    <draw:gradient draw:name="a1183" draw:style="linear" draw:angle="0" draw:start-color="#7c96a3" draw:end-color="#3b4c54" draw:start-intensity="100%" draw:end-intensity="100%"/>
    <draw:gradient draw:name="a689" draw:style="linear" draw:angle="0" draw:start-color="#7c96a3" draw:end-color="#3b4c54" draw:start-intensity="100%" draw:end-intensity="100%"/>
    <draw:gradient draw:name="a148" draw:style="linear" draw:angle="0" draw:start-color="#7c96a3" draw:end-color="#3b4c54" draw:start-intensity="100%" draw:end-intensity="100%"/>
    <draw:gradient draw:name="a961" draw:style="linear" draw:angle="0" draw:start-color="#7c96a3" draw:end-color="#3b4c54" draw:start-intensity="100%" draw:end-intensity="100%"/>
    <draw:gradient draw:name="a421" draw:style="linear" draw:angle="0" draw:start-color="#7c96a3" draw:end-color="#3b4c54" draw:start-intensity="100%" draw:end-intensity="100%"/>
    <draw:gradient draw:name="a963" draw:style="linear" draw:angle="0" draw:start-color="#7c96a3" draw:end-color="#3b4c54" draw:start-intensity="100%" draw:end-intensity="100%"/>
    <draw:gradient draw:name="a423" draw:style="linear" draw:angle="0" draw:start-color="#7c96a3" draw:end-color="#3b4c54" draw:start-intensity="100%" draw:end-intensity="100%"/>
    <draw:gradient draw:name="a965" draw:style="linear" draw:angle="0" draw:start-color="#7c96a3" draw:end-color="#3b4c54" draw:start-intensity="100%" draw:end-intensity="100%"/>
    <draw:gradient draw:name="a1460" draw:style="linear" draw:angle="0" draw:start-color="#7c96a3" draw:end-color="#3b4c54" draw:start-intensity="100%" draw:end-intensity="100%"/>
    <draw:gradient draw:name="a425" draw:style="linear" draw:angle="0" draw:start-color="#7c96a3" draw:end-color="#3b4c54" draw:start-intensity="100%" draw:end-intensity="100%"/>
    <draw:gradient draw:name="a967" draw:style="linear" draw:angle="0" draw:start-color="#7c96a3" draw:end-color="#3b4c54" draw:start-intensity="100%" draw:end-intensity="100%"/>
    <draw:gradient draw:name="a1462" draw:style="linear" draw:angle="0" draw:start-color="#7c96a3" draw:end-color="#3b4c54" draw:start-intensity="100%" draw:end-intensity="100%"/>
    <draw:gradient draw:name="a427" draw:style="linear" draw:angle="0" draw:start-color="#7c96a3" draw:end-color="#3b4c54" draw:start-intensity="100%" draw:end-intensity="100%"/>
    <draw:gradient draw:name="a969" draw:style="linear" draw:angle="0" draw:start-color="#7c96a3" draw:end-color="#3b4c54" draw:start-intensity="100%" draw:end-intensity="100%"/>
    <draw:gradient draw:name="a1464" draw:style="linear" draw:angle="0" draw:start-color="#7c96a3" draw:end-color="#3b4c54" draw:start-intensity="100%" draw:end-intensity="100%"/>
    <draw:gradient draw:name="a429" draw:style="linear" draw:angle="0" draw:start-color="#7c96a3" draw:end-color="#3b4c54" draw:start-intensity="100%" draw:end-intensity="100%"/>
    <draw:gradient draw:name="a1466" draw:style="linear" draw:angle="0" draw:start-color="#7c96a3" draw:end-color="#3b4c54" draw:start-intensity="100%" draw:end-intensity="100%"/>
    <draw:gradient draw:name="a1468" draw:style="linear" draw:angle="0" draw:start-color="#7c96a3" draw:end-color="#3b4c54" draw:start-intensity="100%" draw:end-intensity="100%"/>
    <draw:gradient draw:name="a91" draw:style="linear" draw:angle="0" draw:start-color="#7c96a3" draw:end-color="#3b4c54" draw:start-intensity="100%" draw:end-intensity="100%"/>
    <draw:gradient draw:name="a93" draw:style="linear" draw:angle="0" draw:start-color="#7c96a3" draw:end-color="#3b4c54" draw:start-intensity="100%" draw:end-intensity="100%"/>
    <draw:gradient draw:name="a95" draw:style="linear" draw:angle="0" draw:start-color="#7c96a3" draw:end-color="#3b4c54" draw:start-intensity="100%" draw:end-intensity="100%"/>
    <draw:gradient draw:name="a97" draw:style="linear" draw:angle="0" draw:start-color="#7c96a3" draw:end-color="#3b4c54" draw:start-intensity="100%" draw:end-intensity="100%"/>
    <draw:gradient draw:name="a691" draw:style="linear" draw:angle="0" draw:start-color="#7c96a3" draw:end-color="#3b4c54" draw:start-intensity="100%" draw:end-intensity="100%"/>
    <draw:gradient draw:name="a99" draw:style="linear" draw:angle="0" draw:start-color="#7c96a3" draw:end-color="#3b4c54" draw:start-intensity="100%" draw:end-intensity="100%"/>
    <draw:gradient draw:name="a150" draw:style="linear" draw:angle="0" draw:start-color="#7c96a3" draw:end-color="#3b4c54" draw:start-intensity="100%" draw:end-intensity="100%"/>
    <draw:gradient draw:name="a693" draw:style="linear" draw:angle="0" draw:start-color="#7c96a3" draw:end-color="#3b4c54" draw:start-intensity="100%" draw:end-intensity="100%"/>
    <draw:gradient draw:name="a152" draw:style="linear" draw:angle="0" draw:start-color="#7c96a3" draw:end-color="#3b4c54" draw:start-intensity="100%" draw:end-intensity="100%"/>
    <draw:gradient draw:name="a695" draw:style="linear" draw:angle="0" draw:start-color="#7c96a3" draw:end-color="#3b4c54" draw:start-intensity="100%" draw:end-intensity="100%"/>
    <draw:gradient draw:name="a1206" draw:style="linear" draw:angle="0" draw:start-color="#7c96a3" draw:end-color="#3b4c54" draw:start-intensity="100%" draw:end-intensity="100%"/>
    <draw:gradient draw:name="a154" draw:style="linear" draw:angle="0" draw:start-color="#7c96a3" draw:end-color="#3b4c54" draw:start-intensity="100%" draw:end-intensity="100%"/>
    <draw:gradient draw:name="a1208" draw:style="linear" draw:angle="0" draw:start-color="#7c96a3" draw:end-color="#3b4c54" draw:start-intensity="100%" draw:end-intensity="100%"/>
    <draw:gradient draw:name="a156" draw:style="linear" draw:angle="0" draw:start-color="#7c96a3" draw:end-color="#3b4c54" draw:start-intensity="100%" draw:end-intensity="100%"/>
    <draw:gradient draw:name="a158" draw:style="linear" draw:angle="0" draw:start-color="#7c96a3" draw:end-color="#3b4c54" draw:start-intensity="100%" draw:end-intensity="100%"/>
    <draw:gradient draw:name="a971" draw:style="linear" draw:angle="0" draw:start-color="#7c96a3" draw:end-color="#3b4c54" draw:start-intensity="100%" draw:end-intensity="100%"/>
    <draw:gradient draw:name="a431" draw:style="linear" draw:angle="0" draw:start-color="#7c96a3" draw:end-color="#3b4c54" draw:start-intensity="100%" draw:end-intensity="100%"/>
    <draw:gradient draw:name="a973" draw:style="linear" draw:angle="0" draw:start-color="#7c96a3" draw:end-color="#3b4c54" draw:start-intensity="100%" draw:end-intensity="100%"/>
    <draw:gradient draw:name="a433" draw:style="linear" draw:angle="0" draw:start-color="#7c96a3" draw:end-color="#3b4c54" draw:start-intensity="100%" draw:end-intensity="100%"/>
    <draw:gradient draw:name="a975" draw:style="linear" draw:angle="0" draw:start-color="#7c96a3" draw:end-color="#3b4c54" draw:start-intensity="100%" draw:end-intensity="100%"/>
    <draw:gradient draw:name="a1470" draw:style="linear" draw:angle="0" draw:start-color="#7c96a3" draw:end-color="#3b4c54" draw:start-intensity="100%" draw:end-intensity="100%"/>
    <draw:gradient draw:name="a435" draw:style="linear" draw:angle="0" draw:start-color="#7c96a3" draw:end-color="#3b4c54" draw:start-intensity="100%" draw:end-intensity="100%"/>
    <draw:gradient draw:name="a977" draw:style="linear" draw:angle="0" draw:start-color="#7c96a3" draw:end-color="#3b4c54" draw:start-intensity="100%" draw:end-intensity="100%"/>
    <draw:gradient draw:name="a1472" draw:style="linear" draw:angle="0" draw:start-color="#7c96a3" draw:end-color="#3b4c54" draw:start-intensity="100%" draw:end-intensity="100%"/>
    <draw:gradient draw:name="a437" draw:style="linear" draw:angle="0" draw:start-color="#7c96a3" draw:end-color="#3b4c54" draw:start-intensity="100%" draw:end-intensity="100%"/>
    <draw:gradient draw:name="a979" draw:style="linear" draw:angle="0" draw:start-color="#7c96a3" draw:end-color="#3b4c54" draw:start-intensity="100%" draw:end-intensity="100%"/>
    <draw:gradient draw:name="a1474" draw:style="linear" draw:angle="0" draw:start-color="#7c96a3" draw:end-color="#3b4c54" draw:start-intensity="100%" draw:end-intensity="100%"/>
    <draw:gradient draw:name="a1476" draw:style="linear" draw:angle="0" draw:start-color="#7c96a3" draw:end-color="#3b4c54" draw:start-intensity="100%" draw:end-intensity="100%"/>
    <draw:fill-image draw:name="a987" xlink:href="media/image1.png" xlink:show="embed" xlink:actuate="onLoad"/>
    <draw:fill-image draw:name="a1722" xlink:href="media/image1.png" xlink:show="embed" xlink:actuate="onLoad"/>
    <draw:fill-image draw:name="a564" xlink:href="media/image1.png" xlink:show="embed" xlink:actuate="onLoad"/>
    <draw:fill-image draw:name="a1830" xlink:href="media/image1.png" xlink:show="embed" xlink:actuate="onLoad"/>
    <draw:fill-image draw:name="a2009" xlink:href="media/image1.png" xlink:show="embed" xlink:actuate="onLoad"/>
    <draw:fill-image draw:name="a107" xlink:href="media/image1.png" xlink:show="embed" xlink:actuate="onLoad"/>
    <draw:fill-image draw:name="a1945" xlink:href="media/image1.png" xlink:show="embed" xlink:actuate="onLoad"/>
    <draw:fill-image draw:name="a788" xlink:href="media/image1.png" xlink:show="embed" xlink:actuate="onLoad"/>
    <draw:fill-image draw:name="a1385" xlink:href="media/image1.png" xlink:show="embed" xlink:actuate="onLoad"/>
    <draw:fill-image draw:name="a1086" xlink:href="media/image1.png" xlink:show="embed" xlink:actuate="onLoad"/>
    <draw:fill-image draw:name="a2022" xlink:href="media/image1.png" xlink:show="embed" xlink:actuate="onLoad"/>
    <draw:fill-image draw:name="a0" xlink:href="media/image1.png" xlink:show="embed" xlink:actuate="onLoad"/>
    <draw:fill-image draw:name="a439" xlink:href="media/image1.png" xlink:show="embed" xlink:actuate="onLoad"/>
    <draw:fill-image draw:name="a1938" xlink:href="media/image1.png" xlink:show="embed" xlink:actuate="onLoad"/>
    <draw:fill-image draw:name="a1480" xlink:href="media/image1.png" xlink:show="embed" xlink:actuate="onLoad"/>
    <draw:fill-image draw:name="a1979" xlink:href="media/image1.png" xlink:show="embed" xlink:actuate="onLoad"/>
    <draw:fill-image draw:name="a1185" xlink:href="media/image1.png" xlink:show="embed" xlink:actuate="onLoad"/>
    <draw:fill-image draw:name="a697" xlink:href="media/image1.png" xlink:show="embed" xlink:actuate="onLoad"/>
    <draw:fill-image draw:name="a1595" xlink:href="media/image1.png" xlink:show="embed" xlink:actuate="onLoad"/>
    <draw:fill-image draw:name="a875" xlink:href="media/image1.png" xlink:show="embed" xlink:actuate="onLoad"/>
    <draw:fill-image draw:name="a1966" xlink:href="media/image1.png" xlink:show="embed" xlink:actuate="onLoad"/>
    <draw:fill-image draw:name="a236" xlink:href="media/image1.png" xlink:show="embed" xlink:actuate="onLoad"/>
    <draw:fill-image draw:name="a344" xlink:href="media/image1.png" xlink:show="embed" xlink:actuate="onLoad"/>
    <draw:fill-image draw:name="a1280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366">
      <style:graphic-properties draw:fill="gradient" draw:fill-gradient-name="a36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368">
      <style:graphic-properties draw:fill="gradient" draw:fill-gradient-name="a367" draw:stroke="non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paragraph" style:name="a18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draw:fill="gradient" draw:fill-gradient-name="a871" draw:stroke="non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draw:fill="gradient" draw:fill-gradient-name="a873" draw:stroke="non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 style:parent-style-name="Graphics">
      <style:graphic-properties draw:fill="none" fo:clip="rect(0in, 0in, 0in, 0in)" draw:stroke="none" draw:image-opacity="30%"/>
    </style:style>
    <style:style style:family="text" style:name="a8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draw:fill="gradient" draw:fill-gradient-name="a1339" draw:stroke="none"/>
    </style:style>
    <style:style style:family="graphic" style:name="a370">
      <style:graphic-properties draw:fill="gradient" draw:fill-gradient-name="a369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372">
      <style:graphic-properties draw:fill="gradient" draw:fill-gradient-name="a371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solid" svg:stroke-width="0.00002in" svg:stroke-color="#ffffff" svg:stroke-opacity="100%" draw:stroke-linejoin="miter" svg:stroke-linecap="butt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5">
      <style:graphic-properties draw:fill="gradient" draw:fill-gradient-name="a1864" draw:stroke="non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draw:fill="gradient" draw:fill-gradient-name="a1866" draw:stroke="none"/>
    </style:style>
    <style:style style:family="graphic" style:name="a203">
      <style:graphic-properties draw:fill="gradient" draw:fill-gradient-name="a202" draw:stroke="non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9">
      <style:graphic-properties draw:fill="gradient" draw:fill-gradient-name="a1868" draw:stroke="non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gradient" draw:fill-gradient-name="a714" draw:stroke="none"/>
    </style:style>
    <style:style style:family="graphic" style:name="a717">
      <style:graphic-properties draw:fill="gradient" draw:fill-gradient-name="a716" draw:stroke="non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graphic" style:name="a719">
      <style:graphic-properties draw:fill="gradient" draw:fill-gradient-name="a718" draw:stroke="non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graphic" style:name="a1871">
      <style:graphic-properties draw:fill="gradient" draw:fill-gradient-name="a1870" draw:stroke="none"/>
    </style:style>
    <style:style style:family="graphic" style:name="a1873">
      <style:graphic-properties draw:fill="gradient" draw:fill-gradient-name="a1872" draw:stroke="none"/>
    </style:style>
    <style:style style:family="graphic" style:name="a1875">
      <style:graphic-properties draw:fill="gradient" draw:fill-gradient-name="a1874" draw:stroke="none"/>
    </style:style>
    <style:style style:family="graphic" style:name="a211">
      <style:graphic-properties draw:fill="gradient" draw:fill-gradient-name="a210" draw:stroke="none"/>
    </style:style>
    <style:style style:family="graphic" style:name="a1877">
      <style:graphic-properties draw:fill="gradient" draw:fill-gradient-name="a1876" draw:stroke="none"/>
    </style:style>
    <style:style style:family="graphic" style:name="a213">
      <style:graphic-properties draw:fill="gradient" draw:fill-gradient-name="a212" draw:stroke="none"/>
    </style:style>
    <style:style style:family="graphic" style:name="a1879">
      <style:graphic-properties draw:fill="gradient" draw:fill-gradient-name="a1878" draw:stroke="non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graphic" style:name="a721">
      <style:graphic-properties draw:fill="gradient" draw:fill-gradient-name="a720" draw:stroke="none"/>
    </style:style>
    <style:style style:family="graphic" style:name="a723">
      <style:graphic-properties draw:fill="gradient" draw:fill-gradient-name="a722" draw:stroke="none"/>
    </style:style>
    <style:style style:family="graphic" style:name="a725">
      <style:graphic-properties draw:fill="gradient" draw:fill-gradient-name="a724" draw:stroke="none"/>
    </style:style>
    <style:style style:family="graphic" style:name="a727">
      <style:graphic-properties draw:fill="gradient" draw:fill-gradient-name="a726" draw:stroke="none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graphic" style:name="a1881">
      <style:graphic-properties draw:fill="gradient" draw:fill-gradient-name="a1880" draw:stroke="none"/>
    </style:style>
    <style:style style:family="graphic" style:name="a1883">
      <style:graphic-properties draw:fill="gradient" draw:fill-gradient-name="a1882" draw:stroke="none"/>
    </style:style>
    <style:style style:family="graphic" style:name="a1885">
      <style:graphic-properties draw:fill="gradient" draw:fill-gradient-name="a1884" draw:stroke="none"/>
    </style:style>
    <style:style style:family="graphic" style:name="a221">
      <style:graphic-properties draw:fill="gradient" draw:fill-gradient-name="a220" draw:stroke="none"/>
    </style:style>
    <style:style style:family="graphic" style:name="a1887">
      <style:graphic-properties draw:fill="gradient" draw:fill-gradient-name="a1886" draw:stroke="none"/>
    </style:style>
    <style:style style:family="graphic" style:name="a223">
      <style:graphic-properties draw:fill="gradient" draw:fill-gradient-name="a222" draw:stroke="none"/>
    </style:style>
    <style:style style:family="graphic" style:name="a1889">
      <style:graphic-properties draw:fill="gradient" draw:fill-gradient-name="a1888" draw:stroke="non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drawing-page" style:name="a1386">
      <style:drawing-page-properties draw:fill="bitmap" draw:fill-image-name="a1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7" style:parent-style-name="Graphics">
      <style:graphic-properties draw:fill="none" fo:clip="rect(0in, 0in, 0in, 0in)" draw:stroke="none" draw:image-opacity="30%"/>
    </style:style>
    <style:style style:family="text" style:name="a1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draw:fill="gradient" draw:fill-gradient-name="a1890" draw:stroke="none"/>
    </style:style>
    <style:style style:family="graphic" style:name="a1893">
      <style:graphic-properties draw:fill="gradient" draw:fill-gradient-name="a1892" draw:stroke="none"/>
    </style:style>
    <style:style style:family="text" style:name="a12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draw:fill="gradient" draw:fill-gradient-name="a1894" draw:stroke="none"/>
    </style:style>
    <style:style style:family="graphic" style:name="a231">
      <style:graphic-properties draw:fill="gradient" draw:fill-gradient-name="a230" draw:stroke="non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7">
      <style:graphic-properties draw:fill="gradient" draw:fill-gradient-name="a1896" draw:stroke="none"/>
    </style:style>
    <style:style style:family="graphic" style:name="a233">
      <style:graphic-properties draw:fill="gradient" draw:fill-gradient-name="a232" draw:stroke="non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9">
      <style:graphic-properties draw:fill="gradient" draw:fill-gradient-name="a1898" draw:stroke="none"/>
    </style:style>
    <style:style style:family="graphic" style:name="a235">
      <style:graphic-properties draw:fill="gradient" draw:fill-gradient-name="a234" draw:stroke="none"/>
    </style:style>
    <style:style style:family="graphic" style:name="a1207">
      <style:graphic-properties draw:fill="gradient" draw:fill-gradient-name="a1206" draw:stroke="none"/>
    </style:style>
    <style:style style:family="drawing-page" style:name="a237">
      <style:drawing-page-properties draw:fill="bitmap" draw:fill-image-name="a2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 style:parent-style-name="Graphics">
      <style:graphic-properties draw:fill="none" fo:clip="rect(0in, 0in, 0in, 0in)" draw:stroke="none" draw:image-opacity="30%"/>
    </style:style>
    <style:style style:family="graphic" style:name="a1209">
      <style:graphic-properties draw:fill="gradient" draw:fill-gradient-name="a1208" draw:stroke="non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draw:fill="gradient" draw:fill-gradient-name="a1210" draw:stroke="non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3">
      <style:graphic-properties draw:fill="gradient" draw:fill-gradient-name="a1212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draw:fill="gradient" draw:fill-gradient-name="a1214" draw:stroke="non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draw:fill="gradient" draw:fill-gradient-name="a1216" draw:stroke="none"/>
    </style:style>
    <style:style style:family="paragraph" style:name="a2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draw:fill="gradient" draw:fill-gradient-name="a1218" draw:stroke="non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drawing-page" style:name="a1723">
      <style:drawing-page-properties draw:fill="bitmap" draw:fill-image-name="a17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>
      <style:graphic-properties draw:fill="gradient" draw:fill-gradient-name="a752" draw:stroke="none"/>
    </style:style>
    <style:style style:family="graphic" style:name="a1724" style:parent-style-name="Graphics">
      <style:graphic-properties draw:fill="none" fo:clip="rect(0in, 0in, 0in, 0in)" draw:stroke="none" draw:image-opacity="30%"/>
    </style:style>
    <style:style style:family="text" style:name="a1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draw:fill="gradient" draw:fill-gradient-name="a754" draw:stroke="none"/>
    </style:style>
    <style:style style:family="text" style:name="a17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draw:fill="gradient" draw:fill-gradient-name="a756" draw:stroke="solid" svg:stroke-width="0.00002in" svg:stroke-color="#ffffff" svg:stroke-opacity="100%" draw:stroke-linejoin="miter" svg:stroke-linecap="butt"/>
    </style:style>
    <style:style style:family="presentation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draw:fill="gradient" draw:fill-gradient-name="a758" draw:stroke="none"/>
    </style:style>
    <style:style style:family="paragraph" style:name="a2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gradient" draw:fill-gradient-name="a1220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draw:fill="gradient" draw:fill-gradient-name="a1222" draw:stroke="none"/>
    </style:style>
    <style:style style:family="paragraph" style:name="a2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draw:fill="gradient" draw:fill-gradient-name="a1224" draw:stroke="non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draw:fill="gradient" draw:fill-gradient-name="a1226" draw:stroke="none"/>
    </style:style>
    <style:style style:family="paragraph" style:name="a2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gradient" draw:fill-gradient-name="a1228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draw:fill="gradient" draw:fill-gradient-name="a760" draw:stroke="non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draw:fill="gradient" draw:fill-gradient-name="a762" draw:stroke="non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draw:fill="gradient" draw:fill-gradient-name="a764" draw:stroke="non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draw:fill="gradient" draw:fill-gradient-name="a766" draw:stroke="none"/>
    </style:style>
    <style:style style:family="paragraph" style:name="a17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draw:fill="gradient" draw:fill-gradient-name="a1236" draw:stroke="non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draw:fill="gradient" draw:fill-gradient-name="a1238" draw:stroke="non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gradient" draw:fill-gradient-name="a770" draw:stroke="non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gradient" draw:fill-gradient-name="a772" draw:stroke="none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775">
      <style:graphic-properties draw:fill="gradient" draw:fill-gradient-name="a774" draw:stroke="non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gradient" draw:fill-gradient-name="a776" draw:stroke="none"/>
    </style:style>
    <style:style style:family="paragraph" style:name="a1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>
      <style:graphic-properties draw:fill="gradient" draw:fill-gradient-name="a778" draw:stroke="none"/>
    </style:style>
    <style:style style:family="graphic" style:name="a1241">
      <style:graphic-properties draw:fill="gradient" draw:fill-gradient-name="a1240" draw:stroke="none"/>
    </style:style>
    <style:style style:family="graphic" style:name="a271">
      <style:graphic-properties draw:fill="gradient" draw:fill-gradient-name="a270" draw:stroke="none"/>
    </style:style>
    <style:style style:family="graphic" style:name="a1243">
      <style:graphic-properties draw:fill="gradient" draw:fill-gradient-name="a1242" draw:stroke="none"/>
    </style:style>
    <style:style style:family="graphic" style:name="a273">
      <style:graphic-properties draw:fill="gradient" draw:fill-gradient-name="a272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275">
      <style:graphic-properties draw:fill="gradient" draw:fill-gradient-name="a274" draw:stroke="none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solid" svg:stroke-width="0.00002in" svg:stroke-color="#ffffff" svg:stroke-opacity="100%" draw:stroke-linejoin="miter" svg:stroke-linecap="butt"/>
    </style:style>
    <style:style style:family="graphic" style:name="a279">
      <style:graphic-properties draw:fill="gradient" draw:fill-gradient-name="a278" draw:stroke="none"/>
    </style:style>
    <style:style style:family="text" style:name="a1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gradient" draw:fill-gradient-name="a780" draw:stroke="none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draw:fill="gradient" draw:fill-gradient-name="a782" draw:stroke="none"/>
    </style:style>
    <style:style style:family="paragraph" style:name="a1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draw:fill="gradient" draw:fill-gradient-name="a784" draw:stroke="none"/>
    </style:style>
    <style:style style:family="graphic" style:name="a1757">
      <style:graphic-properties draw:fill="gradient" draw:fill-gradient-name="a1756" draw:stroke="none"/>
    </style:style>
    <style:style style:family="graphic" style:name="a787">
      <style:graphic-properties draw:fill="gradient" draw:fill-gradient-name="a786" draw:stroke="none"/>
    </style:style>
    <style:style style:family="graphic" style:name="a1759">
      <style:graphic-properties draw:fill="gradient" draw:fill-gradient-name="a1758" draw:stroke="none"/>
    </style:style>
    <style:style style:family="drawing-page" style:name="a789">
      <style:drawing-page-properties draw:fill="bitmap" draw:fill-image-name="a7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graphic" style:name="a790" style:parent-style-name="Graphics">
      <style:graphic-properties draw:fill="none" fo:clip="rect(0in, 0in, 0in, 0in)" draw:stroke="none" draw:image-opacity="30%"/>
    </style:style>
    <style:style style:family="graphic" style:name="a1761">
      <style:graphic-properties draw:fill="gradient" draw:fill-gradient-name="a1760" draw:stroke="non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draw:fill="gradient" draw:fill-gradient-name="a1762" draw:stroke="none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5">
      <style:graphic-properties draw:fill="gradient" draw:fill-gradient-name="a1764" draw:stroke="none"/>
    </style:style>
    <style:style style:family="graphic" style:name="a100">
      <style:graphic-properties draw:fill="gradient" draw:fill-gradient-name="a99" draw:stroke="none"/>
    </style:style>
    <style:style style:family="text" style:name="a7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draw:fill="gradient" draw:fill-gradient-name="a1766" draw:stroke="none"/>
    </style:style>
    <style:style style:family="graphic" style:name="a102">
      <style:graphic-properties draw:fill="gradient" draw:fill-gradient-name="a101" draw:stroke="non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>
      <style:graphic-properties draw:fill="gradient" draw:fill-gradient-name="a1768" draw:stroke="none"/>
    </style:style>
    <style:style style:family="graphic" style:name="a104">
      <style:graphic-properties draw:fill="gradient" draw:fill-gradient-name="a103" draw:stroke="non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gradient" draw:fill-gradient-name="a105" draw:stroke="non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9" style:parent-style-name="Graphics">
      <style:graphic-properties draw:fill="none" fo:clip="rect(0in, 0in, 0in, 0in)" draw:stroke="none" draw:image-opacity="30%"/>
    </style:style>
    <style:style style:family="paragraph" style:name="a61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graphic" style:name="a1771">
      <style:graphic-properties draw:fill="gradient" draw:fill-gradient-name="a1770" draw:stroke="none"/>
    </style:style>
    <style:style style:family="graphic" style:name="a1773">
      <style:graphic-properties draw:fill="gradient" draw:fill-gradient-name="a1772" draw:stroke="non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draw:fill="gradient" draw:fill-gradient-name="a1774" draw:stroke="non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draw:fill="gradient" draw:fill-gradient-name="a1776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draw:fill="gradient" draw:fill-gradient-name="a1778" draw:stroke="none"/>
    </style:style>
    <style:style style:family="text" style:name="a115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draw:fill="gradient" draw:fill-gradient-name="a623" draw:stroke="none"/>
    </style:style>
    <style:style style:family="graphic" style:name="a626">
      <style:graphic-properties draw:fill="gradient" draw:fill-gradient-name="a625" draw:stroke="none"/>
    </style:style>
    <style:style style:family="graphic" style:name="a628">
      <style:graphic-properties draw:fill="gradient" draw:fill-gradient-name="a627" draw:stroke="non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none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graphic" style:name="a1781">
      <style:graphic-properties draw:fill="gradient" draw:fill-gradient-name="a1780" draw:stroke="none"/>
    </style:style>
    <style:style style:family="graphic" style:name="a1783">
      <style:graphic-properties draw:fill="gradient" draw:fill-gradient-name="a1782" draw:stroke="non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draw:fill="gradient" draw:fill-gradient-name="a1784" draw:stroke="non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draw:fill="gradient" draw:fill-gradient-name="a1786" draw:stroke="non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9">
      <style:graphic-properties draw:fill="gradient" draw:fill-gradient-name="a1788" draw:stroke="non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gradient" draw:fill-gradient-name="a128" draw:stroke="none"/>
    </style:style>
    <style:style style:family="graphic" style:name="a630">
      <style:graphic-properties draw:fill="gradient" draw:fill-gradient-name="a629" draw:stroke="non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gradient" draw:fill-gradient-name="a631" draw:stroke="none"/>
    </style:style>
    <style:style style:family="paragraph" style:name="a1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draw:fill="gradient" draw:fill-gradient-name="a633" draw:stroke="none"/>
    </style:style>
    <style:style style:family="presentation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draw:fill="gradient" draw:fill-gradient-name="a635" draw:stroke="non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gradient" draw:fill-gradient-name="a637" draw:stroke="non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bitmap" draw:fill-image-name="a1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2" style:parent-style-name="Graphics">
      <style:graphic-properties draw:fill="none" fo:clip="rect(0in, 0in, 0in, 0in)" draw:stroke="none" draw:image-opacity="30%"/>
    </style:style>
    <style:style style:family="text" style:name="a1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draw:fill="gradient" draw:fill-gradient-name="a1794" draw:stroke="none"/>
    </style:style>
    <style:style style:family="graphic" style:name="a131">
      <style:graphic-properties draw:fill="gradient" draw:fill-gradient-name="a130" draw:stroke="non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draw:fill="gradient" draw:fill-gradient-name="a1796" draw:stroke="non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draw:fill="gradient" draw:fill-gradient-name="a132" draw:stroke="none"/>
    </style:style>
    <style:style style:family="text" style:name="a1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>
      <style:graphic-properties draw:fill="gradient" draw:fill-gradient-name="a1798" draw:stroke="solid" svg:stroke-width="0.00002in" svg:stroke-color="#ffffff" svg:stroke-opacity="100%" draw:stroke-linejoin="miter" svg:stroke-linecap="butt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gradient" draw:fill-gradient-name="a134" draw:stroke="non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gradient" draw:fill-gradient-name="a136" draw:stroke="non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paragraph" style:name="a16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gradient" draw:fill-gradient-name="a643" draw:stroke="none"/>
    </style:style>
    <style:style style:family="paragraph" style:name="a1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gradient" draw:fill-gradient-name="a645" draw:stroke="non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gradient" draw:fill-gradient-name="a647" draw:stroke="non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2">
      <style:graphic-properties draw:fill="gradient" draw:fill-gradient-name="a1111" draw:stroke="none"/>
    </style:style>
    <style:style style:family="graphic" style:name="a141">
      <style:graphic-properties draw:fill="gradient" draw:fill-gradient-name="a140" draw:stroke="none"/>
    </style:style>
    <style:style style:family="graphic" style:name="a1114">
      <style:graphic-properties draw:fill="gradient" draw:fill-gradient-name="a1113" draw:stroke="none"/>
    </style:style>
    <style:style style:family="graphic" style:name="a143">
      <style:graphic-properties draw:fill="gradient" draw:fill-gradient-name="a142" draw:stroke="none"/>
    </style:style>
    <style:style style:family="graphic" style:name="a1116">
      <style:graphic-properties draw:fill="gradient" draw:fill-gradient-name="a1115" draw:stroke="none"/>
    </style:style>
    <style:style style:family="graphic" style:name="a145">
      <style:graphic-properties draw:fill="gradient" draw:fill-gradient-name="a144" draw:stroke="none"/>
    </style:style>
    <style:style style:family="graphic" style:name="a1118">
      <style:graphic-properties draw:fill="gradient" draw:fill-gradient-name="a1117" draw:stroke="none"/>
    </style:style>
    <style:style style:family="graphic" style:name="a147">
      <style:graphic-properties draw:fill="gradient" draw:fill-gradient-name="a146" draw:stroke="none"/>
    </style:style>
    <style:style style:family="paragraph" style:name="a16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gradient" draw:fill-gradient-name="a651" draw:stroke="none"/>
    </style:style>
    <style:style style:family="paragraph" style:name="a16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draw:fill="gradient" draw:fill-gradient-name="a653" draw:stroke="non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gradient" draw:fill-gradient-name="a655" draw:stroke="none"/>
    </style:style>
    <style:style style:family="paragraph" style:name="a1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gradient" draw:fill-gradient-name="a657" draw:stroke="none"/>
    </style:style>
    <style:style style:family="presentation" style:name="a1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20">
      <style:graphic-properties draw:fill="gradient" draw:fill-gradient-name="a1119" draw:stroke="non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graphic" style:name="a151">
      <style:graphic-properties draw:fill="gradient" draw:fill-gradient-name="a150" draw:stroke="none"/>
    </style:style>
    <style:style style:family="graphic" style:name="a1122">
      <style:graphic-properties draw:fill="gradient" draw:fill-gradient-name="a1121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draw:fill="gradient" draw:fill-gradient-name="a152" draw:stroke="none"/>
    </style:style>
    <style:style style:family="graphic" style:name="a1124">
      <style:graphic-properties draw:fill="gradient" draw:fill-gradient-name="a1123" draw:stroke="non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draw:fill="gradient" draw:fill-gradient-name="a154" draw:stroke="none"/>
    </style:style>
    <style:style style:family="graphic" style:name="a1126">
      <style:graphic-properties draw:fill="gradient" draw:fill-gradient-name="a1125" draw:stroke="non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graphic" style:name="a1128">
      <style:graphic-properties draw:fill="gradient" draw:fill-gradient-name="a1127" draw:stroke="non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gradient" draw:fill-gradient-name="a659" draw:stroke="non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gradient" draw:fill-gradient-name="a661" draw:stroke="non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draw:fill="gradient" draw:fill-gradient-name="a663" draw:stroke="none"/>
    </style:style>
    <style:style style:family="paragraph" style:name="a16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gradient" draw:fill-gradient-name="a665" draw:stroke="solid" svg:stroke-width="0.00002in" svg:stroke-color="#ffffff" svg:stroke-opacity="100%" draw:stroke-linejoin="miter" svg:stroke-linecap="butt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gradient" draw:fill-gradient-name="a667" draw:stroke="none"/>
    </style:style>
    <style:style style:family="graphic" style:name="a1130">
      <style:graphic-properties draw:fill="gradient" draw:fill-gradient-name="a1129" draw:stroke="none"/>
    </style:style>
    <style:style style:family="graphic" style:name="a161">
      <style:graphic-properties draw:fill="gradient" draw:fill-gradient-name="a160" draw:stroke="none"/>
    </style:style>
    <style:style style:family="graphic" style:name="a1132">
      <style:graphic-properties draw:fill="gradient" draw:fill-gradient-name="a1131" draw:stroke="none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paragraph" style:name="a1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gradient" draw:fill-gradient-name="a669" draw:stroke="none"/>
    </style:style>
    <style:style style:family="presentation" style:name="a1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gradient" draw:fill-gradient-name="a671" draw:stroke="none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gradient" draw:fill-gradient-name="a673" draw:stroke="non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draw:fill="gradient" draw:fill-gradient-name="a677" draw:stroke="none"/>
    </style:style>
    <style:style style:family="graphic" style:name="a1649">
      <style:graphic-properties draw:fill="gradient" draw:fill-gradient-name="a1648" draw:stroke="non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graphic" style:name="a680">
      <style:graphic-properties draw:fill="gradient" draw:fill-gradient-name="a679" draw:stroke="none"/>
    </style:style>
    <style:style style:family="graphic" style:name="a1651">
      <style:graphic-properties draw:fill="gradient" draw:fill-gradient-name="a1650" draw:stroke="none"/>
    </style:style>
    <style:style style:family="graphic" style:name="a682">
      <style:graphic-properties draw:fill="gradient" draw:fill-gradient-name="a681" draw:stroke="none"/>
    </style:style>
    <style:style style:family="graphic" style:name="a1653">
      <style:graphic-properties draw:fill="gradient" draw:fill-gradient-name="a1652" draw:stroke="none"/>
    </style:style>
    <style:style style:family="graphic" style:name="a684">
      <style:graphic-properties draw:fill="gradient" draw:fill-gradient-name="a683" draw:stroke="none"/>
    </style:style>
    <style:style style:family="graphic" style:name="a1655">
      <style:graphic-properties draw:fill="gradient" draw:fill-gradient-name="a1654" draw:stroke="none"/>
    </style:style>
    <style:style style:family="graphic" style:name="a686">
      <style:graphic-properties draw:fill="gradient" draw:fill-gradient-name="a685" draw:stroke="none"/>
    </style:style>
    <style:style style:family="graphic" style:name="a1657">
      <style:graphic-properties draw:fill="gradient" draw:fill-gradient-name="a1656" draw:stroke="none"/>
    </style:style>
    <style:style style:family="graphic" style:name="a688">
      <style:graphic-properties draw:fill="gradient" draw:fill-gradient-name="a687" draw:stroke="none"/>
    </style:style>
    <style:style style:family="graphic" style:name="a1659">
      <style:graphic-properties draw:fill="gradient" draw:fill-gradient-name="a1658" draw:stroke="none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solid" svg:stroke-width="0.00002in" svg:stroke-color="#ffffff" svg:stroke-opacity="100%" draw:stroke-linejoin="miter" svg:stroke-linecap="butt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graphic" style:name="a189">
      <style:graphic-properties draw:fill="gradient" draw:fill-gradient-name="a188" draw:stroke="none"/>
    </style:style>
    <style:style style:family="graphic" style:name="a1661">
      <style:graphic-properties draw:fill="gradient" draw:fill-gradient-name="a1660" draw:stroke="none"/>
    </style:style>
    <style:style style:family="graphic" style:name="a690">
      <style:graphic-properties draw:fill="gradient" draw:fill-gradient-name="a689" draw:stroke="none"/>
    </style:style>
    <style:style style:family="graphic" style:name="a1663">
      <style:graphic-properties draw:fill="gradient" draw:fill-gradient-name="a1662" draw:stroke="none"/>
    </style:style>
    <style:style style:family="graphic" style:name="a692">
      <style:graphic-properties draw:fill="gradient" draw:fill-gradient-name="a691" draw:stroke="none"/>
    </style:style>
    <style:style style:family="graphic" style:name="a1665">
      <style:graphic-properties draw:fill="gradient" draw:fill-gradient-name="a1664" draw:stroke="none"/>
    </style:style>
    <style:style style:family="graphic" style:name="a694">
      <style:graphic-properties draw:fill="gradient" draw:fill-gradient-name="a693" draw:stroke="none"/>
    </style:style>
    <style:style style:family="graphic" style:name="a1667">
      <style:graphic-properties draw:fill="gradient" draw:fill-gradient-name="a1666" draw:stroke="none"/>
    </style:style>
    <style:style style:family="graphic" style:name="a696">
      <style:graphic-properties draw:fill="gradient" draw:fill-gradient-name="a695" draw:stroke="none"/>
    </style:style>
    <style:style style:family="graphic" style:name="a1669">
      <style:graphic-properties draw:fill="gradient" draw:fill-gradient-name="a1668" draw:stroke="none"/>
    </style:style>
    <style:style style:family="drawing-page" style:name="a698">
      <style:drawing-page-properties draw:fill="bitmap" draw:fill-image-name="a6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fo:clip="rect(0in, 0in, 0in, 0in)" draw:stroke="none" draw:image-opacity="30%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graphic" style:name="a199">
      <style:graphic-properties draw:fill="gradient" draw:fill-gradient-name="a198" draw:stroke="none"/>
    </style:style>
    <style:style style:family="graphic" style:name="a1671">
      <style:graphic-properties draw:fill="gradient" draw:fill-gradient-name="a1670" draw:stroke="none"/>
    </style:style>
    <style:style style:family="graphic" style:name="a1673">
      <style:graphic-properties draw:fill="gradient" draw:fill-gradient-name="a1672" draw:stroke="none"/>
    </style:style>
    <style:style style:family="graphic" style:name="a1675">
      <style:graphic-properties draw:fill="gradient" draw:fill-gradient-name="a1674" draw:stroke="none"/>
    </style:style>
    <style:style style:family="graphic" style:name="a1677">
      <style:graphic-properties draw:fill="gradient" draw:fill-gradient-name="a1676" draw:stroke="none"/>
    </style:style>
    <style:style style:family="graphic" style:name="a1679">
      <style:graphic-properties draw:fill="gradient" draw:fill-gradient-name="a1678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none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gradient" draw:fill-gradient-name="a530" draw:stroke="non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gradient" draw:fill-gradient-name="a532" draw:stroke="solid" svg:stroke-width="0.00002in" svg:stroke-color="#ffffff" svg:stroke-opacity="100%" draw:stroke-linejoin="miter" svg:stroke-linecap="butt"/>
    </style:style>
    <style:style style:family="paragraph" style:name="a1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draw:fill="gradient" draw:fill-gradient-name="a534" draw:stroke="none"/>
    </style:style>
    <style:style style:family="presentation" style:name="a1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gradient" draw:fill-gradient-name="a536" draw:stroke="none"/>
    </style:style>
    <style:style style:family="paragraph" style:name="a15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drawing-page" style:name="a1186">
      <style:drawing-page-properties draw:fill="bitmap" draw:fill-image-name="a1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7" style:parent-style-name="Graphics">
      <style:graphic-properties draw:fill="none" fo:clip="rect(0in, 0in, 0in, 0in)" draw:stroke="none" draw:image-opacity="30%"/>
    </style:style>
    <style:style style:family="text" style:name="a1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draw:fill="gradient" draw:fill-gradient-name="a1690" draw:stroke="solid" svg:stroke-width="0.00002in" svg:stroke-color="#ffffff" svg:stroke-opacity="100%" draw:stroke-linejoin="miter" svg:stroke-linecap="butt"/>
    </style:style>
    <style:style style:family="graphic" style:name="a1693">
      <style:graphic-properties draw:fill="gradient" draw:fill-gradient-name="a1692" draw:stroke="none"/>
    </style:style>
    <style:style style:family="graphic" style:name="a1695">
      <style:graphic-properties draw:fill="gradient" draw:fill-gradient-name="a1694" draw:stroke="non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>
      <style:graphic-properties draw:fill="gradient" draw:fill-gradient-name="a1696" draw:stroke="non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draw:fill="gradient" draw:fill-gradient-name="a1698" draw:stroke="non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non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gradient" draw:fill-gradient-name="a33" draw:stroke="none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gradient" draw:fill-gradient-name="a546" draw:stroke="non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gradient" draw:fill-gradient-name="a37" draw:stroke="non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draw:fill="gradient" draw:fill-gradient-name="a548" draw:stroke="non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gradient" draw:fill-gradient-name="a1012" draw:stroke="none"/>
    </style:style>
    <style:style style:family="graphic" style:name="a1015">
      <style:graphic-properties draw:fill="gradient" draw:fill-gradient-name="a1014" draw:stroke="none"/>
    </style:style>
    <style:style style:family="graphic" style:name="a1017">
      <style:graphic-properties draw:fill="gradient" draw:fill-gradient-name="a1016" draw:stroke="none"/>
    </style:style>
    <style:style style:family="graphic" style:name="a1019">
      <style:graphic-properties draw:fill="gradient" draw:fill-gradient-name="a101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1">
      <style:graphic-properties draw:fill="gradient" draw:fill-gradient-name="a550" draw:stroke="none"/>
    </style:style>
    <style:style style:family="graphic" style:name="a1522">
      <style:graphic-properties draw:fill="gradient" draw:fill-gradient-name="a1521" draw:stroke="none"/>
    </style:style>
    <style:style style:family="graphic" style:name="a42">
      <style:graphic-properties draw:fill="gradient" draw:fill-gradient-name="a41" draw:stroke="none"/>
    </style:style>
    <style:style style:family="graphic" style:name="a553">
      <style:graphic-properties draw:fill="gradient" draw:fill-gradient-name="a552" draw:stroke="none"/>
    </style:style>
    <style:style style:family="graphic" style:name="a1524">
      <style:graphic-properties draw:fill="gradient" draw:fill-gradient-name="a1523" draw:stroke="non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graphic" style:name="a1526">
      <style:graphic-properties draw:fill="gradient" draw:fill-gradient-name="a1525" draw:stroke="none"/>
    </style:style>
    <style:style style:family="graphic" style:name="a46">
      <style:graphic-properties draw:fill="gradient" draw:fill-gradient-name="a45" draw:stroke="none"/>
    </style:style>
    <style:style style:family="graphic" style:name="a557">
      <style:graphic-properties draw:fill="gradient" draw:fill-gradient-name="a556" draw:stroke="none"/>
    </style:style>
    <style:style style:family="graphic" style:name="a1528">
      <style:graphic-properties draw:fill="gradient" draw:fill-gradient-name="a1527" draw:stroke="non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graphic" style:name="a1021">
      <style:graphic-properties draw:fill="gradient" draw:fill-gradient-name="a1020" draw:stroke="none"/>
    </style:style>
    <style:style style:family="graphic" style:name="a1023">
      <style:graphic-properties draw:fill="gradient" draw:fill-gradient-name="a1022" draw:stroke="none"/>
    </style:style>
    <style:style style:family="graphic" style:name="a1025">
      <style:graphic-properties draw:fill="gradient" draw:fill-gradient-name="a1024" draw:stroke="none"/>
    </style:style>
    <style:style style:family="graphic" style:name="a1027">
      <style:graphic-properties draw:fill="gradient" draw:fill-gradient-name="a1026" draw:stroke="none"/>
    </style:style>
    <style:style style:family="graphic" style:name="a1029">
      <style:graphic-properties draw:fill="gradient" draw:fill-gradient-name="a1028" draw:stroke="none"/>
    </style:style>
    <style:style style:family="graphic" style:name="a50">
      <style:graphic-properties draw:fill="gradient" draw:fill-gradient-name="a49" draw:stroke="none"/>
    </style:style>
    <style:style style:family="graphic" style:name="a1530">
      <style:graphic-properties draw:fill="gradient" draw:fill-gradient-name="a1529" draw:stroke="none"/>
    </style:style>
    <style:style style:family="graphic" style:name="a561">
      <style:graphic-properties draw:fill="gradient" draw:fill-gradient-name="a560" draw:stroke="none"/>
    </style:style>
    <style:style style:family="graphic" style:name="a1532">
      <style:graphic-properties draw:fill="gradient" draw:fill-gradient-name="a1531" draw:stroke="non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graphic" style:name="a1534">
      <style:graphic-properties draw:fill="gradient" draw:fill-gradient-name="a1533" draw:stroke="none"/>
    </style:style>
    <style:style style:family="graphic" style:name="a54">
      <style:graphic-properties draw:fill="gradient" draw:fill-gradient-name="a53" draw:stroke="none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6">
      <style:graphic-properties draw:fill="gradient" draw:fill-gradient-name="a1535" draw:stroke="none"/>
    </style:style>
    <style:style style:family="graphic" style:name="a56">
      <style:graphic-properties draw:fill="gradient" draw:fill-gradient-name="a55" draw:stroke="none"/>
    </style:style>
    <style:style style:family="graphic" style:name="a566" style:parent-style-name="Graphics">
      <style:graphic-properties draw:fill="none" fo:clip="rect(0in, 0in, 0in, 0in)" draw:stroke="none" draw:image-opacity="30%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draw:fill="gradient" draw:fill-gradient-name="a1537" draw:stroke="none"/>
    </style:style>
    <style:style style:family="graphic" style:name="a58">
      <style:graphic-properties draw:fill="gradient" draw:fill-gradient-name="a57" draw:stroke="non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gradient" draw:fill-gradient-name="a1030" draw:stroke="none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graphic" style:name="a1540">
      <style:graphic-properties draw:fill="gradient" draw:fill-gradient-name="a1539" draw:stroke="non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draw:fill="gradient" draw:fill-gradient-name="a1541" draw:stroke="none"/>
    </style:style>
    <style:style style:family="graphic" style:name="a62">
      <style:graphic-properties draw:fill="gradient" draw:fill-gradient-name="a61" draw:stroke="non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graphic" style:name="a1544">
      <style:graphic-properties draw:fill="gradient" draw:fill-gradient-name="a1543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draw:fill="gradient" draw:fill-gradient-name="a1545" draw:stroke="none"/>
    </style:style>
    <style:style style:family="graphic" style:name="a66">
      <style:graphic-properties draw:fill="gradient" draw:fill-gradient-name="a65" draw:stroke="none"/>
    </style:style>
    <style:style style:family="paragraph" style:name="a5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gradient" draw:fill-gradient-name="a67" draw:stroke="none"/>
    </style:style>
    <style:style style:family="graphic" style:name="a1548">
      <style:graphic-properties draw:fill="gradient" draw:fill-gradient-name="a1547" draw:stroke="non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paragraph" style:name="a9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draw:fill="gradient" draw:fill-gradient-name="a1042" draw:stroke="non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draw:fill="gradient" draw:fill-gradient-name="a1044" draw:stroke="non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draw:fill="gradient" draw:fill-gradient-name="a1549" draw:stroke="none"/>
    </style:style>
    <style:style style:family="graphic" style:name="a70">
      <style:graphic-properties draw:fill="gradient" draw:fill-gradient-name="a69" draw:stroke="non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8">
      <style:graphic-properties draw:fill="gradient" draw:fill-gradient-name="a1557" draw:stroke="none"/>
    </style:style>
    <style:style style:family="graphic" style:name="a78">
      <style:graphic-properties draw:fill="gradient" draw:fill-gradient-name="a7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solid" svg:stroke-width="0.00002in" svg:stroke-color="#ffffff" svg:stroke-opacity="100%" draw:stroke-linejoin="miter" svg:stroke-linecap="butt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draw:fill="gradient" draw:fill-gradient-name="a1052" draw:stroke="non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solid" svg:stroke-width="0.00002in" svg:stroke-color="#ffffff" svg:stroke-opacity="100%" draw:stroke-linejoin="miter" svg:stroke-linecap="butt"/>
    </style:style>
    <style:style style:family="graphic" style:name="a914">
      <style:graphic-properties draw:fill="gradient" draw:fill-gradient-name="a913" draw:stroke="none"/>
    </style:style>
    <style:style style:family="graphic" style:name="a1057">
      <style:graphic-properties draw:fill="gradient" draw:fill-gradient-name="a1056" draw:stroke="none"/>
    </style:style>
    <style:style style:family="graphic" style:name="a916">
      <style:graphic-properties draw:fill="gradient" draw:fill-gradient-name="a915" draw:stroke="none"/>
    </style:style>
    <style:style style:family="graphic" style:name="a1059">
      <style:graphic-properties draw:fill="gradient" draw:fill-gradient-name="a1058" draw:stroke="none"/>
    </style:style>
    <style:style style:family="graphic" style:name="a918">
      <style:graphic-properties draw:fill="gradient" draw:fill-gradient-name="a917" draw:stroke="none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text" style:name="a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draw:fill="gradient" draw:fill-gradient-name="a1563" draw:stroke="solid" svg:stroke-width="0.00002in" svg:stroke-color="#ffffff" svg:stroke-opacity="100%" draw:stroke-linejoin="miter" svg:stroke-linecap="butt"/>
    </style:style>
    <style:style style:family="graphic" style:name="a84">
      <style:graphic-properties draw:fill="gradient" draw:fill-gradient-name="a83" draw:stroke="non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none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graphic" style:name="a920">
      <style:graphic-properties draw:fill="gradient" draw:fill-gradient-name="a919" draw:stroke="none"/>
    </style:style>
    <style:style style:family="graphic" style:name="a1063">
      <style:graphic-properties draw:fill="gradient" draw:fill-gradient-name="a1062" draw:stroke="none"/>
    </style:style>
    <style:style style:family="graphic" style:name="a922">
      <style:graphic-properties draw:fill="gradient" draw:fill-gradient-name="a921" draw:stroke="none"/>
    </style:style>
    <style:style style:family="graphic" style:name="a1065">
      <style:graphic-properties draw:fill="gradient" draw:fill-gradient-name="a1064" draw:stroke="none"/>
    </style:style>
    <style:style style:family="graphic" style:name="a924">
      <style:graphic-properties draw:fill="gradient" draw:fill-gradient-name="a923" draw:stroke="none"/>
    </style:style>
    <style:style style:family="graphic" style:name="a1067">
      <style:graphic-properties draw:fill="gradient" draw:fill-gradient-name="a1066" draw:stroke="none"/>
    </style:style>
    <style:style style:family="graphic" style:name="a926">
      <style:graphic-properties draw:fill="gradient" draw:fill-gradient-name="a925" draw:stroke="none"/>
    </style:style>
    <style:style style:family="graphic" style:name="a1069">
      <style:graphic-properties draw:fill="gradient" draw:fill-gradient-name="a1068" draw:stroke="none"/>
    </style:style>
    <style:style style:family="graphic" style:name="a928">
      <style:graphic-properties draw:fill="gradient" draw:fill-gradient-name="a927" draw:stroke="non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graphic" style:name="a930">
      <style:graphic-properties draw:fill="gradient" draw:fill-gradient-name="a929" draw:stroke="none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none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solid" svg:stroke-width="0.00002in" svg:stroke-color="#ffffff" svg:stroke-opacity="100%" draw:stroke-linejoin="miter" svg:stroke-linecap="butt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text" style:name="a1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gradient" draw:fill-gradient-name="a429" draw:stroke="non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gradient" draw:fill-gradient-name="a431" draw:stroke="non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gradient" draw:fill-gradient-name="a433" draw:stroke="non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gradient" draw:fill-gradient-name="a435" draw:stroke="none"/>
    </style:style>
    <style:style style:family="graphic" style:name="a1407">
      <style:graphic-properties draw:fill="gradient" draw:fill-gradient-name="a1406" draw:stroke="none"/>
    </style:style>
    <style:style style:family="graphic" style:name="a438">
      <style:graphic-properties draw:fill="gradient" draw:fill-gradient-name="a437" draw:stroke="none"/>
    </style:style>
    <style:style style:family="graphic" style:name="a1409">
      <style:graphic-properties draw:fill="gradient" draw:fill-gradient-name="a1408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drawing-page" style:name="a1087">
      <style:drawing-page-properties draw:fill="bitmap" draw:fill-image-name="a10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8" style:parent-style-name="Graphics">
      <style:graphic-properties draw:fill="none" fo:clip="rect(0in, 0in, 0in, 0in)" draw:stroke="none" draw:image-opacity="30%"/>
    </style:style>
    <style:style style:family="text" style:name="a10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drawing-page" style:name="a1596">
      <style:drawing-page-properties draw:fill="bitmap" draw:fill-image-name="a15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7" style:parent-style-name="Graphics">
      <style:graphic-properties draw:fill="none" fo:clip="rect(0in, 0in, 0in, 0in)" draw:stroke="none" draw:image-opacity="30%"/>
    </style:style>
    <style:style style:family="text" style:name="a15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bitmap" draw:fill-image-name="a4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1">
      <style:graphic-properties draw:fill="gradient" draw:fill-gradient-name="a1410" draw:stroke="none"/>
    </style:style>
    <style:style style:family="graphic" style:name="a441" style:parent-style-name="Graphics">
      <style:graphic-properties draw:fill="none" fo:clip="rect(0in, 0in, 0in, 0in)" draw:stroke="none" draw:image-opacity="30%"/>
    </style:style>
    <style:style style:family="text" style:name="a4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draw:fill="gradient" draw:fill-gradient-name="a1412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draw:fill="gradient" draw:fill-gradient-name="a1414" draw:stroke="non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draw:fill="gradient" draw:fill-gradient-name="a1416" draw:stroke="none"/>
    </style:style>
    <style:style style:family="paragraph" style:name="a4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>
      <style:graphic-properties draw:fill="gradient" draw:fill-gradient-name="a1418" draw:stroke="non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draw:fill="gradient" draw:fill-gradient-name="a955" draw:stroke="solid" svg:stroke-width="0.00002in" svg:stroke-color="#ffffff" svg:stroke-opacity="100%" draw:stroke-linejoin="miter" svg:stroke-linecap="butt"/>
    </style:style>
    <style:style style:family="graphic" style:name="a1927">
      <style:graphic-properties draw:fill="gradient" draw:fill-gradient-name="a1926" draw:stroke="none"/>
    </style:style>
    <style:style style:family="paragraph" style:name="a10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paragraph" style:name="a4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draw:fill="gradient" draw:fill-gradient-name="a1420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draw:fill="gradient" draw:fill-gradient-name="a1422" draw:stroke="none"/>
    </style:style>
    <style:style style:family="paragraph" style:name="a4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draw:fill="gradient" draw:fill-gradient-name="a1424" draw:stroke="non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draw:fill="gradient" draw:fill-gradient-name="a1426" draw:stroke="non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>
      <style:graphic-properties draw:fill="gradient" draw:fill-gradient-name="a1428" draw:stroke="non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paragraph" style:name="a4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draw:fill="gradient" draw:fill-gradient-name="a1430" draw:stroke="non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3">
      <style:graphic-properties draw:fill="gradient" draw:fill-gradient-name="a1432" draw:stroke="non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paragraph" style:name="a4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gradient" draw:fill-gradient-name="a969" draw:stroke="none"/>
    </style:style>
    <style:style style:family="graphic" style:name="a972">
      <style:graphic-properties draw:fill="gradient" draw:fill-gradient-name="a971" draw:stroke="none"/>
    </style:style>
    <style:style style:family="graphic" style:name="a974">
      <style:graphic-properties draw:fill="gradient" draw:fill-gradient-name="a973" draw:stroke="none"/>
    </style:style>
    <style:style style:family="graphic" style:name="a976">
      <style:graphic-properties draw:fill="gradient" draw:fill-gradient-name="a975" draw:stroke="none"/>
    </style:style>
    <style:style style:family="graphic" style:name="a978">
      <style:graphic-properties draw:fill="gradient" draw:fill-gradient-name="a977" draw:stroke="none"/>
    </style:style>
    <style:style style:family="paragraph" style:name="a4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draw:fill="gradient" draw:fill-gradient-name="a1440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draw:fill="gradient" draw:fill-gradient-name="a1442" draw:stroke="none"/>
    </style:style>
    <style:style style:family="paragraph" style:name="a4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draw:fill="gradient" draw:fill-gradient-name="a1444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draw:fill="gradient" draw:fill-gradient-name="a1446" draw:stroke="none"/>
    </style:style>
    <style:style style:family="paragraph" style:name="a4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solid" svg:stroke-width="0.00002in" svg:stroke-color="#ffffff" svg:stroke-opacity="100%" draw:stroke-linejoin="miter" svg:stroke-linecap="butt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0">
      <style:graphic-properties draw:fill="gradient" draw:fill-gradient-name="a979" draw:stroke="none"/>
    </style:style>
    <style:style style:family="graphic" style:name="a982">
      <style:graphic-properties draw:fill="gradient" draw:fill-gradient-name="a981" draw:stroke="none"/>
    </style:style>
    <style:style style:family="graphic" style:name="a984">
      <style:graphic-properties draw:fill="gradient" draw:fill-gradient-name="a983" draw:stroke="none"/>
    </style:style>
    <style:style style:family="graphic" style:name="a986">
      <style:graphic-properties draw:fill="gradient" draw:fill-gradient-name="a985" draw:stroke="none"/>
    </style:style>
    <style:style style:family="drawing-page" style:name="a988">
      <style:drawing-page-properties draw:fill="bitmap" draw:fill-image-name="a9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fo:clip="rect(0in, 0in, 0in, 0in)" draw:stroke="none" draw:image-opacity="30%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draw:fill="gradient" draw:fill-gradient-name="a801" draw:stroke="none"/>
    </style:style>
    <style:style style:family="graphic" style:name="a804">
      <style:graphic-properties draw:fill="gradient" draw:fill-gradient-name="a803" draw:stroke="none"/>
    </style:style>
    <style:style style:family="graphic" style:name="a806">
      <style:graphic-properties draw:fill="gradient" draw:fill-gradient-name="a805" draw:stroke="none"/>
    </style:style>
    <style:style style:family="graphic" style:name="a808">
      <style:graphic-properties draw:fill="gradient" draw:fill-gradient-name="a807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7">
      <style:graphic-properties draw:fill="gradient" draw:fill-gradient-name="a1456" draw:stroke="non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draw:fill="gradient" draw:fill-gradient-name="a1458" draw:stroke="non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gradient" draw:fill-gradient-name="a300" draw:stroke="none"/>
    </style:style>
    <style:style style:family="paragraph" style:name="a9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draw:fill="gradient" draw:fill-gradient-name="a302" draw:stroke="non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gradient" draw:fill-gradient-name="a304" draw:stroke="none"/>
    </style:style>
    <style:style style:family="paragraph" style:name="a9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graphic" style:name="a810">
      <style:graphic-properties draw:fill="gradient" draw:fill-gradient-name="a809" draw:stroke="none"/>
    </style:style>
    <style:style style:family="graphic" style:name="a812">
      <style:graphic-properties draw:fill="gradient" draw:fill-gradient-name="a811" draw:stroke="none"/>
    </style:style>
    <style:style style:family="graphic" style:name="a814">
      <style:graphic-properties draw:fill="gradient" draw:fill-gradient-name="a813" draw:stroke="none"/>
    </style:style>
    <style:style style:family="graphic" style:name="a816">
      <style:graphic-properties draw:fill="gradient" draw:fill-gradient-name="a815" draw:stroke="none"/>
    </style:style>
    <style:style style:family="graphic" style:name="a818">
      <style:graphic-properties draw:fill="gradient" draw:fill-gradient-name="a817" draw:stroke="none"/>
    </style:style>
    <style:style style:family="graphic" style:name="a1461">
      <style:graphic-properties draw:fill="gradient" draw:fill-gradient-name="a1460" draw:stroke="none"/>
    </style:style>
    <style:style style:family="graphic" style:name="a491">
      <style:graphic-properties draw:fill="gradient" draw:fill-gradient-name="a490" draw:stroke="none"/>
    </style:style>
    <style:style style:family="graphic" style:name="a1463">
      <style:graphic-properties draw:fill="gradient" draw:fill-gradient-name="a1462" draw:stroke="none"/>
    </style:style>
    <style:style style:family="graphic" style:name="a493">
      <style:graphic-properties draw:fill="gradient" draw:fill-gradient-name="a492" draw:stroke="none"/>
    </style:style>
    <style:style style:family="graphic" style:name="a1465">
      <style:graphic-properties draw:fill="gradient" draw:fill-gradient-name="a1464" draw:stroke="none"/>
    </style:style>
    <style:style style:family="graphic" style:name="a495">
      <style:graphic-properties draw:fill="gradient" draw:fill-gradient-name="a494" draw:stroke="none"/>
    </style:style>
    <style:style style:family="graphic" style:name="a1467">
      <style:graphic-properties draw:fill="gradient" draw:fill-gradient-name="a1466" draw:stroke="none"/>
    </style:style>
    <style:style style:family="graphic" style:name="a497">
      <style:graphic-properties draw:fill="gradient" draw:fill-gradient-name="a496" draw:stroke="none"/>
    </style:style>
    <style:style style:family="graphic" style:name="a1469">
      <style:graphic-properties draw:fill="gradient" draw:fill-gradient-name="a1468" draw:stroke="none"/>
    </style:style>
    <style:style style:family="graphic" style:name="a499">
      <style:graphic-properties draw:fill="gradient" draw:fill-gradient-name="a498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solid" svg:stroke-width="0.00002in" svg:stroke-color="#ffffff" svg:stroke-opacity="100%" draw:stroke-linejoin="miter" svg:stroke-linecap="butt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none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none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drawing-page" style:name="a1481">
      <style:drawing-page-properties draw:fill="bitmap" draw:fill-image-name="a14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2" style:parent-style-name="Graphics">
      <style:graphic-properties draw:fill="none" fo:clip="rect(0in, 0in, 0in, 0in)" draw:stroke="none" draw:image-opacity="30%"/>
    </style:style>
    <style:style style:family="text" style:name="a1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gradient" draw:fill-gradient-name="a330" draw:stroke="non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gradient" draw:fill-gradient-name="a332" draw:stroke="non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draw:fill="gradient" draw:fill-gradient-name="a334" draw:stroke="none"/>
    </style:style>
    <style:style style:family="paragraph" style:name="a1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solid" svg:stroke-width="0.00002in" svg:stroke-color="#ffffff" svg:stroke-opacity="100%" draw:stroke-linejoin="miter" svg:stroke-linecap="butt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1312">
      <style:graphic-properties draw:fill="gradient" draw:fill-gradient-name="a1311" draw:stroke="none"/>
    </style:style>
    <style:style style:family="graphic" style:name="a343">
      <style:graphic-properties draw:fill="gradient" draw:fill-gradient-name="a342" draw:stroke="none"/>
    </style:style>
    <style:style style:family="graphic" style:name="a1314">
      <style:graphic-properties draw:fill="gradient" draw:fill-gradient-name="a1313" draw:stroke="non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6">
      <style:graphic-properties draw:fill="gradient" draw:fill-gradient-name="a1315" draw:stroke="none"/>
    </style:style>
    <style:style style:family="graphic" style:name="a346" style:parent-style-name="Graphics">
      <style:graphic-properties draw:fill="none" fo:clip="rect(0in, 0in, 0in, 0in)" draw:stroke="none" draw:image-opacity="30%"/>
    </style:style>
    <style:style style:family="text" style:name="a3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draw:fill="gradient" draw:fill-gradient-name="a1317" draw:stroke="none"/>
    </style:style>
    <style:style style:family="text" style:name="a3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graphic" style:name="a1320">
      <style:graphic-properties draw:fill="gradient" draw:fill-gradient-name="a1319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3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draw:fill="gradient" draw:fill-gradient-name="a1323" draw:stroke="non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draw:fill="gradient" draw:fill-gradient-name="a1325" draw:stroke="non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draw:fill="gradient" draw:fill-gradient-name="a1327" draw:stroke="non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gradient" draw:fill-gradient-name="a859" draw:stroke="none"/>
    </style:style>
    <style:style style:family="drawing-page" style:name="a1831">
      <style:drawing-page-properties draw:fill="bitmap" draw:fill-image-name="a18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2" style:parent-style-name="Graphics">
      <style:graphic-properties draw:fill="none" fo:clip="rect(0in, 0in, 0in, 0in)" draw:stroke="none" draw:image-opacity="30%"/>
    </style:style>
    <style:style style:family="graphic" style:name="a862">
      <style:graphic-properties draw:fill="gradient" draw:fill-gradient-name="a861" draw:stroke="none"/>
    </style:style>
    <style:style style:family="text" style:name="a18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gradient" draw:fill-gradient-name="a863" draw:stroke="none"/>
    </style:style>
    <style:style style:family="paragraph" style:name="a1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866">
      <style:graphic-properties draw:fill="gradient" draw:fill-gradient-name="a865" draw:stroke="non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draw:fill="gradient" draw:fill-gradient-name="a867" draw:stroke="none"/>
    </style:style>
    <style:style style:family="graphic" style:name="a1330">
      <style:graphic-properties draw:fill="gradient" draw:fill-gradient-name="a1329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2">
      <style:graphic-properties draw:fill="gradient" draw:fill-gradient-name="a1331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draw:fill="gradient" draw:fill-gradient-name="a1333" draw:stroke="non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draw:fill="gradient" draw:fill-gradient-name="a1335" draw:stroke="none"/>
    </style: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108">
      <draw:frame draw:id="id46" draw:style-name="a10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9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1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3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7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9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1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3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5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7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9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1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3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5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7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9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1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3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5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7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9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1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3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5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7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9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1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3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5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7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9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1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3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5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7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9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1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3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5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7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9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1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3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5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7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9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1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3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5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7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9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1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3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5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3" draw:name="Title 1" svg:x="2.05208in" svg:y="1.22743in" svg:width="9.61458in" svg:height="2.61111in" presentation:class="title" presentation:placeholder="false">
        <draw:text-box>
          <text:p text:style-name="a112" text:class-names="" text:cond-style-name=""><text:span text:style-name="a110" text:class-names="">Click to edit Master title style</text:span><text:span text:style-name="a111" text:class-names=""/></text:p>
        </draw:text-box>
        <svg:title/>
        <svg:desc/>
      </draw:frame>
      <draw:frame draw:id="id49" presentation:style-name="a117" draw:name="Subtitle 2" svg:x="2.05208in" svg:y="3.93924in" svg:width="9.61458in" svg:height="1.81076in" presentation:class="subtitle" presentation:placeholder="false">
        <draw:text-box>
          <text:p text:style-name="a116" text:class-names="" text:cond-style-name=""><text:span text:style-name="a114" text:class-names="">Click to edit Master subtitle style</text:span><text:span text:style-name="a115" text:class-names=""/></text:p>
        </draw:text-box>
        <svg:title/>
        <svg:desc/>
      </draw:frame>
      <draw:frame draw:id="id50" presentation:style-name="a121" draw:name="Date Placeholder 3" svg:x="7.74006in" svg:y="5.91667in" svg:width="3in" svg:height="0.39931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1/1/2000</text:date></text:span></text:p>
        </draw:text-box>
        <svg:title/>
        <svg:desc/>
      </draw:frame>
      <draw:frame draw:id="id51" presentation:style-name="a124" draw:name="Footer Placeholder 4" svg:x="2.05208in" svg:y="5.91667in" svg:width="5.60464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52" presentation:style-name="a127" draw:name="Slide Number Placeholder 5" svg:x="10.82339in" svg:y="5.91667in" svg:width="0.84327in" svg:height="0.39931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237">
      <draw:frame draw:id="id107" draw:layer="Master1-bg" draw:style-name="a23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29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29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29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0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0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0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1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1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1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2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2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2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3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3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3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7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7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7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8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8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8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2" draw:name="Title 1" svg:x="1.24826in" svg:y="0.67642in" svg:width="10.83333in" svg:height="1.61698in" presentation:class="title" presentation:placeholder="false">
        <draw:text-box>
          <text:p text:style-name="a241" text:class-names="" text:cond-style-name=""><text:span text:style-name="a239" text:class-names="">Click to edit Master title style</text:span><text:span text:style-name="a240" text:class-names=""/></text:p>
        </draw:text-box>
        <svg:title/>
        <svg:desc/>
      </draw:frame>
      <draw:frame draw:id="id110" presentation:style-name="a259" draw:name="Content Placeholder 2" svg:x="1.24826in" svg:y="2.46007in" svg:width="10.83333in" svg:height="3.8732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ifth level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3" draw:name="Date Placeholder 3" svg:x="8.15499in" svg:y="6.43403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112" presentation:style-name="a266" draw:name="Footer Placeholder 4" svg:x="1.24826in" svg:y="6.43403in" svg:width="6.82339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113" presentation:style-name="a269" draw:name="Slide Number Placeholder 5" svg:x="11.23832in" svg:y="6.43403in" svg:width="0.84327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345">
      <draw:frame draw:id="id153" draw:layer="Master1-bg" draw:style-name="a34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8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8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39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39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39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39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0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0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0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0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1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1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1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1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2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2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2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2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3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3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3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3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6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6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7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7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7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7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8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8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0" draw:name="Title 1" svg:x="1.24826in" svg:y="1.55208in" svg:width="10.83333in" svg:height="3.1197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156" presentation:style-name="a354" draw:name="Text Placeholder 2" svg:x="1.24826in" svg:y="4.83854in" svg:width="10.83333in" svg:height="1.5034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157" presentation:style-name="a358" draw:name="Date Placeholder 3" svg:x="8.15499in" svg:y="6.43403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/1/2000</text:date></text:span></text:p>
        </draw:text-box>
        <svg:title/>
        <svg:desc/>
      </draw:frame>
      <draw:frame draw:id="id158" presentation:style-name="a361" draw:name="Footer Placeholder 4" svg:x="1.24826in" svg:y="6.43403in" svg:width="6.82339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59" presentation:style-name="a364" draw:name="Slide Number Placeholder 5" svg:x="11.23832in" svg:y="6.43403in" svg:width="0.84327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440">
      <draw:frame draw:id="id199" draw:layer="Master1-bg" draw:style-name="a441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200">
        <svg:title/>
        <svg:desc/>
        <draw:g draw:name="Group 9" draw:id="id207">
          <svg:title/>
          <svg:desc/>
          <draw:custom-shape svg:x="0.125in" svg:y="0.00521in" svg:width="0.02604in" svg:height="2.38542in" draw:id="id219" draw:layer="Master1-bg" draw:style-name="a5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208">
          <svg:title/>
          <svg:desc/>
          <draw:custom-shape svg:x="12.55903in" svg:y="0in" svg:width="0.4566in" svg:height="0.56076in" draw:id="id209" draw:layer="Master1-bg" draw:style-name="a4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4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4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4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4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45" draw:name="Title 1" svg:x="1.24826in" svg:y="0.67642in" svg:width="10.83333in" svg:height="1.61698in" presentation:class="title" presentation:placeholder="false">
        <draw:text-box>
          <text:p text:style-name="a444" text:class-names="" text:cond-style-name=""><text:span text:style-name="a442" text:class-names="">Click to edit Master title style</text:span><text:span text:style-name="a443" text:class-names=""/></text:p>
        </draw:text-box>
        <svg:title/>
        <svg:desc/>
      </draw:frame>
      <draw:frame draw:id="id202" presentation:style-name="a462" draw:name="Content Placeholder 2" svg:x="1.24826in" svg:y="2.46007in" svg:width="5.33507in" svg:height="3.87327in" presentation:class="object" presentation:placeholder="false">
        <draw:text-box>
          <text:list text:style-name="a448">
            <text:list-item>
              <text:p text:style-name="a447" text:class-names="" text:cond-style-name=""><text:span text:style-name="a446" text:class-names="">Click to edit Master text styles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Second level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Third level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8" text:class-names="">Fifth level</text:span><text:span text:style-name="a4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79" draw:name="Content Placeholder 3" svg:x="6.75in" svg:y="2.46007in" svg:width="5.3316in" svg:height="3.87327in" presentation:class="object" presentation:placeholder="false">
        <draw:text-box>
          <text:list text:style-name="a465">
            <text:list-item>
              <text:p text:style-name="a464" text:class-names="" text:cond-style-name=""><text:span text:style-name="a463" text:class-names="">Click to edit Master text styles</text:span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Second level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p text:style-name="a470" text:class-names="" text:cond-style-name=""><text:span text:style-name="a469" text:class-names="">Third level</text:span></text:p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p text:style-name="a473" text:class-names="" text:cond-style-name=""><text:span text:style-name="a4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5" text:class-names="">Fifth level</text:span><text:span text:style-name="a4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83" draw:name="Date Placeholder 4" svg:x="8.15499in" svg:y="6.43403in" svg:width="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1/1/2000</text:date></text:span></text:p>
        </draw:text-box>
        <svg:title/>
        <svg:desc/>
      </draw:frame>
      <draw:frame draw:id="id205" presentation:style-name="a486" draw:name="Footer Placeholder 5" svg:x="1.24826in" svg:y="6.43403in" svg:width="6.82339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206" presentation:style-name="a489" draw:name="Slide Number Placeholder 6" svg:x="11.23832in" svg:y="6.43403in" svg:width="0.84327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565">
      <draw:frame draw:id="id246" draw:layer="Master1-bg" draw:style-name="a56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247">
        <svg:title/>
        <svg:desc/>
        <draw:g draw:name="Group 11" draw:id="id256">
          <svg:title/>
          <svg:desc/>
          <draw:custom-shape svg:x="0.125in" svg:y="0.00521in" svg:width="0.02604in" svg:height="2.38542in" draw:id="id268" draw:layer="Master1-bg" draw:style-name="a64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4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4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5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5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5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5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5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6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6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6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6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6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7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7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7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7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7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8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8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8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8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68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69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69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69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69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2" draw:id="id257">
          <svg:title/>
          <svg:desc/>
          <draw:custom-shape svg:x="12.55903in" svg:y="0in" svg:width="0.4566in" svg:height="0.56076in" draw:id="id258" draw:layer="Master1-bg" draw:style-name="a62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2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2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3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3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3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3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3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4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4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70" draw:name="Title 1" svg:x="1.24826in" svg:y="0.67708in" svg:width="10.83333in" svg:height="1.61632in" presentation:class="title" presentation:placeholder="false">
        <draw:text-box>
          <text:p text:style-name="a569" text:class-names="" text:cond-style-name=""><text:span text:style-name="a567" text:class-names="">Click to edit Master title style</text:span><text:span text:style-name="a568" text:class-names=""/></text:p>
        </draw:text-box>
        <svg:title/>
        <svg:desc/>
      </draw:frame>
      <draw:frame draw:id="id249" presentation:style-name="a574" draw:name="Text Placeholder 2" svg:x="1.49827in" svg:y="2.46007in" svg:width="5.08506in" svg:height="0.90104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</draw:text-box>
        <svg:title/>
        <svg:desc/>
      </draw:frame>
      <draw:frame draw:id="id250" presentation:style-name="a591" draw:name="Content Placeholder 3" svg:x="1.24826in" svg:y="3.36111in" svg:width="5.33507in" svg:height="2.97222in" presentation:class="object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Second level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hird level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Fifth level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595" draw:name="Text Placeholder 4" svg:x="7.00001in" svg:y="2.46007in" svg:width="5.08159in" svg:height="0.90104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Click to edit Master text styles</text:span></text:p>
            </text:list-item>
          </text:list>
        </draw:text-box>
        <svg:title/>
        <svg:desc/>
      </draw:frame>
      <draw:frame draw:id="id252" presentation:style-name="a612" draw:name="Content Placeholder 5" svg:x="6.75in" svg:y="3.36111in" svg:width="5.33159in" svg:height="2.97222in" presentation:class="object" presentation:placeholder="false">
        <draw:text-box>
          <text:list text:style-name="a598">
            <text:list-item>
              <text:p text:style-name="a597" text:class-names="" text:cond-style-name=""><text:span text:style-name="a596" text:class-names="">Click to edit Master text styles</text:span></text:p>
            </text:list-item>
          </text:list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Second level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Third level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8" text:class-names="">Fifth level</text:span><text:span text:style-name="a6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6" draw:name="Date Placeholder 6" svg:x="8.15499in" svg:y="6.43403in" svg:width="3in" svg:height="0.39931in" presentation:class="date-time" presentation:placeholder="false">
        <draw:text-box>
          <text:p text:style-name="a615" text:class-names="" text:cond-style-name=""><text:span text:style-name="a613" text:class-names=""><text:date text:fixed="false" style:data-style-name="a614">1/1/2000</text:date></text:span></text:p>
        </draw:text-box>
        <svg:title/>
        <svg:desc/>
      </draw:frame>
      <draw:frame draw:id="id254" presentation:style-name="a619" draw:name="Footer Placeholder 7" svg:x="1.24826in" svg:y="6.43403in" svg:width="6.82339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255" presentation:style-name="a622" draw:name="Slide Number Placeholder 8" svg:x="11.23832in" svg:y="6.43403in" svg:width="0.84327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698">
      <draw:frame draw:id="id295" draw:layer="Master1-bg" draw:style-name="a69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6" draw:id="id296">
        <svg:title/>
        <svg:desc/>
        <draw:g draw:name="Group 7" draw:id="id301">
          <svg:title/>
          <svg:desc/>
          <draw:custom-shape svg:x="0.125in" svg:y="0.00521in" svg:width="0.02604in" svg:height="2.38542in" draw:id="id313" draw:layer="Master1-bg" draw:style-name="a73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3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3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4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4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4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4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4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5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5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5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5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5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6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6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6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6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6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7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7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7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7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7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8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8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8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78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8" draw:id="id302">
          <svg:title/>
          <svg:desc/>
          <draw:custom-shape svg:x="12.55903in" svg:y="0in" svg:width="0.4566in" svg:height="0.56076in" draw:id="id303" draw:layer="Master1-bg" draw:style-name="a71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1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1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2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2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2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2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2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3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3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03" draw:name="Title 1" svg:x="1.24826in" svg:y="0.67642in" svg:width="10.83333in" svg:height="1.61698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298" presentation:style-name="a707" draw:name="Date Placeholder 2" svg:x="8.15499in" svg:y="6.43403in" svg:width="3in" svg:height="0.39931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1/1/2000</text:date></text:span></text:p>
        </draw:text-box>
        <svg:title/>
        <svg:desc/>
      </draw:frame>
      <draw:frame draw:id="id299" presentation:style-name="a710" draw:name="Footer Placeholder 3" svg:x="1.24826in" svg:y="6.43403in" svg:width="6.82339in" svg:height="0.39931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300" presentation:style-name="a713" draw:name="Slide Number Placeholder 4" svg:x="11.23832in" svg:y="6.43403in" svg:width="0.84327in" svg:height="0.39931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789">
      <draw:frame draw:id="id340" draw:layer="Master1-bg" draw:style-name="a790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5" draw:id="id341">
        <svg:title/>
        <svg:desc/>
        <draw:g draw:name="Group 6" draw:id="id345">
          <svg:title/>
          <svg:desc/>
          <draw:custom-shape svg:x="0.125in" svg:y="0.00521in" svg:width="0.02604in" svg:height="2.38542in" draw:id="id357" draw:layer="Master1-bg" draw:style-name="a82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2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2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2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3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3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3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3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3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4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4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4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4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4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5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5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5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5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5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6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6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6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6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6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7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7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7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7" draw:id="id346">
          <svg:title/>
          <svg:desc/>
          <draw:custom-shape svg:x="12.55903in" svg:y="0in" svg:width="0.4566in" svg:height="0.56076in" draw:id="id347" draw:layer="Master1-bg" draw:style-name="a80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0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0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0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1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1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1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1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1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2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794" draw:name="Date Placeholder 1" svg:x="8.15499in" svg:y="6.43403in" svg:width="3in" svg:height="0.39931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1/1/2000</text:date></text:span></text:p>
        </draw:text-box>
        <svg:title/>
        <svg:desc/>
      </draw:frame>
      <draw:frame draw:id="id343" presentation:style-name="a797" draw:name="Footer Placeholder 2" svg:x="1.24826in" svg:y="6.43403in" svg:width="6.82339in" svg:height="0.39931in" presentation:class="footer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344" presentation:style-name="a800" draw:name="Slide Number Placeholder 3" svg:x="11.23832in" svg:y="6.43403in" svg:width="0.84327in" svg:height="0.39931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876">
      <draw:frame draw:id="id384" draw:layer="Master1-bg" draw:style-name="a87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385">
        <svg:title/>
        <svg:desc/>
        <draw:g draw:name="Group 9" draw:id="id392">
          <svg:title/>
          <svg:desc/>
          <draw:custom-shape svg:x="0.125in" svg:y="0.00521in" svg:width="0.02604in" svg:height="2.38542in" draw:id="id404" draw:layer="Master1-bg" draw:style-name="a93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3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3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4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4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4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4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4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5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5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5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5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5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6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6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6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6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6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7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7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7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7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7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8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98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98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98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393">
          <svg:title/>
          <svg:desc/>
          <draw:custom-shape svg:x="12.55903in" svg:y="0in" svg:width="0.4566in" svg:height="0.56076in" draw:id="id394" draw:layer="Master1-bg" draw:style-name="a91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1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1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2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2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2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2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2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3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3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81" draw:name="Title 1" svg:x="1.25405in" svg:y="0.66667in" svg:width="4.21701in" svg:height="1.7934in" presentation:class="title" presentation:placeholder="false">
        <draw:text-box>
          <text:p text:style-name="a880" text:class-names="" text:cond-style-name=""><text:span text:style-name="a878" text:class-names="">Click to edit Master title style</text:span><text:span text:style-name="a879" text:class-names=""/></text:p>
        </draw:text-box>
        <svg:title/>
        <svg:desc/>
      </draw:frame>
      <draw:frame draw:id="id387" presentation:style-name="a898" draw:name="Content Placeholder 2" svg:x="5.63889in" svg:y="0.64815in" svg:width="6.4427in" svg:height="5.68519in" presentation:class="object" presentation:placeholder="false">
        <draw:text-box>
          <text:list text:style-name="a884">
            <text:list-item>
              <text:p text:style-name="a883" text:class-names="" text:cond-style-name=""><text:span text:style-name="a882" text:class-names="">Click to edit Master text styles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02" draw:name="Text Placeholder 3" svg:x="1.25405in" svg:y="2.46007in" svg:width="4.21701in" svg:height="3.87327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Click to edit Master text styles</text:span></text:p>
            </text:list-item>
          </text:list>
        </draw:text-box>
        <svg:title/>
        <svg:desc/>
      </draw:frame>
      <draw:frame draw:id="id389" presentation:style-name="a906" draw:name="Date Placeholder 4" svg:x="8.15499in" svg:y="6.43403in" svg:width="3in" svg:height="0.39931in" presentation:class="date-time" presentation:placeholder="false">
        <draw:text-box>
          <text:p text:style-name="a905" text:class-names="" text:cond-style-name=""><text:span text:style-name="a903" text:class-names=""><text:date text:fixed="false" style:data-style-name="a904">1/1/2000</text:date></text:span></text:p>
        </draw:text-box>
        <svg:title/>
        <svg:desc/>
      </draw:frame>
      <draw:frame draw:id="id390" presentation:style-name="a909" draw:name="Footer Placeholder 5" svg:x="1.24826in" svg:y="6.43403in" svg:width="6.82339in" svg:height="0.39931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391" presentation:style-name="a912" draw:name="Slide Number Placeholder 6" svg:x="11.23832in" svg:y="6.43403in" svg:width="0.84327in" svg:height="0.39931in" presentation:class="page-number" presentation:placeholder="false">
        <draw:text-box>
          <text:p text:style-name="a911" text:class-names="" text:cond-style-name=""><text:span text:style-name="a9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988">
      <draw:frame draw:id="id431" draw:layer="Master1-bg" draw:style-name="a98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432">
        <svg:title/>
        <svg:desc/>
        <draw:g draw:name="Group 9" draw:id="id439">
          <svg:title/>
          <svg:desc/>
          <draw:custom-shape svg:x="0.125in" svg:y="0.00521in" svg:width="0.02604in" svg:height="2.38542in" draw:id="id451" draw:layer="Master1-bg" draw:style-name="a10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0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0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0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40">
          <svg:title/>
          <svg:desc/>
          <draw:custom-shape svg:x="12.55903in" svg:y="0in" svg:width="0.4566in" svg:height="0.56076in" draw:id="id441" draw:layer="Master1-bg" draw:style-name="a10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993" draw:name="Title 1" svg:x="1.24826in" svg:y="0.66667in" svg:width="6.49006in" svg:height="1.7934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draw:frame draw:id="id434" presentation:style-name="a997" draw:name="Picture Placeholder 2" svg:x="8.07165in" svg:y="0.66667in" svg:width="4.00994in" svg:height="5.66667in" presentation:class="graphic" presentation:placeholder="false">
        <draw:text-box>
          <text:p text:style-name="a996" text:class-names="" text:cond-style-name=""><text:span text:style-name="a994" text:class-names="">Click icon to add picture</text:span><text:span text:style-name="a995" text:class-names=""/></text:p>
        </draw:text-box>
        <svg:title/>
        <svg:desc/>
      </draw:frame>
      <draw:frame draw:id="id435" presentation:style-name="a1001" draw:name="Text Placeholder 3" svg:x="1.24826in" svg:y="2.46007in" svg:width="6.49006in" svg:height="3.87327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Click to edit Master text styles</text:span></text:p>
            </text:list-item>
          </text:list>
        </draw:text-box>
        <svg:title/>
        <svg:desc/>
      </draw:frame>
      <draw:frame draw:id="id436" presentation:style-name="a1005" draw:name="Date Placeholder 4" svg:x="8.15499in" svg:y="6.43403in" svg:width="3in" svg:height="0.39931in" presentation:class="date-time" presentation:placeholder="false">
        <draw:text-box>
          <text:p text:style-name="a1004" text:class-names="" text:cond-style-name=""><text:span text:style-name="a1002" text:class-names=""><text:date text:fixed="false" style:data-style-name="a1003">1/1/2000</text:date></text:span></text:p>
        </draw:text-box>
        <svg:title/>
        <svg:desc/>
      </draw:frame>
      <draw:frame draw:id="id437" presentation:style-name="a1008" draw:name="Footer Placeholder 5" svg:x="1.24826in" svg:y="6.43403in" svg:width="6.82339in" svg:height="0.39931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438" presentation:style-name="a1011" draw:name="Slide Number Placeholder 6" svg:x="11.23832in" svg:y="6.43403in" svg:width="0.84327in" svg:height="0.39931in" presentation:class="page-number" presentation:placeholder="false">
        <draw:text-box>
          <text:p text:style-name="a1010" text:class-names="" text:cond-style-name=""><text:span text:style-name="a10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1087">
      <draw:frame draw:id="id478" draw:layer="Master1-bg" draw:style-name="a108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479">
        <svg:title/>
        <svg:desc/>
        <draw:g draw:name="Group 9" draw:id="id486">
          <svg:title/>
          <svg:desc/>
          <draw:custom-shape svg:x="0.125in" svg:y="0.00521in" svg:width="0.02604in" svg:height="2.38542in" draw:id="id498" draw:layer="Master1-bg" draw:style-name="a11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1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1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1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1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87">
          <svg:title/>
          <svg:desc/>
          <draw:custom-shape svg:x="12.55903in" svg:y="0in" svg:width="0.4566in" svg:height="0.56076in" draw:id="id488" draw:layer="Master1-bg" draw:style-name="a11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092" draw:name="Title 1" svg:x="1.24826in" svg:y="4.70764in" svg:width="10.84028in" svg:height="0.89606in" presentation:class="title" presentation:placeholder="false">
        <draw:text-box>
          <text:p text:style-name="a1091" text:class-names="" text:cond-style-name=""><text:span text:style-name="a1089" text:class-names="">Click to edit Master title style</text:span><text:span text:style-name="a1090" text:class-names=""/></text:p>
        </draw:text-box>
        <svg:title/>
        <svg:desc/>
      </draw:frame>
      <draw:frame draw:id="id481" presentation:style-name="a1096" draw:name="Picture Placeholder 2" svg:x="1.24826in" svg:y="0.6632in" svg:width="10.84028in" svg:height="3.60868in" presentation:class="graphic" presentation:placeholder="false">
        <draw:text-box>
          <text:p text:style-name="a1095" text:class-names="" text:cond-style-name=""><text:span text:style-name="a1093" text:class-names="">Click icon to add picture</text:span><text:span text:style-name="a1094" text:class-names=""/></text:p>
        </draw:text-box>
        <svg:title/>
        <svg:desc/>
      </draw:frame>
      <draw:frame draw:id="id482" presentation:style-name="a1100" draw:name="Text Placeholder 3" svg:x="1.24821in" svg:y="5.6037in" svg:width="10.83865in" svg:height="0.74636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Click to edit Master text styles</text:span></text:p>
            </text:list-item>
          </text:list>
        </draw:text-box>
        <svg:title/>
        <svg:desc/>
      </draw:frame>
      <draw:frame draw:id="id483" presentation:style-name="a1104" draw:name="Date Placeholder 4" svg:x="8.15499in" svg:y="6.43403in" svg:width="3in" svg:height="0.39931in" presentation:class="date-time" presentation:placeholder="false">
        <draw:text-box>
          <text:p text:style-name="a1103" text:class-names="" text:cond-style-name=""><text:span text:style-name="a1101" text:class-names=""><text:date text:fixed="false" style:data-style-name="a1102">1/1/2000</text:date></text:span></text:p>
        </draw:text-box>
        <svg:title/>
        <svg:desc/>
      </draw:frame>
      <draw:frame draw:id="id484" presentation:style-name="a1107" draw:name="Footer Placeholder 5" svg:x="1.24826in" svg:y="6.43403in" svg:width="6.82339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485" presentation:style-name="a1110" draw:name="Slide Number Placeholder 6" svg:x="11.23832in" svg:y="6.43403in" svg:width="0.84327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1186">
      <draw:frame draw:id="id525" draw:layer="Master1-bg" draw:style-name="a118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526">
        <svg:title/>
        <svg:desc/>
        <draw:g draw:name="Group 9" draw:id="id532">
          <svg:title/>
          <svg:desc/>
          <draw:custom-shape svg:x="0.125in" svg:y="0.00521in" svg:width="0.02604in" svg:height="2.38542in" draw:id="id544" draw:layer="Master1-bg" draw:style-name="a12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2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2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533">
          <svg:title/>
          <svg:desc/>
          <draw:custom-shape svg:x="12.55903in" svg:y="0in" svg:width="0.4566in" svg:height="0.56076in" draw:id="id534" draw:layer="Master1-bg" draw:style-name="a12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191" draw:name="Title 1" svg:x="1.24831in" svg:y="0.66667in" svg:width="10.83328in" svg:height="3.75in" presentation:class="title" presentation:placeholder="false">
        <draw:text-box>
          <text:p text:style-name="a1190" text:class-names="" text:cond-style-name=""><text:span text:style-name="a1188" text:class-names="">Click to edit Master title style</text:span><text:span text:style-name="a1189" text:class-names=""/></text:p>
        </draw:text-box>
        <svg:title/>
        <svg:desc/>
      </draw:frame>
      <draw:frame draw:id="id528" presentation:style-name="a1195" draw:name="Text Placeholder 3" svg:x="1.24826in" svg:y="4.83333in" svg:width="10.83165in" svg:height="1.5in" presentation:class="outline" presentation:placeholder="false">
        <draw:text-box>
          <text:list text:style-name="a1194">
            <text:list-item>
              <text:p text:style-name="a1193" text:class-names="" text:cond-style-name=""><text:span text:style-name="a1192" text:class-names="">Click to edit Master text styles</text:span></text:p>
            </text:list-item>
          </text:list>
        </draw:text-box>
        <svg:title/>
        <svg:desc/>
      </draw:frame>
      <draw:frame draw:id="id529" presentation:style-name="a1199" draw:name="Date Placeholder 4" svg:x="8.15499in" svg:y="6.43403in" svg:width="3in" svg:height="0.39931in" presentation:class="date-time" presentation:placeholder="false">
        <draw:text-box>
          <text:p text:style-name="a1198" text:class-names="" text:cond-style-name=""><text:span text:style-name="a1196" text:class-names=""><text:date text:fixed="false" style:data-style-name="a1197">1/1/2000</text:date></text:span></text:p>
        </draw:text-box>
        <svg:title/>
        <svg:desc/>
      </draw:frame>
      <draw:frame draw:id="id530" presentation:style-name="a1202" draw:name="Footer Placeholder 5" svg:x="1.24826in" svg:y="6.43403in" svg:width="6.82339in" svg:height="0.39931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531" presentation:style-name="a1205" draw:name="Slide Number Placeholder 6" svg:x="11.23832in" svg:y="6.43403in" svg:width="0.84327in" svg:height="0.39931in" presentation:class="page-number" presentation:placeholder="false">
        <draw:text-box>
          <text:p text:style-name="a1204" text:class-names="" text:cond-style-name=""><text:span text:style-name="a12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1281">
      <draw:frame draw:id="id571" draw:layer="Master1-bg" draw:style-name="a128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572">
        <svg:title/>
        <svg:desc/>
        <draw:g draw:name="Group 12" draw:id="id581">
          <svg:title/>
          <svg:desc/>
          <draw:custom-shape svg:x="0.125in" svg:y="0.00521in" svg:width="0.02604in" svg:height="2.38542in" draw:id="id593" draw:layer="Master1-bg" draw:style-name="a13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3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3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3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3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3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3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3" draw:id="id582">
          <svg:title/>
          <svg:desc/>
          <draw:custom-shape svg:x="12.55903in" svg:y="0in" svg:width="0.4566in" svg:height="0.56076in" draw:id="id583" draw:layer="Master1-bg" draw:style-name="a13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286" draw:name="Title 1" svg:x="1.5816in" svg:y="0.66667in" svg:width="10.17361in" svg:height="3.00572in" presentation:class="title" presentation:placeholder="false">
        <draw:text-box>
          <text:p text:style-name="a1285" text:class-names="" text:cond-style-name=""><text:span text:style-name="a1283" text:class-names="">Click to edit Master title style</text:span><text:span text:style-name="a1284" text:class-names=""/></text:p>
        </draw:text-box>
        <svg:title/>
        <svg:desc/>
      </draw:frame>
      <draw:frame draw:id="id574" presentation:style-name="a1290" draw:name="Text Placeholder 3" svg:x="1.88172in" svg:y="3.68062in" svg:width="9.57163in" svg:height="0.60036in" presentation:class="outline" presentation:placeholder="false">
        <draw:text-box>
          <text:list text:style-name="a1289">
            <text:list-item>
              <text:p text:style-name="a1288" text:class-names="" text:cond-style-name=""><text:span text:style-name="a1287" text:class-names="">Click to edit Master text styles</text:span></text:p>
            </text:list-item>
          </text:list>
        </draw:text-box>
        <svg:title/>
        <svg:desc/>
      </draw:frame>
      <draw:frame draw:id="id575" presentation:style-name="a1294" draw:name="Text Placeholder 3" svg:x="1.24826in" svg:y="4.71338in" svg:width="10.83334in" svg:height="1.62893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Click to edit Master text styles</text:span></text:p>
            </text:list-item>
          </text:list>
        </draw:text-box>
        <svg:title/>
        <svg:desc/>
      </draw:frame>
      <draw:frame draw:id="id576" presentation:style-name="a1298" draw:name="Date Placeholder 4" svg:x="8.15499in" svg:y="6.43403in" svg:width="3in" svg:height="0.39931in" presentation:class="date-time" presentation:placeholder="false">
        <draw:text-box>
          <text:p text:style-name="a1297" text:class-names="" text:cond-style-name=""><text:span text:style-name="a1295" text:class-names=""><text:date text:fixed="false" style:data-style-name="a1296">1/1/2000</text:date></text:span></text:p>
        </draw:text-box>
        <svg:title/>
        <svg:desc/>
      </draw:frame>
      <draw:frame draw:id="id577" presentation:style-name="a1301" draw:name="Footer Placeholder 5" svg:x="1.24826in" svg:y="6.43403in" svg:width="6.82339in" svg:height="0.39931in" presentation:class="footer" presentation:placeholder="false">
        <draw:text-box>
          <text:p text:style-name="a1300" text:class-names="" text:cond-style-name=""><text:span text:style-name="a1299" text:class-names=""/></text:p>
        </draw:text-box>
        <svg:title/>
        <svg:desc/>
      </draw:frame>
      <draw:frame draw:id="id578" presentation:style-name="a1304" draw:name="Slide Number Placeholder 6" svg:x="11.23832in" svg:y="6.43403in" svg:width="0.84327in" svg:height="0.39931in" presentation:class="page-number" presentation:placeholder="false">
        <draw:text-box>
          <text:p text:style-name="a1303" text:class-names="" text:cond-style-name=""><text:span text:style-name="a1302" text:class-names=""><text:page-number style:num-format="1" text:fixed="false">‹#›</text:page-number></text:span></text:p>
        </draw:text-box>
        <svg:title/>
        <svg:desc/>
      </draw:frame>
      <draw:frame draw:id="id579" draw:style-name="a1307" draw:name="TextBox 59" svg:x="0.98809in" svg:y="0.80096in" svg:width="0.66667in" svg:height="0.63952in">
        <draw:text-box>
          <text:p text:style-name="a1306" text:class-names="" text:cond-style-name=""><text:span text:style-name="a1305" text:class-names="">“</text:span></text:p>
        </draw:text-box>
        <svg:title/>
        <svg:desc/>
      </draw:frame>
      <draw:frame draw:id="id580" draw:style-name="a1310" draw:name="TextBox 60" svg:x="11.52381in" svg:y="3.02381in" svg:width="0.66667in" svg:height="0.63952in">
        <draw:text-box>
          <text:p text:style-name="a1309" text:class-names="" text:cond-style-name=""><text:span text:style-name="a1308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1386">
      <draw:frame draw:id="id620" draw:layer="Master1-bg" draw:style-name="a138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621">
        <svg:title/>
        <svg:desc/>
        <draw:g draw:name="Group 9" draw:id="id627">
          <svg:title/>
          <svg:desc/>
          <draw:custom-shape svg:x="0.125in" svg:y="0.00521in" svg:width="0.02604in" svg:height="2.38542in" draw:id="id639" draw:layer="Master1-bg" draw:style-name="a14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4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4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4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4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628">
          <svg:title/>
          <svg:desc/>
          <draw:custom-shape svg:x="12.55903in" svg:y="0in" svg:width="0.4566in" svg:height="0.56076in" draw:id="id629" draw:layer="Master1-bg" draw:style-name="a14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391" draw:name="Title 1" svg:x="1.24826in" svg:y="2.33382in" svg:width="10.83333in" svg:height="2.74698in" presentation:class="title" presentation:placeholder="false">
        <draw:text-box>
          <text:p text:style-name="a1390" text:class-names="" text:cond-style-name=""><text:span text:style-name="a1388" text:class-names="">Click to edit Master title style</text:span><text:span text:style-name="a1389" text:class-names=""/></text:p>
        </draw:text-box>
        <svg:title/>
        <svg:desc/>
      </draw:frame>
      <draw:frame draw:id="id623" presentation:style-name="a1395" draw:name="Text Placeholder 3" svg:x="1.24821in" svg:y="5.09367in" svg:width="10.8317in" svg:height="1.24742in" presentation:class="outline" presentation:placeholder="false">
        <draw:text-box>
          <text:list text:style-name="a1394">
            <text:list-item>
              <text:p text:style-name="a1393" text:class-names="" text:cond-style-name=""><text:span text:style-name="a1392" text:class-names="">Click to edit Master text styles</text:span></text:p>
            </text:list-item>
          </text:list>
        </draw:text-box>
        <svg:title/>
        <svg:desc/>
      </draw:frame>
      <draw:frame draw:id="id624" presentation:style-name="a1399" draw:name="Date Placeholder 4" svg:x="8.15499in" svg:y="6.43403in" svg:width="3in" svg:height="0.39931in" presentation:class="date-time" presentation:placeholder="false">
        <draw:text-box>
          <text:p text:style-name="a1398" text:class-names="" text:cond-style-name=""><text:span text:style-name="a1396" text:class-names=""><text:date text:fixed="false" style:data-style-name="a1397">1/1/2000</text:date></text:span></text:p>
        </draw:text-box>
        <svg:title/>
        <svg:desc/>
      </draw:frame>
      <draw:frame draw:id="id625" presentation:style-name="a1402" draw:name="Footer Placeholder 5" svg:x="1.24826in" svg:y="6.43403in" svg:width="6.82339in" svg:height="0.39931in" presentation:class="footer" presentation:placeholder="false">
        <draw:text-box>
          <text:p text:style-name="a1401" text:class-names="" text:cond-style-name=""><text:span text:style-name="a1400" text:class-names=""/></text:p>
        </draw:text-box>
        <svg:title/>
        <svg:desc/>
      </draw:frame>
      <draw:frame draw:id="id626" presentation:style-name="a1405" draw:name="Slide Number Placeholder 6" svg:x="11.23832in" svg:y="6.43403in" svg:width="0.84327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1481">
      <draw:frame draw:id="id666" draw:layer="Master1-bg" draw:style-name="a148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3" draw:id="id667">
        <svg:title/>
        <svg:desc/>
        <draw:g draw:name="Group 15" draw:id="id678">
          <svg:title/>
          <svg:desc/>
          <draw:custom-shape svg:x="0.125in" svg:y="0.00521in" svg:width="0.02604in" svg:height="2.38542in" draw:id="id690" draw:layer="Master1-bg" draw:style-name="a154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4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4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4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5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5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5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5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5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6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6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6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6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6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57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57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57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57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57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58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58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58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58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58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59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59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59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6" draw:id="id679">
          <svg:title/>
          <svg:desc/>
          <draw:custom-shape svg:x="12.55903in" svg:y="0in" svg:width="0.4566in" svg:height="0.56076in" draw:id="id680" draw:layer="Master1-bg" draw:style-name="a152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2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2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2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3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3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3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3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3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4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486" draw:name="Title 1" svg:x="1.24826in" svg:y="0.66667in" svg:width="10.83333in" svg:height="2.08333in" presentation:class="title" presentation:placeholder="false">
        <draw:text-box>
          <text:p text:style-name="a1485" text:class-names="" text:cond-style-name=""><text:span text:style-name="a1483" text:class-names="">Click to edit Master title style</text:span><text:span text:style-name="a1484" text:class-names=""/></text:p>
        </draw:text-box>
        <svg:title/>
        <svg:desc/>
      </draw:frame>
      <draw:frame draw:id="id669" presentation:style-name="a1490" draw:name="Text Placeholder 2" svg:x="1.24826in" svg:y="2.92483in" svg:width="3.49617in" svg:height="0.75in" presentation:class="outline" presentation:placeholder="false">
        <draw:text-box>
          <text:list text:style-name="a1489">
            <text:list-item>
              <text:p text:style-name="a1488" text:class-names="" text:cond-style-name=""><text:span text:style-name="a1487" text:class-names="">Click to edit Master text styles</text:span></text:p>
            </text:list-item>
          </text:list>
        </draw:text-box>
        <svg:title/>
        <svg:desc/>
      </draw:frame>
      <draw:frame draw:id="id670" presentation:style-name="a1494" draw:name="Text Placeholder 3" svg:x="1.23351in" svg:y="3.67483in" svg:width="3.50912in" svg:height="2.6585in" presentation:class="outline" presentation:placeholder="false">
        <draw:text-box>
          <text:list text:style-name="a1493">
            <text:list-item>
              <text:p text:style-name="a1492" text:class-names="" text:cond-style-name=""><text:span text:style-name="a1491" text:class-names="">Click to edit Master text styles</text:span></text:p>
            </text:list-item>
          </text:list>
        </draw:text-box>
        <svg:title/>
        <svg:desc/>
      </draw:frame>
      <draw:frame draw:id="id671" presentation:style-name="a1498" draw:name="Text Placeholder 4" svg:x="4.93741in" svg:y="2.9283in" svg:width="3.48249in" svg:height="0.75in" presentation:class="outline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Click to edit Master text styles</text:span></text:p>
            </text:list-item>
          </text:list>
        </draw:text-box>
        <svg:title/>
        <svg:desc/>
      </draw:frame>
      <draw:frame draw:id="id672" presentation:style-name="a1502" draw:name="Text Placeholder 3" svg:x="4.92587in" svg:y="3.6783in" svg:width="3.495in" svg:height="2.6585in" presentation:class="outline" presentation:placeholder="false">
        <draw:text-box>
          <text:list text:style-name="a1501">
            <text:list-item>
              <text:p text:style-name="a1500" text:class-names="" text:cond-style-name=""><text:span text:style-name="a1499" text:class-names="">Click to edit Master text styles</text:span></text:p>
            </text:list-item>
          </text:list>
        </draw:text-box>
        <svg:title/>
        <svg:desc/>
      </draw:frame>
      <draw:frame draw:id="id673" presentation:style-name="a1506" draw:name="Text Placeholder 4" svg:x="8.58753in" svg:y="2.92483in" svg:width="3.49406in" svg:height="0.75in" presentation:class="outline" presentation:placeholder="false">
        <draw:text-box>
          <text:list text:style-name="a1505">
            <text:list-item>
              <text:p text:style-name="a1504" text:class-names="" text:cond-style-name=""><text:span text:style-name="a1503" text:class-names="">Click to edit Master text styles</text:span></text:p>
            </text:list-item>
          </text:list>
        </draw:text-box>
        <svg:title/>
        <svg:desc/>
      </draw:frame>
      <draw:frame draw:id="id674" presentation:style-name="a1510" draw:name="Text Placeholder 3" svg:x="8.58753in" svg:y="3.67483in" svg:width="3.49406in" svg:height="2.6585in" presentation:class="outline" presentation:placeholder="false">
        <draw:text-box>
          <text:list text:style-name="a1509">
            <text:list-item>
              <text:p text:style-name="a1508" text:class-names="" text:cond-style-name=""><text:span text:style-name="a1507" text:class-names="">Click to edit Master text styles</text:span></text:p>
            </text:list-item>
          </text:list>
        </draw:text-box>
        <svg:title/>
        <svg:desc/>
      </draw:frame>
      <draw:frame draw:id="id675" presentation:style-name="a1514" draw:name="Date Placeholder 2" svg:x="8.15499in" svg:y="6.43403in" svg:width="3in" svg:height="0.39931in" presentation:class="date-time" presentation:placeholder="false">
        <draw:text-box>
          <text:p text:style-name="a1513" text:class-names="" text:cond-style-name=""><text:span text:style-name="a1511" text:class-names=""><text:date text:fixed="false" style:data-style-name="a1512">1/1/2000</text:date></text:span></text:p>
        </draw:text-box>
        <svg:title/>
        <svg:desc/>
      </draw:frame>
      <draw:frame draw:id="id676" presentation:style-name="a1517" draw:name="Footer Placeholder 3" svg:x="1.24826in" svg:y="6.43403in" svg:width="6.82339in" svg:height="0.39931in" presentation:class="footer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draw:frame draw:id="id677" presentation:style-name="a1520" draw:name="Slide Number Placeholder 4" svg:x="11.23832in" svg:y="6.43403in" svg:width="0.84327in" svg:height="0.39931in" presentation:class="page-number" presentation:placeholder="false">
        <draw:text-box>
          <text:p text:style-name="a1519" text:class-names="" text:cond-style-name=""><text:span text:style-name="a15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1596">
      <draw:frame draw:id="id717" draw:layer="Master1-bg" draw:style-name="a159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5" draw:id="id718">
        <svg:title/>
        <svg:desc/>
        <draw:g draw:name="Group 16" draw:id="id732">
          <svg:title/>
          <svg:desc/>
          <draw:custom-shape svg:x="0.125in" svg:y="0.00521in" svg:width="0.02604in" svg:height="2.38542in" draw:id="id744" draw:layer="Master1-bg" draw:style-name="a166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67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67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67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67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67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68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68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68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68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68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69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69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69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69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69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0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0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0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0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0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1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1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1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1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1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2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7" draw:id="id733">
          <svg:title/>
          <svg:desc/>
          <draw:custom-shape svg:x="12.55903in" svg:y="0in" svg:width="0.4566in" svg:height="0.56076in" draw:id="id734" draw:layer="Master1-bg" draw:style-name="a164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5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5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5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5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5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6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6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6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6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01" draw:name="Title 1" svg:x="1.24826in" svg:y="0.66667in" svg:width="10.83333in" svg:height="2.08333in" presentation:class="title" presentation:placeholder="false">
        <draw:text-box>
          <text:p text:style-name="a1600" text:class-names="" text:cond-style-name=""><text:span text:style-name="a1598" text:class-names="">Click to edit Master title style</text:span><text:span text:style-name="a1599" text:class-names=""/></text:p>
        </draw:text-box>
        <svg:title/>
        <svg:desc/>
      </draw:frame>
      <draw:frame draw:id="id720" presentation:style-name="a1605" draw:name="Text Placeholder 2" svg:x="1.24826in" svg:y="4.81692in" svg:width="3.49436in" svg:height="0.63021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Click to edit Master text styles</text:span></text:p>
            </text:list-item>
          </text:list>
        </draw:text-box>
        <svg:title/>
        <svg:desc/>
      </draw:frame>
      <draw:frame draw:id="id721" presentation:style-name="a1609" draw:name="Picture Placeholder 2" svg:x="1.24826in" svg:y="2.91666in" svg:width="3.49436in" svg:height="1.66667in" presentation:class="graphic" presentation:placeholder="false">
        <draw:text-box>
          <text:p text:style-name="a1608" text:class-names="" text:cond-style-name=""><text:span text:style-name="a1606" text:class-names="">Click icon to add picture</text:span><text:span text:style-name="a1607" text:class-names=""/></text:p>
        </draw:text-box>
        <svg:title/>
        <svg:desc/>
      </draw:frame>
      <draw:frame draw:id="id722" presentation:style-name="a1613" draw:name="Text Placeholder 3" svg:x="1.24826in" svg:y="5.44713in" svg:width="3.49436in" svg:height="0.8944in" presentation:class="outline" presentation:placeholder="false">
        <draw:text-box>
          <text:list text:style-name="a1612">
            <text:list-item>
              <text:p text:style-name="a1611" text:class-names="" text:cond-style-name=""><text:span text:style-name="a1610" text:class-names="">Click to edit Master text styles</text:span></text:p>
            </text:list-item>
          </text:list>
        </draw:text-box>
        <svg:title/>
        <svg:desc/>
      </draw:frame>
      <draw:frame draw:id="id723" presentation:style-name="a1617" draw:name="Text Placeholder 4" svg:x="4.90929in" svg:y="4.81692in" svg:width="3.5in" svg:height="0.63021in" presentation:class="outline" presentation:placeholder="false">
        <draw:text-box>
          <text:list text:style-name="a1616">
            <text:list-item>
              <text:p text:style-name="a1615" text:class-names="" text:cond-style-name=""><text:span text:style-name="a1614" text:class-names="">Click to edit Master text styles</text:span></text:p>
            </text:list-item>
          </text:list>
        </draw:text-box>
        <svg:title/>
        <svg:desc/>
      </draw:frame>
      <draw:frame draw:id="id724" presentation:style-name="a1621" draw:name="Picture Placeholder 2" svg:x="4.90929in" svg:y="2.91666in" svg:width="3.4984in" svg:height="1.66667in" presentation:class="graphic" presentation:placeholder="false">
        <draw:text-box>
          <text:p text:style-name="a1620" text:class-names="" text:cond-style-name=""><text:span text:style-name="a1618" text:class-names="">Click icon to add picture</text:span><text:span text:style-name="a1619" text:class-names=""/></text:p>
        </draw:text-box>
        <svg:title/>
        <svg:desc/>
      </draw:frame>
      <draw:frame draw:id="id725" presentation:style-name="a1625" draw:name="Text Placeholder 3" svg:x="4.90769in" svg:y="5.44713in" svg:width="3.5in" svg:height="0.8862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2" text:class-names="">Click to edit Master text styles</text:span></text:p>
            </text:list-item>
          </text:list>
        </draw:text-box>
        <svg:title/>
        <svg:desc/>
      </draw:frame>
      <draw:frame draw:id="id726" presentation:style-name="a1629" draw:name="Text Placeholder 4" svg:x="8.58767in" svg:y="4.81692in" svg:width="3.48944in" svg:height="0.63021in" presentation:class="outline" presentation:placeholder="false">
        <draw:text-box>
          <text:list text:style-name="a1628">
            <text:list-item>
              <text:p text:style-name="a1627" text:class-names="" text:cond-style-name=""><text:span text:style-name="a1626" text:class-names="">Click to edit Master text styles</text:span></text:p>
            </text:list-item>
          </text:list>
        </draw:text-box>
        <svg:title/>
        <svg:desc/>
      </draw:frame>
      <draw:frame draw:id="id727" presentation:style-name="a1633" draw:name="Picture Placeholder 2" svg:x="8.58753in" svg:y="2.91666in" svg:width="3.49406in" svg:height="1.66667in" presentation:class="graphic" presentation:placeholder="false">
        <draw:text-box>
          <text:p text:style-name="a1632" text:class-names="" text:cond-style-name=""><text:span text:style-name="a1630" text:class-names="">Click icon to add picture</text:span><text:span text:style-name="a1631" text:class-names=""/></text:p>
        </draw:text-box>
        <svg:title/>
        <svg:desc/>
      </draw:frame>
      <draw:frame draw:id="id728" presentation:style-name="a1637" draw:name="Text Placeholder 3" svg:x="8.58753in" svg:y="5.44713in" svg:width="3.49406in" svg:height="0.8862in" presentation:class="outline" presentation:placeholder="false">
        <draw:text-box>
          <text:list text:style-name="a1636">
            <text:list-item>
              <text:p text:style-name="a1635" text:class-names="" text:cond-style-name=""><text:span text:style-name="a1634" text:class-names="">Click to edit Master text styles</text:span></text:p>
            </text:list-item>
          </text:list>
        </draw:text-box>
        <svg:title/>
        <svg:desc/>
      </draw:frame>
      <draw:frame draw:id="id729" presentation:style-name="a1641" draw:name="Date Placeholder 2" svg:x="8.15499in" svg:y="6.43403in" svg:width="3in" svg:height="0.39931in" presentation:class="date-time" presentation:placeholder="false">
        <draw:text-box>
          <text:p text:style-name="a1640" text:class-names="" text:cond-style-name=""><text:span text:style-name="a1638" text:class-names=""><text:date text:fixed="false" style:data-style-name="a1639">1/1/2000</text:date></text:span></text:p>
        </draw:text-box>
        <svg:title/>
        <svg:desc/>
      </draw:frame>
      <draw:frame draw:id="id730" presentation:style-name="a1644" draw:name="Footer Placeholder 3" svg:x="1.24826in" svg:y="6.43403in" svg:width="6.82339in" svg:height="0.39931in" presentation:class="footer" presentation:placeholder="false">
        <draw:text-box>
          <text:p text:style-name="a1643" text:class-names="" text:cond-style-name=""><text:span text:style-name="a1642" text:class-names=""/></text:p>
        </draw:text-box>
        <svg:title/>
        <svg:desc/>
      </draw:frame>
      <draw:frame draw:id="id731" presentation:style-name="a1647" draw:name="Slide Number Placeholder 4" svg:x="11.23832in" svg:y="6.43403in" svg:width="0.84327in" svg:height="0.39931in" presentation:class="page-number" presentation:placeholder="false">
        <draw:text-box>
          <text:p text:style-name="a1646" text:class-names="" text:cond-style-name=""><text:span text:style-name="a16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1723">
      <draw:frame draw:id="id771" draw:layer="Master1-bg" draw:style-name="a1724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77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77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78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78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78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78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78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79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79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79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79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79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0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0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0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0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0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1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1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1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1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1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2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2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2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2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2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5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5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6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6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6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76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76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77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77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77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28" draw:name="Title 1" svg:x="1.24826in" svg:y="0.67642in" svg:width="10.83333in" svg:height="1.61698in" presentation:class="title" presentation:placeholder="false">
        <draw:text-box>
          <text:p text:style-name="a1727" text:class-names="" text:cond-style-name=""><text:span text:style-name="a1725" text:class-names="">Click to edit Master title style</text:span><text:span text:style-name="a1726" text:class-names=""/></text:p>
        </draw:text-box>
        <svg:title/>
        <svg:desc/>
      </draw:frame>
      <draw:frame draw:id="id774" presentation:style-name="a1745" draw:name="Vertical Text Placeholder 2" svg:x="1.24826in" svg:y="2.46007in" svg:width="10.83333in" svg:height="3.87327in" presentation:class="outline" presentation:placeholder="false">
        <draw:text-box>
          <text:list text:style-name="a1731">
            <text:list-item>
              <text:p text:style-name="a1730" text:class-names="" text:cond-style-name=""><text:span text:style-name="a1729" text:class-names="">Click to edit Master text styles</text:span></text:p>
            </text:list-item>
          </text:list>
          <text:list text:style-name="a1734">
            <text:list-item>
              <text:list text:style-name="a1734">
                <text:list-item>
                  <text:p text:style-name="a1733" text:class-names="" text:cond-style-name=""><text:span text:style-name="a1732" text:class-names="">Second level</text:span></text:p>
                </text:list-item>
              </text:list>
            </text:list-item>
          </text:list>
          <text:list text:style-name="a1737">
            <text:list-item>
              <text:list text:style-name="a1737">
                <text:list-item>
                  <text:list text:style-name="a1737">
                    <text:list-item>
                      <text:p text:style-name="a1736" text:class-names="" text:cond-style-name=""><text:span text:style-name="a17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40">
            <text:list-item>
              <text:list text:style-name="a1740">
                <text:list-item>
                  <text:list text:style-name="a1740">
                    <text:list-item>
                      <text:list text:style-name="a1740">
                        <text:list-item>
                          <text:p text:style-name="a1739" text:class-names="" text:cond-style-name=""><text:span text:style-name="a17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4">
            <text:list-item>
              <text:list text:style-name="a1744">
                <text:list-item>
                  <text:list text:style-name="a1744">
                    <text:list-item>
                      <text:list text:style-name="a1744">
                        <text:list-item>
                          <text:list text:style-name="a1744">
                            <text:list-item>
                              <text:p text:style-name="a1743" text:class-names="" text:cond-style-name=""><text:span text:style-name="a1741" text:class-names="">Fifth level</text:span><text:span text:style-name="a1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49" draw:name="Date Placeholder 3" svg:x="8.15499in" svg:y="6.43403in" svg:width="3in" svg:height="0.39931in" presentation:class="date-time" presentation:placeholder="false">
        <draw:text-box>
          <text:p text:style-name="a1748" text:class-names="" text:cond-style-name=""><text:span text:style-name="a1746" text:class-names=""><text:date text:fixed="false" style:data-style-name="a1747">1/1/2000</text:date></text:span></text:p>
        </draw:text-box>
        <svg:title/>
        <svg:desc/>
      </draw:frame>
      <draw:frame draw:id="id776" presentation:style-name="a1752" draw:name="Footer Placeholder 4" svg:x="1.24826in" svg:y="6.43403in" svg:width="6.82339in" svg:height="0.39931in" presentation:class="footer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777" presentation:style-name="a1755" draw:name="Slide Number Placeholder 5" svg:x="11.23832in" svg:y="6.43403in" svg:width="0.84327in" svg:height="0.39931in" presentation:class="page-number" presentation:placeholder="false">
        <draw:text-box>
          <text:p text:style-name="a1754" text:class-names="" text:cond-style-name=""><text:span text:style-name="a17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1831">
      <draw:frame draw:id="id817" draw:layer="Master1-bg" draw:style-name="a183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8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8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8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8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8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8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8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8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8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8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8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8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8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8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8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8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8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8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36" draw:name="Vertical Title 1" svg:x="9.88889in" svg:y="0.66667in" svg:width="2.19271in" svg:height="5.66667in" presentation:class="title" presentation:placeholder="false">
        <draw:text-box>
          <text:p text:style-name="a1835" text:class-names="" text:cond-style-name=""><text:span text:style-name="a1833" text:class-names="">Click to edit Master title style</text:span><text:span text:style-name="a1834" text:class-names=""/></text:p>
        </draw:text-box>
        <svg:title/>
        <svg:desc/>
      </draw:frame>
      <draw:frame draw:id="id820" presentation:style-name="a1853" draw:name="Vertical Text Placeholder 2" svg:x="1.24826in" svg:y="0.66667in" svg:width="8.47396in" svg:height="5.66667in" presentation:class="outline" presentation:placeholder="false">
        <draw:text-box>
          <text:list text:style-name="a1839">
            <text:list-item>
              <text:p text:style-name="a1838" text:class-names="" text:cond-style-name=""><text:span text:style-name="a1837" text:class-names="">Click to edit Master text styles</text:span></text:p>
            </text:list-item>
          </text:list>
          <text:list text:style-name="a1842">
            <text:list-item>
              <text:list text:style-name="a1842">
                <text:list-item>
                  <text:p text:style-name="a1841" text:class-names="" text:cond-style-name=""><text:span text:style-name="a1840" text:class-names="">Second level</text:span></text:p>
                </text:list-item>
              </text:list>
            </text:list-item>
          </text:list>
          <text:list text:style-name="a1845">
            <text:list-item>
              <text:list text:style-name="a1845">
                <text:list-item>
                  <text:list text:style-name="a1845">
                    <text:list-item>
                      <text:p text:style-name="a1844" text:class-names="" text:cond-style-name=""><text:span text:style-name="a1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8">
            <text:list-item>
              <text:list text:style-name="a1848">
                <text:list-item>
                  <text:list text:style-name="a1848">
                    <text:list-item>
                      <text:list text:style-name="a1848">
                        <text:list-item>
                          <text:p text:style-name="a1847" text:class-names="" text:cond-style-name=""><text:span text:style-name="a1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2">
            <text:list-item>
              <text:list text:style-name="a1852">
                <text:list-item>
                  <text:list text:style-name="a1852">
                    <text:list-item>
                      <text:list text:style-name="a1852">
                        <text:list-item>
                          <text:list text:style-name="a1852">
                            <text:list-item>
                              <text:p text:style-name="a1851" text:class-names="" text:cond-style-name=""><text:span text:style-name="a1849" text:class-names="">Fifth level</text:span><text:span text:style-name="a18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57" draw:name="Date Placeholder 3" svg:x="8.15499in" svg:y="6.43403in" svg:width="3in" svg:height="0.39931in" presentation:class="date-time" presentation:placeholder="false">
        <draw:text-box>
          <text:p text:style-name="a1856" text:class-names="" text:cond-style-name=""><text:span text:style-name="a1854" text:class-names=""><text:date text:fixed="false" style:data-style-name="a1855">1/1/2000</text:date></text:span></text:p>
        </draw:text-box>
        <svg:title/>
        <svg:desc/>
      </draw:frame>
      <draw:frame draw:id="id822" presentation:style-name="a1860" draw:name="Footer Placeholder 4" svg:x="1.24826in" svg:y="6.43403in" svg:width="6.82339in" svg:height="0.39931in" presentation:class="footer" presentation:placeholder="false">
        <draw:text-box>
          <text:p text:style-name="a1859" text:class-names="" text:cond-style-name=""><text:span text:style-name="a1858" text:class-names=""/></text:p>
        </draw:text-box>
        <svg:title/>
        <svg:desc/>
      </draw:frame>
      <draw:frame draw:id="id823" presentation:style-name="a1863" draw:name="Slide Number Placeholder 5" svg:x="11.23832in" svg:y="6.43403in" svg:width="0.84327in" svg:height="0.39931in" presentation:class="page-number" presentation:placeholder="false">
        <draw:text-box>
          <text:p text:style-name="a1862" text:class-names="" text:cond-style-name=""><text:span text:style-name="a1861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PA</dc:title>
    <meta:initial-creator>anders knudsen</meta:initial-creator>
    <dc:creator>anders knudsen</dc:creator>
    <meta:creation-date>2019-06-10T18:37:48Z</meta:creation-date>
    <dc:date>2019-06-10T18:46:15Z</dc:date>
    <meta:template xlink:href="TM04033919%5b%5bfn=Circuit%5d%5d" xlink:type="simple"/>
    <meta:editing-cycles>1</meta:editing-cycles>
    <meta:editing-duration>PT506S</meta:editing-duration>
    <meta:document-statistic meta:paragraph-count="19" meta:word-count="74"/>
  </office:meta>
</office:document-meta>
</file>